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5" style:family="paragraph" style:parent-style-name="Standard">
      <style:text-properties fo:color="#000000" loext:opacity="100%" style:font-name="Liberation Serif" officeooo:paragraph-rsid="0063b86d" fo:background-color="#fffffe"/>
    </style:style>
    <style:style style:name="P26" style:family="paragraph" style:parent-style-name="Standard">
      <style:text-properties fo:color="#000000" loext:opacity="100%" style:font-name="Liberation Serif" officeooo:paragraph-rsid="0064c810" fo:background-color="#fffffe"/>
    </style:style>
    <style:style style:name="P27" style:family="paragraph" style:parent-style-name="Standard">
      <style:text-properties fo:color="#000000" loext:opacity="100%" style:font-name="Liberation Serif" officeooo:paragraph-rsid="0065bd30" fo:background-color="#fffffe"/>
    </style:style>
    <style:style style:name="P28" style:family="paragraph" style:parent-style-name="Standard">
      <style:text-properties fo:color="#000000" loext:opacity="100%" style:font-name="Liberation Serif" officeooo:paragraph-rsid="0066debd" fo:background-color="#fffffe"/>
    </style:style>
    <style:style style:name="P29"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30"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31"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32" style:family="paragraph" style:parent-style-name="Standard">
      <style:text-properties fo:color="#000000" loext:opacity="100%" style:font-name="Liberation Serif" officeooo:rsid="00b1b95f" officeooo:paragraph-rsid="00b1b95f" fo:background-color="#fffffe"/>
    </style:style>
    <style:style style:name="P33" style:family="paragraph" style:parent-style-name="Standard">
      <style:text-properties fo:color="#000000" loext:opacity="100%" style:font-name="Liberation Serif" officeooo:rsid="00b1b95f" officeooo:paragraph-rsid="00c20060" fo:background-color="#fffffe"/>
    </style:style>
    <style:style style:name="P34" style:family="paragraph" style:parent-style-name="Standard">
      <style:text-properties fo:color="#000000" loext:opacity="100%" style:font-name="Liberation Serif" officeooo:paragraph-rsid="00b8d30e" fo:background-color="#fffffe"/>
    </style:style>
    <style:style style:name="P35" style:family="paragraph" style:parent-style-name="Standard">
      <style:text-properties fo:color="#000000" loext:opacity="100%" style:font-name="Liberation Serif" officeooo:paragraph-rsid="00be9893" fo:background-color="#fffffe"/>
    </style:style>
    <style:style style:name="P36" style:family="paragraph" style:parent-style-name="Standard">
      <style:text-properties fo:color="#000000" loext:opacity="100%" style:font-name="Liberation Serif" officeooo:paragraph-rsid="00c18097" fo:background-color="#fffffe"/>
    </style:style>
    <style:style style:name="P37" style:family="paragraph" style:parent-style-name="Standard">
      <style:text-properties fo:color="#000000" loext:opacity="100%" style:font-name="Liberation Serif" officeooo:paragraph-rsid="00c20060" fo:background-color="#fffffe"/>
    </style:style>
    <style:style style:name="P38" style:family="paragraph" style:parent-style-name="Standard">
      <style:text-properties fo:color="#000000" loext:opacity="100%" style:font-name="Liberation Serif" officeooo:paragraph-rsid="00c4b776" fo:background-color="#fffffe"/>
    </style:style>
    <style:style style:name="P39" style:family="paragraph" style:parent-style-name="Standard">
      <style:text-properties fo:color="#000000" loext:opacity="100%" style:font-name="Liberation Serif" officeooo:paragraph-rsid="00dca49b" fo:background-color="#fffffe"/>
    </style:style>
    <style:style style:name="P40" style:family="paragraph" style:parent-style-name="Standard">
      <style:text-properties fo:color="#000000" loext:opacity="100%" style:font-name="Liberation Serif" officeooo:paragraph-rsid="00e18b38" fo:background-color="#fffffe"/>
    </style:style>
    <style:style style:name="P41" style:family="paragraph" style:parent-style-name="Standard">
      <style:text-properties fo:color="#000000" loext:opacity="100%" style:font-name="Liberation Serif" officeooo:rsid="0169bf03" fo:background-color="#fffffe"/>
    </style:style>
    <style:style style:name="P42" style:family="paragraph" style:parent-style-name="Standard">
      <style:text-properties fo:color="#000000" loext:opacity="100%" style:font-name="Liberation Serif" officeooo:rsid="016a51fb" fo:background-color="#fffffe"/>
    </style:style>
    <style:style style:name="P43" style:family="paragraph" style:parent-style-name="Standard">
      <style:text-properties fo:color="#000000" loext:opacity="100%" style:font-name="Liberation Serif" officeooo:paragraph-rsid="0187db24" fo:background-color="#fffffe"/>
    </style:style>
    <style:style style:name="P44" style:family="paragraph" style:parent-style-name="Standard">
      <style:text-properties fo:color="#000000" loext:opacity="100%" style:font-name="Liberation Serif" officeooo:paragraph-rsid="019d5311" fo:background-color="#fffffe"/>
    </style:style>
    <style:style style:name="P45" style:family="paragraph" style:parent-style-name="Standard">
      <style:text-properties fo:color="#000000" loext:opacity="100%" style:font-name="Liberation Serif" officeooo:paragraph-rsid="0111b712" fo:background-color="#fffffe"/>
    </style:style>
    <style:style style:name="P46" style:family="paragraph" style:parent-style-name="Standard">
      <style:text-properties fo:color="#000000" loext:opacity="100%" style:font-name="Liberation Serif" officeooo:paragraph-rsid="01252fab" fo:background-color="#fffffe"/>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6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10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10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1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3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32"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4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4"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7"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8"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93"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626e3" style:font-size-asian="10.5pt" style:font-weight-asian="normal" style:font-size-complex="12pt" style:font-weight-complex="normal"/>
    </style:style>
    <style:style style:name="P194"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95"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208"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9"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3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41"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42"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44"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49"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55"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56"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style:font-name="Liberation Serif" fo:font-size="12pt" style:text-underline-style="none" fo:font-weight="normal" officeooo:rsid="01171f13" officeooo:paragraph-rsid="012cc2b1"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61"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63"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64"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73"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74"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9544a6" style:font-size-asian="10.5pt" style:font-weight-asian="normal" style:font-size-complex="12pt" style:font-weight-complex="normal"/>
    </style:style>
    <style:style style:name="P275" style:family="paragraph" style:parent-style-name="Standard">
      <style:paragraph-properties fo:text-align="center" style:justify-single-word="false"/>
      <style:text-properties style:font-name="Liberation Serif" fo:font-size="12pt" style:text-underline-style="none" fo:font-weight="normal" officeooo:rsid="014eaed4" officeooo:paragraph-rsid="0152c5ee"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81"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84"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85"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89"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90"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91"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92"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95"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center" style:justify-single-word="false"/>
      <style:text-properties style:font-name="Liberation Serif" fo:font-size="12pt" fo:font-weight="normal" officeooo:paragraph-rsid="015c6710"/>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81de4" officeooo:paragraph-rsid="0063b86d"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07f433" officeooo:paragraph-rsid="0063b86d"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18"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319"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320"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21"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22"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23"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24"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25"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26" style:family="paragraph" style:parent-style-name="Standard">
      <style:paragraph-properties fo:text-align="start" style:justify-single-word="false"/>
      <style:text-properties style:font-name="Liberation Serif" fo:font-size="14pt" fo:font-weight="bold" officeooo:paragraph-rsid="0064c810" style:font-size-asian="14pt" style:font-weight-asian="bold" style:font-size-complex="14pt" style:font-weight-complex="bold"/>
    </style:style>
    <style:style style:name="P327"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28"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29" style:family="paragraph" style:parent-style-name="Standard">
      <style:paragraph-properties fo:text-align="start" style:justify-single-word="false"/>
      <style:text-properties officeooo:paragraph-rsid="00c20060"/>
    </style:style>
    <style:style style:name="P330" style:family="paragraph" style:parent-style-name="Standard">
      <style:paragraph-properties fo:text-align="start" style:justify-single-word="false"/>
      <style:text-properties officeooo:paragraph-rsid="01403150"/>
    </style:style>
    <style:style style:name="P33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32"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33"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3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3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3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4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4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4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4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46"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4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fo:background-color="#fffffe"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5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5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6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6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6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6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8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8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9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9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9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9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9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9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9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9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9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9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40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40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1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1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2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2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2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2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3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3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3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3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3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3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3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37" style:family="paragraph" style:parent-style-name="Standard">
      <style:paragraph-properties fo:text-align="center" style:justify-single-word="false"/>
      <style:text-properties officeooo:paragraph-rsid="007e6070"/>
    </style:style>
    <style:style style:name="P438" style:family="paragraph" style:parent-style-name="Standard">
      <style:paragraph-properties fo:text-align="center" style:justify-single-word="false"/>
      <style:text-properties officeooo:paragraph-rsid="009e45dd"/>
    </style:style>
    <style:style style:name="P439" style:family="paragraph" style:parent-style-name="Standard">
      <style:paragraph-properties fo:text-align="center" style:justify-single-word="false"/>
      <style:text-properties officeooo:paragraph-rsid="00a36996"/>
    </style:style>
    <style:style style:name="P440" style:family="paragraph" style:parent-style-name="Standard">
      <style:paragraph-properties fo:text-align="center" style:justify-single-word="false"/>
      <style:text-properties officeooo:paragraph-rsid="00ac631a"/>
    </style:style>
    <style:style style:name="P441" style:family="paragraph" style:parent-style-name="Standard">
      <style:paragraph-properties fo:text-align="center" style:justify-single-word="false"/>
      <style:text-properties officeooo:paragraph-rsid="00b5f856"/>
    </style:style>
    <style:style style:name="P442" style:family="paragraph" style:parent-style-name="Standard">
      <style:paragraph-properties fo:text-align="center" style:justify-single-word="false"/>
      <style:text-properties officeooo:paragraph-rsid="00b8d30e"/>
    </style:style>
    <style:style style:name="P443" style:family="paragraph" style:parent-style-name="Standard">
      <style:paragraph-properties fo:text-align="center" style:justify-single-word="false"/>
      <style:text-properties officeooo:paragraph-rsid="00be9893"/>
    </style:style>
    <style:style style:name="P444" style:family="paragraph" style:parent-style-name="Standard">
      <style:paragraph-properties fo:text-align="center" style:justify-single-word="false"/>
      <style:text-properties officeooo:paragraph-rsid="00c20060"/>
    </style:style>
    <style:style style:name="P445" style:family="paragraph" style:parent-style-name="Standard">
      <style:paragraph-properties fo:text-align="center" style:justify-single-word="false"/>
      <style:text-properties officeooo:paragraph-rsid="00dca49b"/>
    </style:style>
    <style:style style:name="P446" style:family="paragraph" style:parent-style-name="Standard">
      <style:paragraph-properties fo:text-align="center" style:justify-single-word="false"/>
      <style:text-properties officeooo:paragraph-rsid="01435818"/>
    </style:style>
    <style:style style:name="P447" style:family="paragraph" style:parent-style-name="Standard">
      <style:paragraph-properties fo:text-align="center" style:justify-single-word="false"/>
      <style:text-properties officeooo:paragraph-rsid="014950c1"/>
    </style:style>
    <style:style style:name="P448"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49" style:family="paragraph" style:parent-style-name="Standard">
      <style:text-properties fo:color="#a31515" loext:opacity="100%" style:font-name="Liberation Serif" fo:background-color="#fffffe"/>
    </style:style>
    <style:style style:name="P450" style:family="paragraph" style:parent-style-name="Standard">
      <style:paragraph-properties fo:text-align="start" style:justify-single-word="false"/>
      <style:text-properties fo:color="#a31515" loext:opacity="100%" style:font-name="Liberation Serif" fo:background-color="#fffffe"/>
    </style:style>
    <style:style style:name="P451"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52"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53" style:family="paragraph" style:parent-style-name="Standard">
      <style:text-properties fo:color="#a31515" loext:opacity="100%" style:font-name="Liberation Serif" officeooo:paragraph-rsid="01252fab" fo:background-color="#fffffe"/>
    </style:style>
    <style:style style:name="P454"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55"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56"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57"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58" style:family="paragraph" style:parent-style-name="Standard" style:list-style-name="L1">
      <style:paragraph-properties fo:text-align="start" style:justify-single-word="false"/>
      <style:text-properties officeooo:paragraph-rsid="0035cda4"/>
    </style:style>
    <style:style style:name="P459" style:family="paragraph" style:parent-style-name="Standard" style:list-style-name="L10">
      <style:paragraph-properties fo:text-align="start" style:justify-single-word="false"/>
      <style:text-properties officeooo:paragraph-rsid="014eaed4"/>
    </style:style>
    <style:style style:name="P460"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61"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6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6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64"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465"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66"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67"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68"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69"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70" style:family="paragraph" style:parent-style-name="Standard" style:list-style-name="L1">
      <style:paragraph-properties fo:text-align="start" style:justify-single-word="false"/>
      <style:text-properties officeooo:rsid="017a066c" officeooo:paragraph-rsid="017a066c"/>
    </style:style>
    <style:style style:name="P47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72"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7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7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47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47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47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78"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479"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80"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81"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82"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83"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84"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85"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86"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87" style:family="paragraph" style:parent-style-name="Standard">
      <style:paragraph-properties fo:text-align="center" style:justify-single-word="false"/>
      <style:text-properties officeooo:paragraph-rsid="013bf306"/>
    </style:style>
    <style:style style:name="P488" style:family="paragraph" style:parent-style-name="Standard">
      <style:paragraph-properties fo:text-align="center" style:justify-single-word="false"/>
      <style:text-properties officeooo:paragraph-rsid="013988ab"/>
    </style:style>
    <style:style style:name="P489"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490"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2cc2b1"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8f1fa"/>
    </style:style>
    <style:style style:name="T24" style:family="text">
      <style:text-properties fo:color="#a31515" loext:opacity="100%" officeooo:rsid="004f70aa"/>
    </style:style>
    <style:style style:name="T25" style:family="text">
      <style:text-properties fo:color="#a31515" loext:opacity="100%" officeooo:rsid="004fdd42"/>
    </style:style>
    <style:style style:name="T26" style:family="text">
      <style:text-properties fo:color="#a31515" loext:opacity="100%" officeooo:rsid="00534315"/>
    </style:style>
    <style:style style:name="T27" style:family="text">
      <style:text-properties fo:color="#a31515" loext:opacity="100%" officeooo:rsid="014ce21f"/>
    </style:style>
    <style:style style:name="T28" style:family="text">
      <style:text-properties fo:color="#a31515" loext:opacity="100%" officeooo:rsid="0161b52c"/>
    </style:style>
    <style:style style:name="T29" style:family="text">
      <style:text-properties fo:color="#a31515" loext:opacity="100%" officeooo:rsid="017eb3f3"/>
    </style:style>
    <style:style style:name="T30" style:family="text">
      <style:text-properties fo:color="#000000" loext:opacity="100%" fo:background-color="#fffffe" loext:char-shading-value="0"/>
    </style:style>
    <style:style style:name="T31" style:family="text">
      <style:text-properties fo:color="#000000" loext:opacity="100%" officeooo:rsid="002dffd5" fo:background-color="#fffffe" loext:char-shading-value="0"/>
    </style:style>
    <style:style style:name="T32" style:family="text">
      <style:text-properties fo:color="#000000" loext:opacity="100%" officeooo:rsid="003cd920" fo:background-color="#fffffe" loext:char-shading-value="0"/>
    </style:style>
    <style:style style:name="T33" style:family="text">
      <style:text-properties fo:color="#000000" loext:opacity="100%" officeooo:rsid="006e59eb" fo:background-color="#fffffe" loext:char-shading-value="0"/>
    </style:style>
    <style:style style:name="T34" style:family="text">
      <style:text-properties fo:color="#000000" loext:opacity="100%" officeooo:rsid="006e9be9" fo:background-color="#fffffe" loext:char-shading-value="0"/>
    </style:style>
    <style:style style:name="T35" style:family="text">
      <style:text-properties fo:color="#000000" loext:opacity="100%" officeooo:rsid="00702beb" fo:background-color="#fffffe" loext:char-shading-value="0"/>
    </style:style>
    <style:style style:name="T36" style:family="text">
      <style:text-properties fo:color="#000000" loext:opacity="100%" officeooo:rsid="007086d3" fo:background-color="#fffffe" loext:char-shading-value="0"/>
    </style:style>
    <style:style style:name="T37" style:family="text">
      <style:text-properties fo:color="#000000" loext:opacity="100%" officeooo:rsid="0072d04c" fo:background-color="#fffffe" loext:char-shading-value="0"/>
    </style:style>
    <style:style style:name="T38" style:family="text">
      <style:text-properties fo:color="#000000" loext:opacity="100%" officeooo:rsid="0009c32a" fo:background-color="#fffffe" loext:char-shading-value="0"/>
    </style:style>
    <style:style style:name="T39" style:family="text">
      <style:text-properties fo:color="#000000" loext:opacity="100%" officeooo:rsid="000bd12f" fo:background-color="#fffffe" loext:char-shading-value="0"/>
    </style:style>
    <style:style style:name="T40" style:family="text">
      <style:text-properties fo:color="#000000" loext:opacity="100%" officeooo:rsid="00140c0b" fo:background-color="#fffffe" loext:char-shading-value="0"/>
    </style:style>
    <style:style style:name="T41"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42"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3"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6"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7"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8" style:family="text">
      <style:text-properties fo:color="#000000" loext:opacity="100%" style:font-name="Liberation Serif" fo:font-size="12pt" fo:font-weight="normal" fo:background-color="#fffffe" loext:char-shading-value="0" style:font-size-asian="12pt" style:font-size-complex="12pt"/>
    </style:style>
    <style:style style:name="T49"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0" style:family="text">
      <style:text-properties fo:color="#000000" loext:opacity="100%" style:font-name="Liberation Serif" fo:background-color="#fffffe" loext:char-shading-value="0"/>
    </style:style>
    <style:style style:name="T51" style:family="text">
      <style:text-properties fo:color="#0451a5" loext:opacity="100%"/>
    </style:style>
    <style:style style:name="T52" style:family="text">
      <style:text-properties fo:color="#0451a5" loext:opacity="100%" officeooo:rsid="002e6bec"/>
    </style:style>
    <style:style style:name="T53" style:family="text">
      <style:text-properties fo:color="#0451a5" loext:opacity="100%" officeooo:rsid="00302ec5"/>
    </style:style>
    <style:style style:name="T54" style:family="text">
      <style:text-properties fo:color="#0451a5" loext:opacity="100%" style:font-name="Liberation Serif" fo:background-color="#fffffe" loext:char-shading-value="0"/>
    </style:style>
    <style:style style:name="T55" style:family="text">
      <style:text-properties fo:color="#0451a5" loext:opacity="100%" style:font-name="Liberation Serif" officeooo:rsid="003824d9" fo:background-color="#fffffe" loext:char-shading-value="0"/>
    </style:style>
    <style:style style:name="T56"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7"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8" style:family="text">
      <style:text-properties fo:color="#0451a5" loext:opacity="100%" officeooo:rsid="0036f41a"/>
    </style:style>
    <style:style style:name="T59" style:family="text">
      <style:text-properties fo:color="#0451a5" loext:opacity="100%" officeooo:rsid="003cf921"/>
    </style:style>
    <style:style style:name="T60" style:family="text">
      <style:text-properties fo:color="#0451a5" loext:opacity="100%" officeooo:rsid="003ee96b"/>
    </style:style>
    <style:style style:name="T61" style:family="text">
      <style:text-properties fo:color="#0451a5" loext:opacity="100%" officeooo:rsid="0041e812"/>
    </style:style>
    <style:style style:name="T62" style:family="text">
      <style:text-properties fo:color="#0451a5" loext:opacity="100%" officeooo:rsid="0042f053"/>
    </style:style>
    <style:style style:name="T63" style:family="text">
      <style:text-properties fo:color="#0451a5" loext:opacity="100%" officeooo:rsid="0045b063"/>
    </style:style>
    <style:style style:name="T64" style:family="text">
      <style:text-properties fo:color="#0451a5" loext:opacity="100%" officeooo:rsid="0048f1fa"/>
    </style:style>
    <style:style style:name="T65" style:family="text">
      <style:text-properties fo:color="#0451a5" loext:opacity="100%" officeooo:rsid="0049cb82"/>
    </style:style>
    <style:style style:name="T66" style:family="text">
      <style:text-properties fo:color="#0451a5" loext:opacity="100%" officeooo:rsid="004fdd42"/>
    </style:style>
    <style:style style:name="T67" style:family="text">
      <style:text-properties fo:color="#0451a5" loext:opacity="100%" officeooo:rsid="00527951"/>
    </style:style>
    <style:style style:name="T68" style:family="text">
      <style:text-properties fo:color="#0451a5" loext:opacity="100%" officeooo:rsid="00758ad9"/>
    </style:style>
    <style:style style:name="T69" style:family="text">
      <style:text-properties fo:color="#0451a5" loext:opacity="100%" officeooo:rsid="01782a3c"/>
    </style:style>
    <style:style style:name="T70" style:family="text">
      <style:text-properties officeooo:rsid="0035cda4"/>
    </style:style>
    <style:style style:name="T71"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2"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73"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74"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75"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76"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77"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8"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9"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weight="normal" style:font-size-asian="12pt" style:font-size-complex="12pt"/>
    </style:style>
    <style:style style:name="T81" style:family="text">
      <style:text-properties style:font-name="Liberation Serif" fo:font-size="12pt" fo:font-weight="normal" officeooo:rsid="00889376" style:font-size-asian="12pt" style:font-size-complex="12pt"/>
    </style:style>
    <style:style style:name="T82" style:family="text">
      <style:text-properties style:font-name="Liberation Serif" fo:font-size="12pt" fo:font-weight="normal" officeooo:rsid="009e45dd" style:font-size-asian="12pt" style:font-size-complex="12pt"/>
    </style:style>
    <style:style style:name="T83" style:family="text">
      <style:text-properties style:font-name="Liberation Serif" fo:font-size="12pt" fo:font-weight="normal" officeooo:rsid="00b2a361" style:font-size-asian="12pt" style:font-size-complex="12pt"/>
    </style:style>
    <style:style style:name="T84" style:family="text">
      <style:text-properties style:font-name="Liberation Serif" fo:font-size="12pt" fo:font-weight="normal" officeooo:rsid="00c7b50b" style:font-size-asian="12pt" style:font-size-complex="12pt"/>
    </style:style>
    <style:style style:name="T85" style:family="text">
      <style:text-properties style:font-name="Liberation Serif" style:text-underline-style="none"/>
    </style:style>
    <style:style style:name="T86" style:family="text">
      <style:text-properties style:font-name="Liberation Serif" style:text-underline-style="none" officeooo:rsid="0005bd6b"/>
    </style:style>
    <style:style style:name="T87" style:family="text">
      <style:text-properties style:font-name="Liberation Serif" style:text-underline-style="none" officeooo:rsid="002b7797"/>
    </style:style>
    <style:style style:name="T88" style:family="text">
      <style:text-properties style:font-name="Liberation Serif" style:text-underline-style="none" officeooo:rsid="00067db1"/>
    </style:style>
    <style:style style:name="T89" style:family="text">
      <style:text-properties style:font-name="Liberation Serif" style:text-underline-style="none" officeooo:rsid="0071c385"/>
    </style:style>
    <style:style style:name="T90" style:family="text">
      <style:text-properties style:font-name="Liberation Serif" style:text-underline-style="none" officeooo:rsid="00140c0b"/>
    </style:style>
    <style:style style:name="T91" style:family="text">
      <style:text-properties style:font-name="Liberation Serif" style:text-underline-style="none" officeooo:rsid="010a79c8"/>
    </style:style>
    <style:style style:name="T92" style:family="text">
      <style:text-properties style:font-name="Liberation Serif" style:text-underline-style="none" officeooo:rsid="01314cdc"/>
    </style:style>
    <style:style style:name="T93" style:family="text">
      <style:text-properties style:font-name="Liberation Serif" style:text-underline-style="none" officeooo:rsid="01315593"/>
    </style:style>
    <style:style style:name="T94" style:family="text">
      <style:text-properties style:font-name="Liberation Serif" style:text-underline-style="none" officeooo:rsid="015c6710" style:font-size-asian="12pt" style:font-weight-asian="normal" style:font-size-complex="12pt" style:font-weight-complex="normal"/>
    </style:style>
    <style:style style:name="T95" style:family="text">
      <style:text-properties style:font-name="Liberation Serif" style:text-underline-style="none" officeooo:rsid="001804fe"/>
    </style:style>
    <style:style style:name="T96" style:family="text">
      <style:text-properties style:font-name="Liberation Serif" officeooo:rsid="015c6710" style:font-size-asian="12pt"/>
    </style:style>
    <style:style style:name="T97"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8"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9"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100"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101" style:family="text">
      <style:text-properties officeooo:rsid="005ec2cf"/>
    </style:style>
    <style:style style:name="T102" style:family="text">
      <style:text-properties officeooo:rsid="00633d13"/>
    </style:style>
    <style:style style:name="T103" style:family="text">
      <style:text-properties officeooo:rsid="0063b86d"/>
    </style:style>
    <style:style style:name="T104" style:family="text">
      <style:text-properties officeooo:rsid="006db7be"/>
    </style:style>
    <style:style style:name="T105" style:family="text">
      <style:text-properties officeooo:rsid="00747cd6"/>
    </style:style>
    <style:style style:name="T106" style:family="text">
      <style:text-properties officeooo:rsid="00758ad9"/>
    </style:style>
    <style:style style:name="T107" style:family="text">
      <style:text-properties officeooo:rsid="007ad115"/>
    </style:style>
    <style:style style:name="T108" style:family="text">
      <style:text-properties officeooo:rsid="007b7209"/>
    </style:style>
    <style:style style:name="T109" style:family="text">
      <style:text-properties officeooo:rsid="007c2178"/>
    </style:style>
    <style:style style:name="T110"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11"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12"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13"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14"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15"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16"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7"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8"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9"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20"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21"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22"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23" style:family="text">
      <style:text-properties fo:font-variant="normal" fo:text-transform="none" fo:color="#212121" loext:opacity="100%" style:font-name="Liberation Serif" fo:letter-spacing="normal" fo:font-style="italic" officeooo:rsid="007e6070" style:font-size-asian="12pt" style:font-style-asian="italic" style:font-style-complex="italic"/>
    </style:style>
    <style:style style:name="T124" style:family="text">
      <style:text-properties fo:font-variant="normal" fo:text-transform="none" fo:color="#212121" loext:opacity="100%" style:font-name="Liberation Serif" fo:letter-spacing="normal" fo:font-style="italic" officeooo:rsid="0144490e" style:font-size-asian="12pt" style:font-style-asian="italic" style:font-style-complex="italic"/>
    </style:style>
    <style:style style:name="T125" style:family="text">
      <style:text-properties fo:font-variant="normal" fo:text-transform="none" fo:color="#212121" loext:opacity="100%" style:font-name="Liberation Serif" fo:letter-spacing="normal" fo:font-style="italic" officeooo:rsid="013bf306" style:font-size-asian="12pt" style:font-style-asian="italic" style:font-style-complex="italic"/>
    </style:style>
    <style:style style:name="T126" style:family="text">
      <style:text-properties fo:font-variant="normal" fo:text-transform="none" fo:color="#212121" loext:opacity="100%" style:font-name="Liberation Serif" fo:letter-spacing="normal" fo:font-style="italic" officeooo:rsid="014626e3" style:font-size-asian="12pt" style:font-style-asian="italic" style:font-style-complex="italic"/>
    </style:style>
    <style:style style:name="T127" style:family="text">
      <style:text-properties fo:font-variant="normal" fo:text-transform="none" fo:color="#212121" loext:opacity="100%" style:font-name="Liberation Serif" fo:letter-spacing="normal" fo:font-style="normal"/>
    </style:style>
    <style:style style:name="T128" style:family="text">
      <style:text-properties fo:font-variant="normal" fo:text-transform="none" fo:color="#212121" loext:opacity="100%" style:font-name="Liberation Serif" fo:letter-spacing="normal" fo:font-style="normal" style:font-size-asian="12pt"/>
    </style:style>
    <style:style style:name="T129" style:family="text">
      <style:text-properties fo:font-variant="normal" fo:text-transform="none" fo:color="#212121" loext:opacity="100%" style:font-name="Liberation Serif" fo:letter-spacing="normal" fo:font-style="normal" officeooo:rsid="013bf306" style:font-size-asian="12pt"/>
    </style:style>
    <style:style style:name="T130" style:family="text">
      <style:text-properties fo:font-variant="normal" fo:text-transform="none" fo:color="#212121" loext:opacity="100%" style:font-name="Liberation Serif" fo:letter-spacing="normal" fo:font-style="normal" officeooo:rsid="01435818" style:font-size-asian="12pt"/>
    </style:style>
    <style:style style:name="T131" style:family="text">
      <style:text-properties fo:font-variant="normal" fo:text-transform="none" fo:color="#212121" loext:opacity="100%" style:font-name="Liberation Serif" fo:letter-spacing="normal" fo:font-style="normal" officeooo:rsid="014be187" style:font-size-asian="12pt"/>
    </style:style>
    <style:style style:name="T132" style:family="text">
      <style:text-properties fo:font-variant="normal" fo:text-transform="none" fo:color="#212121" loext:opacity="100%" style:font-name="Liberation Serif" fo:letter-spacing="normal" fo:font-style="normal" style:font-size-asian="12pt" style:font-size-complex="12pt"/>
    </style:style>
    <style:style style:name="T133" style:family="text">
      <style:text-properties fo:font-variant="normal" fo:text-transform="none" fo:color="#212121" loext:opacity="100%" style:font-name="Liberation Serif" fo:letter-spacing="normal" fo:font-style="normal" officeooo:rsid="013a8c37"/>
    </style:style>
    <style:style style:name="T134"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35"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43"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44"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45"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46"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47"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48"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9"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50"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51" style:family="text">
      <style:text-properties fo:font-variant="normal" fo:text-transform="none" fo:color="#212121" loext:opacity="100%" fo:letter-spacing="normal" fo:font-style="italic" style:font-size-asian="12pt" style:font-style-asian="italic" style:font-style-complex="italic"/>
    </style:style>
    <style:style style:name="T152" style:family="text">
      <style:text-properties fo:font-variant="normal" fo:text-transform="none" fo:color="#212121" loext:opacity="100%" fo:letter-spacing="normal" fo:font-style="italic" officeooo:rsid="007e6070" style:font-style-asian="italic" style:font-style-complex="italic"/>
    </style:style>
    <style:style style:name="T153" style:family="text">
      <style:text-properties fo:font-variant="normal" fo:text-transform="none" fo:color="#212121" loext:opacity="100%" fo:letter-spacing="normal" fo:font-style="italic" officeooo:rsid="013d8868" style:font-style-asian="italic" style:font-style-complex="italic"/>
    </style:style>
    <style:style style:name="T154" style:family="text">
      <style:text-properties fo:font-variant="normal" fo:text-transform="none" fo:color="#212121" loext:opacity="100%" fo:letter-spacing="normal" fo:font-style="italic" officeooo:rsid="013bf306" style:font-style-asian="italic" style:font-style-complex="italic"/>
    </style:style>
    <style:style style:name="T155" style:family="text">
      <style:text-properties fo:font-variant="normal" fo:text-transform="none" fo:color="#212121" loext:opacity="100%" fo:letter-spacing="normal" fo:background-color="#fffffe" loext:char-shading-value="0"/>
    </style:style>
    <style:style style:name="T156" style:family="text">
      <style:text-properties fo:font-variant="normal" fo:text-transform="none" fo:color="#212121" loext:opacity="100%" fo:letter-spacing="normal" officeooo:rsid="00950782" fo:background-color="#fffffe" loext:char-shading-value="0"/>
    </style:style>
    <style:style style:name="T157" style:family="text">
      <style:text-properties fo:font-variant="normal" fo:text-transform="none" fo:color="#212121" loext:opacity="100%" fo:letter-spacing="normal" fo:font-style="normal"/>
    </style:style>
    <style:style style:name="T158" style:family="text">
      <style:text-properties fo:font-variant="normal" fo:text-transform="none" fo:color="#212121" loext:opacity="100%" fo:letter-spacing="normal" fo:font-style="normal" officeooo:rsid="014251e3"/>
    </style:style>
    <style:style style:name="T159" style:family="text">
      <style:text-properties fo:font-variant="normal" fo:text-transform="none" fo:color="#212121" loext:opacity="100%" fo:letter-spacing="normal" fo:font-style="normal" style:text-underline-style="none" officeooo:rsid="001804fe"/>
    </style:style>
    <style:style style:name="T160" style:family="text">
      <style:text-properties fo:font-variant="normal" fo:text-transform="none" fo:color="#212121" loext:opacity="100%" fo:letter-spacing="normal" fo:font-style="normal" officeooo:rsid="019ef9a5"/>
    </style:style>
    <style:style style:name="T161" style:family="text">
      <style:text-properties fo:font-variant="normal" fo:text-transform="none" fo:color="#212121" loext:opacity="100%" fo:letter-spacing="normal" fo:font-style="normal" officeooo:rsid="013bf306"/>
    </style:style>
    <style:style style:name="T162" style:family="text">
      <style:text-properties fo:font-variant="normal" fo:text-transform="none" fo:color="#212121" loext:opacity="100%" style:font-name="Inter" fo:font-size="9pt" fo:letter-spacing="normal" fo:font-style="normal" officeooo:rsid="013bf306" style:font-size-asian="12pt"/>
    </style:style>
    <style:style style:name="T163" style:family="text">
      <style:text-properties fo:font-variant="normal" fo:text-transform="none" fo:color="#212121" loext:opacity="100%" style:font-name="Inter" fo:font-size="9pt" fo:letter-spacing="normal" fo:font-style="normal" fo:font-weight="normal"/>
    </style:style>
    <style:style style:name="T164" style:family="text">
      <style:text-properties fo:font-variant="normal" fo:text-transform="none" fo:color="#212121" loext:opacity="100%" style:font-name="Inter" fo:font-size="9pt" fo:letter-spacing="normal" fo:font-style="normal" fo:font-weight="normal" officeooo:rsid="013bf306"/>
    </style:style>
    <style:style style:name="T165" style:family="text">
      <style:text-properties fo:font-variant="normal" fo:text-transform="none" fo:color="#212121" loext:opacity="100%" style:font-name="Inter" fo:font-size="9pt" fo:letter-spacing="normal" fo:font-style="italic" officeooo:rsid="007e6070" style:font-size-asian="12pt" style:font-style-asian="italic" style:font-style-complex="italic"/>
    </style:style>
    <style:style style:name="T166" style:family="text">
      <style:text-properties fo:font-variant="normal" fo:text-transform="none" fo:color="#212121" loext:opacity="100%" style:font-name="Inter" fo:font-size="9pt" fo:letter-spacing="normal" fo:font-style="italic" officeooo:rsid="013bf306" style:font-size-asian="12pt" style:font-style-asian="italic" style:font-style-complex="italic"/>
    </style:style>
    <style:style style:name="T167" style:family="text">
      <style:text-properties fo:font-variant="normal" fo:text-transform="none" fo:color="#212121" loext:opacity="100%" style:font-name="Inter" fo:font-size="9pt" fo:letter-spacing="normal" fo:font-style="italic" officeooo:rsid="013d8868" style:font-size-asian="12pt" style:font-style-asian="italic" style:font-style-complex="italic"/>
    </style:style>
    <style:style style:name="T168" style:family="text">
      <style:text-properties fo:font-variant="normal" fo:text-transform="none" fo:color="#212121" loext:opacity="100%" style:font-name="Inter" fo:font-size="12pt" fo:letter-spacing="normal" fo:font-style="normal" fo:font-weight="normal" style:font-size-asian="12pt" style:font-size-complex="12pt"/>
    </style:style>
    <style:style style:name="T169" style:family="text">
      <style:text-properties fo:font-variant="normal" fo:text-transform="none" fo:color="#212121" loext:opacity="100%" style:font-name="Inter" fo:font-size="12pt" fo:letter-spacing="normal" fo:font-style="normal" fo:font-weight="normal" officeooo:rsid="013bf306" style:font-size-asian="12pt" style:font-size-complex="12pt"/>
    </style:style>
    <style:style style:name="T170" style:family="text">
      <style:text-properties fo:font-variant="normal" fo:text-transform="none" fo:color="#212121" loext:opacity="100%" style:font-name="Inter" fo:letter-spacing="normal" fo:font-style="italic" officeooo:rsid="007e6070" style:font-style-asian="italic" style:font-style-complex="italic"/>
    </style:style>
    <style:style style:name="T171" style:family="text">
      <style:text-properties fo:font-variant="normal" fo:text-transform="none" fo:color="#212121" loext:opacity="100%" style:font-name="Inter" fo:letter-spacing="normal" fo:font-style="italic" officeooo:rsid="013d8868" style:font-style-asian="italic" style:font-style-complex="italic"/>
    </style:style>
    <style:style style:name="T172" style:family="text">
      <style:text-properties fo:font-variant="normal" fo:text-transform="none" fo:color="#212121" loext:opacity="100%" style:font-name="Inter" fo:letter-spacing="normal" fo:font-style="italic" officeooo:rsid="013bf306" style:font-style-asian="italic" style:font-style-complex="italic"/>
    </style:style>
    <style:style style:name="T173" style:family="text">
      <style:text-properties fo:font-variant="normal" fo:text-transform="none" fo:color="#212121" loext:opacity="100%" style:font-name="Inter" fo:letter-spacing="normal" fo:font-style="normal" officeooo:rsid="013bf306"/>
    </style:style>
    <style:style style:name="T174"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75"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76"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77" style:family="text">
      <style:text-properties fo:font-variant="normal" fo:text-transform="none" fo:color="#000000" loext:opacity="100%" fo:letter-spacing="normal" fo:font-style="normal" fo:background-color="#fffffe" loext:char-shading-value="0"/>
    </style:style>
    <style:style style:name="T178" style:family="text">
      <style:text-properties fo:font-variant="normal" fo:text-transform="none" fo:color="#000000" loext:opacity="100%" fo:letter-spacing="normal" fo:font-style="normal" officeooo:rsid="002dffd5" fo:background-color="#fffffe" loext:char-shading-value="0"/>
    </style:style>
    <style:style style:name="T179" style:family="text">
      <style:text-properties fo:font-variant="normal" fo:text-transform="none" fo:color="#000000" loext:opacity="100%" fo:letter-spacing="normal" fo:font-style="normal" officeooo:rsid="00c062c3" fo:background-color="#fffffe" loext:char-shading-value="0"/>
    </style:style>
    <style:style style:name="T180" style:family="text">
      <style:text-properties fo:font-variant="normal" fo:text-transform="none" fo:color="#000000" loext:opacity="100%" fo:letter-spacing="normal" fo:font-style="normal" officeooo:rsid="00db3da2" fo:background-color="#fffffe" loext:char-shading-value="0"/>
    </style:style>
    <style:style style:name="T181" style:family="text">
      <style:text-properties fo:font-variant="normal" fo:text-transform="none" fo:color="#000000" loext:opacity="100%" fo:letter-spacing="normal" fo:font-style="normal" officeooo:rsid="00e03f06" fo:background-color="#fffffe" loext:char-shading-value="0"/>
    </style:style>
    <style:style style:name="T182" style:family="text">
      <style:text-properties fo:font-variant="normal" fo:text-transform="none" fo:color="#000000" loext:opacity="100%" fo:letter-spacing="normal" fo:font-style="normal" officeooo:rsid="00e34249" fo:background-color="#fffffe" loext:char-shading-value="0"/>
    </style:style>
    <style:style style:name="T183"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84"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85"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86"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87"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88"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89"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90"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91"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92" style:family="text">
      <style:text-properties fo:font-variant="normal" fo:text-transform="none" fo:letter-spacing="normal" fo:font-style="normal"/>
    </style:style>
    <style:style style:name="T193" style:family="text">
      <style:text-properties fo:font-variant="normal" fo:text-transform="none" fo:letter-spacing="normal" fo:font-style="normal" officeooo:rsid="002dffd5"/>
    </style:style>
    <style:style style:name="T194" style:family="text">
      <style:text-properties fo:font-variant="normal" fo:text-transform="none" fo:letter-spacing="normal" fo:font-style="normal" officeooo:rsid="00e03f06"/>
    </style:style>
    <style:style style:name="T195" style:family="text">
      <style:text-properties fo:font-variant="normal" fo:text-transform="none" fo:letter-spacing="normal" fo:font-style="normal" officeooo:rsid="00e34249"/>
    </style:style>
    <style:style style:name="T196" style:family="text">
      <style:text-properties fo:font-variant="normal" fo:text-transform="none" fo:letter-spacing="normal" fo:font-style="normal" officeooo:rsid="00e3f27d"/>
    </style:style>
    <style:style style:name="T197" style:family="text">
      <style:text-properties fo:font-variant="normal" fo:text-transform="none" fo:letter-spacing="normal" fo:font-style="normal" officeooo:rsid="00e5876b"/>
    </style:style>
    <style:style style:name="T198" style:family="text">
      <style:text-properties fo:font-variant="normal" fo:text-transform="none" fo:letter-spacing="normal" fo:font-style="normal" officeooo:rsid="00e301f4"/>
    </style:style>
    <style:style style:name="T199" style:family="text">
      <style:text-properties fo:font-variant="normal" fo:text-transform="none" fo:letter-spacing="normal" fo:font-style="normal" officeooo:rsid="00ea50b4"/>
    </style:style>
    <style:style style:name="T200" style:family="text">
      <style:text-properties fo:font-variant="normal" fo:text-transform="none" fo:letter-spacing="normal" fo:font-style="normal" officeooo:rsid="00ebdf59"/>
    </style:style>
    <style:style style:name="T201" style:family="text">
      <style:text-properties fo:font-variant="normal" fo:text-transform="none" fo:letter-spacing="normal" fo:font-style="normal" officeooo:rsid="0100e8ee"/>
    </style:style>
    <style:style style:name="T202" style:family="text">
      <style:text-properties fo:font-variant="normal" fo:text-transform="none" fo:letter-spacing="normal" fo:font-style="normal" officeooo:rsid="01012d80"/>
    </style:style>
    <style:style style:name="T203" style:family="text">
      <style:text-properties fo:font-variant="normal" fo:text-transform="none" fo:letter-spacing="normal" fo:font-style="normal" officeooo:rsid="01014e06"/>
    </style:style>
    <style:style style:name="T204"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205"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206" style:family="text">
      <style:text-properties officeooo:rsid="00882d25"/>
    </style:style>
    <style:style style:name="T207" style:family="text">
      <style:text-properties fo:color="#098658" loext:opacity="100%"/>
    </style:style>
    <style:style style:name="T208" style:family="text">
      <style:text-properties fo:color="#098658" loext:opacity="100%" officeooo:rsid="014ce21f"/>
    </style:style>
    <style:style style:name="T209" style:family="text">
      <style:text-properties fo:color="#098658" loext:opacity="100%" officeooo:rsid="0161b52c"/>
    </style:style>
    <style:style style:name="T210" style:family="text">
      <style:text-properties officeooo:rsid="00910175"/>
    </style:style>
    <style:style style:name="T211" style:family="text">
      <style:text-properties officeooo:rsid="0096e211"/>
    </style:style>
    <style:style style:name="T212" style:family="text">
      <style:text-properties officeooo:rsid="009860df"/>
    </style:style>
    <style:style style:name="T213" style:family="text">
      <style:text-properties officeooo:rsid="009adb59"/>
    </style:style>
    <style:style style:name="T214" style:family="text">
      <style:text-properties officeooo:rsid="009ccc76"/>
    </style:style>
    <style:style style:name="T215" style:family="text">
      <style:text-properties officeooo:rsid="00ac1f6a"/>
    </style:style>
    <style:style style:name="T216" style:family="text">
      <style:text-properties officeooo:rsid="00ac631a"/>
    </style:style>
    <style:style style:name="T217" style:family="text">
      <style:text-properties officeooo:rsid="00adbb8b"/>
    </style:style>
    <style:style style:name="T218" style:family="text">
      <style:text-properties officeooo:rsid="00ae3154"/>
    </style:style>
    <style:style style:name="T219" style:family="text">
      <style:text-properties officeooo:rsid="00af5d1f"/>
    </style:style>
    <style:style style:name="T220" style:family="text">
      <style:text-properties officeooo:rsid="00c6147f"/>
    </style:style>
    <style:style style:name="T221" style:family="text">
      <style:text-properties officeooo:rsid="00c7b50b"/>
    </style:style>
    <style:style style:name="T222" style:family="text">
      <style:text-properties officeooo:rsid="00c8fb84"/>
    </style:style>
    <style:style style:name="T223" style:family="text">
      <style:text-properties officeooo:rsid="00ca5029"/>
    </style:style>
    <style:style style:name="T224" style:family="text">
      <style:text-properties officeooo:rsid="00ccb628"/>
    </style:style>
    <style:style style:name="T225" style:family="text">
      <style:text-properties officeooo:rsid="00cf0387"/>
    </style:style>
    <style:style style:name="T226" style:family="text">
      <style:text-properties officeooo:rsid="00cf4dc2"/>
    </style:style>
    <style:style style:name="T227" style:family="text">
      <style:text-properties officeooo:rsid="00d07970"/>
    </style:style>
    <style:style style:name="T228" style:family="text">
      <style:text-properties officeooo:rsid="00d25607"/>
    </style:style>
    <style:style style:name="T229" style:family="text">
      <style:text-properties officeooo:rsid="00d3a72b"/>
    </style:style>
    <style:style style:name="T230" style:family="text">
      <style:text-properties officeooo:rsid="00d3d5e8"/>
    </style:style>
    <style:style style:name="T231" style:family="text">
      <style:text-properties officeooo:rsid="00d4e1cc"/>
    </style:style>
    <style:style style:name="T232" style:family="text">
      <style:text-properties officeooo:rsid="00d9de91"/>
    </style:style>
    <style:style style:name="T233" style:family="text">
      <style:text-properties officeooo:rsid="007e6070"/>
    </style:style>
    <style:style style:name="T234" style:family="text">
      <style:text-properties officeooo:rsid="008b9dde"/>
    </style:style>
    <style:style style:name="T235" style:family="text">
      <style:text-properties officeooo:rsid="00dca49b"/>
    </style:style>
    <style:style style:name="T236" style:family="text">
      <style:text-properties fo:font-style="italic" officeooo:rsid="007e6070" style:font-size-asian="12pt" style:font-style-asian="italic" style:font-style-complex="italic"/>
    </style:style>
    <style:style style:name="T237" style:family="text">
      <style:text-properties officeooo:rsid="00e1a709"/>
    </style:style>
    <style:style style:name="T238" style:family="text">
      <style:text-properties officeooo:rsid="00e301f4"/>
    </style:style>
    <style:style style:name="T239" style:family="text">
      <style:text-properties officeooo:rsid="00e7d508"/>
    </style:style>
    <style:style style:name="T240" style:family="text">
      <style:text-properties officeooo:rsid="00e8a403"/>
    </style:style>
    <style:style style:name="T241" style:family="text">
      <style:text-properties officeooo:rsid="00fa66af"/>
    </style:style>
    <style:style style:name="T242" style:family="text">
      <style:text-properties officeooo:rsid="01138bc2"/>
    </style:style>
    <style:style style:name="T243" style:family="text">
      <style:text-properties officeooo:rsid="011b4696"/>
    </style:style>
    <style:style style:name="T244" style:family="text">
      <style:text-properties officeooo:rsid="012cc2b1"/>
    </style:style>
    <style:style style:name="T245" style:family="text">
      <style:text-properties officeooo:rsid="013018a3"/>
    </style:style>
    <style:style style:name="T246" style:family="text">
      <style:text-properties style:text-underline-style="none" officeooo:rsid="015c6710" style:font-size-asian="10.5pt" style:font-weight-asian="normal" style:font-size-complex="12pt" style:font-weight-complex="normal"/>
    </style:style>
    <style:style style:name="T247" style:family="text">
      <style:text-properties style:text-underline-style="none" officeooo:rsid="000611e5"/>
    </style:style>
    <style:style style:name="T248" style:family="text">
      <style:text-properties style:text-underline-style="none" officeooo:rsid="00081de4"/>
    </style:style>
    <style:style style:name="T249" style:family="text">
      <style:text-properties style:text-underline-style="none" officeooo:rsid="0009c32a"/>
    </style:style>
    <style:style style:name="T250" style:family="text">
      <style:text-properties style:text-underline-style="none" officeooo:rsid="000beb16"/>
    </style:style>
    <style:style style:name="T251" style:family="text">
      <style:text-properties style:text-underline-style="none" officeooo:rsid="000d6d51"/>
    </style:style>
    <style:style style:name="T252" style:family="text">
      <style:text-properties style:text-underline-style="none" officeooo:rsid="013a8c37"/>
    </style:style>
    <style:style style:name="T253" style:family="text">
      <style:text-properties style:text-underline-style="none" officeooo:rsid="001804fe"/>
    </style:style>
    <style:style style:name="T254" style:family="text">
      <style:text-properties style:text-underline-style="none" officeooo:rsid="001b3cc2"/>
    </style:style>
    <style:style style:name="T255" style:family="text">
      <style:text-properties style:text-underline-style="none" officeooo:rsid="014950c1"/>
    </style:style>
    <style:style style:name="T256" style:family="text">
      <style:text-properties officeooo:rsid="014eaed4"/>
    </style:style>
    <style:style style:name="T257" style:family="text">
      <style:text-properties officeooo:rsid="0151af3e"/>
    </style:style>
    <style:style style:name="T258" style:family="text">
      <style:text-properties officeooo:rsid="01538694"/>
    </style:style>
    <style:style style:name="T259" style:family="text">
      <style:text-properties officeooo:rsid="01573b3f"/>
    </style:style>
    <style:style style:name="T260" style:family="text">
      <style:text-properties officeooo:rsid="0159b1e7"/>
    </style:style>
    <style:style style:name="T261" style:family="text">
      <style:text-properties officeooo:rsid="015c6710"/>
    </style:style>
    <style:style style:name="T262" style:family="text">
      <style:text-properties officeooo:rsid="01611a1d"/>
    </style:style>
    <style:style style:name="T263" style:family="text">
      <style:text-properties officeooo:rsid="016891ac"/>
    </style:style>
    <style:style style:name="T264" style:family="text">
      <style:text-properties loext:padding="0in" loext:border="none"/>
    </style:style>
    <style:style style:name="T265" style:family="text">
      <style:text-properties officeooo:rsid="018b60e9"/>
    </style:style>
    <style:style style:name="T266" style:family="text">
      <style:text-properties officeooo:rsid="000611e5"/>
    </style:style>
    <style:style style:name="T267" style:family="text">
      <style:text-properties officeooo:rsid="00140c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STS DE CAJA NEGRA - ABM USUARIO -:</text:p>
      <text:p text:style-name="P132"/>
      <text:p text:style-name="P132"/>
      <text:p text:style-name="P133">ADD <text:span text:style-name="T108">USER</text:span>:</text:p>
      <text:p text:style-name="P133"/>
      <text:p text:style-name="P136">OUTPUTS OK:</text:p>
      <text:p text:style-name="P11"/>
      <text:p text:style-name="P298">Insertar usuario al momento inexistente, con todos los campos <text:span text:style-name="T105">(salvo el campo id)</text:span> y valores sintácticamente correctos, <text:span text:style-name="T1">definiendo </text:span><text:span text:style-name="T106">un</text:span><text:span text:style-name="T1"> rol sintácticamente correcto: </text:span></text:p>
      <text:p text:style-name="P143"/>
      <text:p text:style-name="P159"><text:span text:style-name="T30">Input para output </text:span><text:span text:style-name="T31">OK</text:span><text:span text:style-name="T30">:</text:span></text:p>
      <text:p text:style-name="P55">{</text:p>
      <text:p text:style-name="P18"><text:span text:style-name="T18"><text:tab/>"date"</text:span>:<text:span text:style-name="T51">"2021-06-18"</text:span>,</text:p>
      <text:p text:style-name="P18"><text:span text:style-name="T18"><text:tab/>"name"</text:span>:<text:span text:style-name="T51">"name</text:span><text:span text:style-name="T68">1</text:span><text:span text:style-name="T51">"</text:span>,</text:p>
      <text:p text:style-name="P18"><text:span text:style-name="T18"><text:tab/>"password"</text:span>:<text:span text:style-name="T51">"password</text:span><text:span text:style-name="T68">1</text:span><text:span text:style-name="T51">"</text:span>,</text:p>
      <text:p text:style-name="P18"><text:span text:style-name="T18"><text:tab/>"roles"</text:span>: <text:s/>[<text:tab/>{<text:span text:style-name="T18">"nameRole"</text:span>:<text:span text:style-name="T51">"role1"</text:span>,<text:span text:style-name="T18">"description"</text:span>:<text:span text:style-name="T51">"desc1"</text:span>,<text:span text:style-name="T18">"users"</text:span>:[]},</text:p>
      <text:p text:style-name="P18"><text:tab/><text:tab/><text:tab/>{<text:span text:style-name="T18">"nameRole"</text:span>:<text:span text:style-name="T51">"role2"</text:span>,<text:span text:style-name="T18">"description"</text:span>:<text:span text:style-name="T51">"desc2"</text:span>,<text:span text:style-name="T18">"users"</text:span>:[]}</text:p>
      <text:p text:style-name="P18"><text:tab/><text:tab/> <text:s/>]</text:p>
      <text:p text:style-name="P55">}</text:p>
      <text:p text:style-name="P142"/>
      <text:p text:style-name="P142"/>
      <text:p text:style-name="P299">Insertar usuario al momento inexistente, con todos los campos <text:span text:style-name="T105">(salvo el campo id)</text:span> y valores sintácticamente correctos, <text:span text:style-name="T1">definiendo dos roles sintácticamente correctos: </text:span></text:p>
      <text:p text:style-name="P142"/>
      <text:p text:style-name="P145"><text:span text:style-name="T30">Input para output </text:span><text:span text:style-name="T31">OK</text:span><text:span text:style-name="T30">:</text:span></text:p>
      <text:p text:style-name="P47">{</text:p>
      <text:p text:style-name="P3"><text:span text:style-name="T18"><text:tab/>"date"</text:span>:<text:span text:style-name="T51">"2021-06-18"</text:span>,</text:p>
      <text:p text:style-name="P3"><text:span text:style-name="T18"><text:tab/>"name"</text:span>:<text:span text:style-name="T51">"name</text:span><text:span text:style-name="T53">2</text:span><text:span text:style-name="T51">"</text:span>,</text:p>
      <text:p text:style-name="P3"><text:span text:style-name="T18"><text:tab/>"password"</text:span>:<text:span text:style-name="T51">"password</text:span><text:span text:style-name="T53">2</text:span><text:span text:style-name="T51">"</text:span>,</text:p>
      <text:p text:style-name="P3"><text:span text:style-name="T18"><text:tab/>"roles"</text:span>: <text:s/>[<text:tab/>{<text:span text:style-name="T18">"nameRole"</text:span>:<text:span text:style-name="T51">"role1"</text:span>,<text:span text:style-name="T18">"description"</text:span>:<text:span text:style-name="T51">"desc1"</text:span>,<text:span text:style-name="T18">"users"</text:span>:[]},</text:p>
      <text:p text:style-name="P3"><text:tab/><text:tab/><text:tab/>{<text:span text:style-name="T18">"nameRole"</text:span>:<text:span text:style-name="T51">"role2"</text:span>,<text:span text:style-name="T18">"description"</text:span>:<text:span text:style-name="T51">"desc2"</text:span>,<text:span text:style-name="T18">"users"</text:span>:[]}</text:p>
      <text:p text:style-name="P3"><text:tab/><text:tab/> <text:s/>]</text:p>
      <text:p text:style-name="P47">}</text:p>
      <text:p text:style-name="P141"/>
      <text:p text:style-name="P300">Insertar usuario con los campos mínimos admisibles, sintácticamente correctos:</text:p>
      <text:p text:style-name="P173"/>
      <text:p text:style-name="P146"><text:span text:style-name="T30">Input para output </text:span><text:span text:style-name="T31">OK</text:span><text:span text:style-name="T30">:</text:span></text:p>
      <text:p text:style-name="P173"/>
      <text:p text:style-name="P48">{</text:p>
      <text:p text:style-name="P4"><text:span text:style-name="T18"><text:tab/>"name"</text:span>:<text:span text:style-name="T51">"name</text:span><text:span text:style-name="T58">3</text:span><text:span text:style-name="T51">"</text:span>,</text:p>
      <text:p text:style-name="P4"><text:span text:style-name="T18"><text:tab/>"password"</text:span>:<text:span text:style-name="T51">"password</text:span><text:span text:style-name="T58">3</text:span><text:span text:style-name="T51">"</text:span></text:p>
      <text:p text:style-name="P48">}</text:p>
      <text:p text:style-name="P140"/>
      <text:p text:style-name="P140"/>
      <text:p text:style-name="P140"/>
      <text:p text:style-name="P140"/>
      <text:p text:style-name="P134"><text:soft-page-break/>OUTPUTS NOT OK:</text:p>
      <text:p text:style-name="P137"/>
      <text:p text:style-name="P139"/>
      <text:p text:style-name="P301">Insertar input <text:span text:style-name="T70">OK </text:span>con endpoint incorrecto:</text:p>
      <text:p text:style-name="P189"/>
      <text:list xml:id="list24268882" text:style-name="L1">
        <text:list-item>
          <text:p text:style-name="P458"><text:span text:style-name="T71">Input: </text:span><text:span text:style-name="T43">{</text:span><text:span text:style-name="T19">"name"</text:span><text:span text:style-name="T50">:</text:span><text:span text:style-name="T54">"name</text:span><text:span text:style-name="T55">4</text:span><text:span text:style-name="T54">"</text:span><text:span text:style-name="T50">, </text:span><text:span text:style-name="T19">"password"</text:span><text:span text:style-name="T50">:</text:span><text:span text:style-name="T54">"password</text:span><text:span text:style-name="T55">4</text:span><text:span text:style-name="T54">"</text:span><text:span text:style-name="T43">}</text:span></text:p>
          <text:p text:style-name="P460">Tipo de envío: POST. </text:p>
          <text:p text:style-name="P460">Endpoint: <text:a xlink:type="simple" xlink:href="http://localhost:8040/user/addd" text:style-name="Internet_20_link" text:visited-style-name="Visited_20_Internet_20_Link">http://localhost:8040/user/addd</text:a></text:p>
          <text:p text:style-name="P461">Output:</text:p>
          <text:p text:style-name="P461">{</text:p>
        </text:list-item>
      </text:list>
      <text:p text:style-name="P2"><text:span text:style-name="T18"><text:tab/>"timestamp"</text:span>: <text:span text:style-name="T51">"2021-07-07T22:29:56.608+00:00"</text:span>,</text:p>
      <text:p text:style-name="P2"><text:span text:style-name="T18"><text:tab/>"status"</text:span>: <text:span text:style-name="T207">404</text:span>,</text:p>
      <text:p text:style-name="P2"><text:span text:style-name="T18"><text:tab/>"error"</text:span>: <text:span text:style-name="T51">"Not Found"</text:span>,</text:p>
      <text:p text:style-name="P2"><text:span text:style-name="T18"><text:tab/>"path"</text:span>: <text:span text:style-name="T51">"/user/addd"</text:span></text:p>
      <text:p text:style-name="P2"><text:tab/>}</text:p>
      <text:list xml:id="list125617199434155" text:continue-numbering="true" text:style-name="L1">
        <text:list-header>
          <text:p text:style-name="P460"/>
        </text:list-header>
        <text:list-item>
          <text:p text:style-name="P458"><text:span text:style-name="T46">Input: </text:span><text:span text:style-name="T43">{</text:span><text:span text:style-name="T20">"name"</text:span><text:span text:style-name="T44">:</text:span><text:span text:style-name="T56">"name</text:span><text:span text:style-name="T57">5</text:span><text:span text:style-name="T56">"</text:span><text:span text:style-name="T44">, </text:span><text:span text:style-name="T20">"password"</text:span><text:span text:style-name="T44">:</text:span><text:span text:style-name="T56">"password</text:span><text:span text:style-name="T57">5</text:span><text:span text:style-name="T56">"</text:span><text:span text:style-name="T43">}</text:span></text:p>
          <text:p text:style-name="P460">Tipo de envío: POST.</text:p>
          <text:p text:style-name="P458"><text:span text:style-name="T44">Endpoint: http://localhost:8040/user</text:span><text:span text:style-name="T45">r</text:span><text:span text:style-name="T44">/add</text:span></text:p>
          <text:p text:style-name="P462">Output:</text:p>
        </text:list-item>
      </text:list>
      <text:p text:style-name="P70"><text:tab/>{</text:p>
      <text:p text:style-name="P23"><text:span text:style-name="T18"><text:tab/>"timestamp"</text:span>: <text:span text:style-name="T51">"2021-07-07T22:29:56.608+00:00"</text:span>,</text:p>
      <text:p text:style-name="P23"><text:span text:style-name="T18"><text:tab/>"status"</text:span>: <text:span text:style-name="T207">404</text:span>,</text:p>
      <text:p text:style-name="P23"><text:span text:style-name="T18"><text:tab/>"error"</text:span>: <text:span text:style-name="T51">"Not Found"</text:span>,</text:p>
      <text:p text:style-name="P23"><text:span text:style-name="T18"><text:tab/>"path"</text:span>: <text:span text:style-name="T51">"/user</text:span><text:span text:style-name="T69">r</text:span><text:span text:style-name="T51">/add"</text:span></text:p>
      <text:p text:style-name="P76"><text:tab/>}</text:p>
      <text:list xml:id="list125616826530190" text:continue-numbering="true" text:style-name="L1">
        <text:list-header>
          <text:p text:style-name="P460"/>
        </text:list-header>
        <text:list-item>
          <text:p text:style-name="P458"><text:span text:style-name="T46">Input: </text:span><text:span text:style-name="T43">{</text:span><text:span text:style-name="T20">"name"</text:span><text:span text:style-name="T44">:</text:span><text:span text:style-name="T56">"name</text:span><text:span text:style-name="T57">6</text:span><text:span text:style-name="T56">"</text:span><text:span text:style-name="T44">, </text:span><text:span text:style-name="T20">"password"</text:span><text:span text:style-name="T44">:</text:span><text:span text:style-name="T56">"password</text:span><text:span text:style-name="T57">6</text:span><text:span text:style-name="T56">"</text:span><text:span text:style-name="T43">}</text:span></text:p>
          <text:p text:style-name="P460">Tipo de envío: POST.</text:p>
          <text:p text:style-name="P458"><text:span text:style-name="T44">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5">1</text:span></text:a><text:a xlink:type="simple" xlink:href="http://localhost:8041/user/add" text:style-name="Internet_20_link" text:visited-style-name="Visited_20_Internet_20_Link"><text:span text:style-name="T44">/user/add</text:span></text:a></text:p>
          <text:p text:style-name="P470"><text:span text:style-name="T44">O</text:span><text:span text:style-name="T42">utput:</text:span></text:p>
        </text:list-item>
      </text:list>
      <text:p text:style-name="P471"><text:tab/>Could not send request</text:p>
      <text:p text:style-name="P436"><text:span text:style-name="T41"><text:tab/></text:span><text:span text:style-name="T264">Error: connect ECONNREFUSED 127.0.0.1:8041</text:span></text:p>
      <text:p text:style-name="P75"/>
      <text:list xml:id="list125616989573819" text:continue-numbering="true" text:style-name="L1">
        <text:list-header>
          <text:p text:style-name="P460"/>
        </text:list-header>
        <text:list-item>
          <text:p text:style-name="P458"><text:span text:style-name="T46">Input: </text:span><text:span text:style-name="T43">{</text:span><text:span text:style-name="T20">"name"</text:span><text:span text:style-name="T44">:</text:span><text:span text:style-name="T56">"name</text:span><text:span text:style-name="T57">7</text:span><text:span text:style-name="T56">"</text:span><text:span text:style-name="T44">, </text:span><text:span text:style-name="T20">"password"</text:span><text:span text:style-name="T44">:</text:span><text:span text:style-name="T56">"password</text:span><text:span text:style-name="T57">7</text:span><text:span text:style-name="T56">"</text:span><text:span text:style-name="T43">}</text:span></text:p>
          <text:p text:style-name="P458"><text:span text:style-name="T44">Tipo de envío: P</text:span><text:span text:style-name="T45">UT</text:span><text:span text:style-name="T44">. </text:span></text:p>
          <text:p text:style-name="P460">Endpoint: <text:a xlink:type="simple" xlink:href="http://localhost:8040/user/add" text:style-name="Internet_20_link" text:visited-style-name="Visited_20_Internet_20_Link">http://localhost:8040/user/add</text:a></text:p>
          <text:p text:style-name="P463">Output:</text:p>
          <text:p text:style-name="P463">{</text:p>
        </text:list-item>
      </text:list>
      <text:p text:style-name="P1"><text:span text:style-name="T18"><text:tab/>"timestamp"</text:span>: <text:span text:style-name="T51">"2021-07-07T22:33:48.063+00:00"</text:span>,</text:p>
      <text:p text:style-name="P1"><text:span text:style-name="T18"><text:tab/>"status"</text:span>: <text:span text:style-name="T207">405</text:span>,</text:p>
      <text:p text:style-name="P1"><text:span text:style-name="T18"><text:tab/>"error"</text:span>: <text:span text:style-name="T51">"Method Not Allowed"</text:span>,</text:p>
      <text:p text:style-name="P1"><text:span text:style-name="T18"><text:tab/>"path"</text:span>: <text:span text:style-name="T51">"/user/add"</text:span></text:p>
      <text:p text:style-name="P1"><text:tab/>}</text:p>
      <text:p text:style-name="P71"/>
      <text:p text:style-name="P71"/>
      <text:p text:style-name="P71"/>
      <text:p text:style-name="P71"/>
      <text:p text:style-name="P202"/>
      <text:p text:style-name="P174"/>
      <text:p text:style-name="P303"><text:soft-page-break/><text:span text:style-name="T266">Insertar usuario con los campos mínimos admisibles sintácticamente correctos, </text:span>salvo el campo <text:span text:style-name="T7">nombre</text:span> mal definido sintácticamente:</text:p>
      <text:p text:style-name="P197"/>
      <text:p text:style-name="P147"><text:span text:style-name="T30">Input para output </text:span><text:span text:style-name="T32">NOT </text:span><text:span text:style-name="T31">OK</text:span></text:p>
      <text:p text:style-name="P61"/>
      <text:p text:style-name="P49">{</text:p>
      <text:p text:style-name="P5"><text:span text:style-name="T18"><text:tab/>"</text:span><text:span text:style-name="T29">name</text:span>:<text:span text:style-name="T51">"name</text:span><text:span text:style-name="T60">9</text:span><text:span text:style-name="T51">"</text:span>,</text:p>
      <text:p text:style-name="P5"><text:span text:style-name="T18"><text:tab/>"password"</text:span>:<text:span text:style-name="T51">"password</text:span><text:span text:style-name="T60">9</text:span><text:span text:style-name="T51">"</text:span></text:p>
      <text:p text:style-name="P49">}</text:p>
      <text:p text:style-name="P49"/>
      <text:p text:style-name="P72">Output NOT OK</text:p>
      <text:p text:style-name="P72"/>
      <text:p text:style-name="P73">{</text:p>
      <text:p text:style-name="P2"><text:span text:style-name="T18">"timestamp"</text:span>: <text:span text:style-name="T51">"2021-07-07T22:37:36.682+00:00"</text:span>,</text:p>
      <text:p text:style-name="P2"><text:span text:style-name="T18">"status"</text:span>: <text:span text:style-name="T207">400</text:span>,</text:p>
      <text:p text:style-name="P2"><text:span text:style-name="T18">"error"</text:span>: <text:span text:style-name="T51">"Bad Request"</text:span>,</text:p>
      <text:p text:style-name="P2"><text:span text:style-name="T18">"path"</text:span>: <text:span text:style-name="T51">"/user/add"</text:span></text:p>
      <text:p text:style-name="P2">}</text:p>
      <text:p text:style-name="P49"/>
      <text:p text:style-name="P49"/>
      <text:p text:style-name="P303"><text:span text:style-name="T266">Insertar usuario con los campos mínimos admisibles sintácticamente correctos, </text:span>salvo el <text:span text:style-name="T6">valor del </text:span>campo <text:span text:style-name="T7">nombre</text:span> mal definido sintácticamente:</text:p>
      <text:p text:style-name="P197"/>
      <text:p text:style-name="P148"><text:span text:style-name="T30">Input para output </text:span><text:span text:style-name="T32">NOT </text:span><text:span text:style-name="T31">OK</text:span><text:span text:style-name="T30">:</text:span></text:p>
      <text:p text:style-name="P62"/>
      <text:p text:style-name="P50">{</text:p>
      <text:p text:style-name="P6"><text:span text:style-name="T18"><text:tab/>"n</text:span><text:span text:style-name="T21">ame</text:span><text:span text:style-name="T18">"</text:span>:<text:span text:style-name="T51">name</text:span><text:span text:style-name="T61">10</text:span>,</text:p>
      <text:p text:style-name="P6"><text:span text:style-name="T18"><text:tab/>"password"</text:span>:<text:span text:style-name="T51">"password</text:span><text:span text:style-name="T62">10</text:span><text:span text:style-name="T51">"</text:span></text:p>
      <text:p text:style-name="P50">}</text:p>
      <text:p text:style-name="P197"/>
      <text:p text:style-name="P291">Output NOT OK</text:p>
      <text:p text:style-name="P291"/>
      <text:p text:style-name="P125">{</text:p>
      <text:p text:style-name="P1"><text:span text:style-name="T18">"timestamp"</text:span>: <text:span text:style-name="T51">"2021-07-07T22:38:59.651+00:00"</text:span>,</text:p>
      <text:p text:style-name="P1"><text:span text:style-name="T18">"status"</text:span>: <text:span text:style-name="T207">400</text:span>,</text:p>
      <text:p text:style-name="P1"><text:span text:style-name="T18">"error"</text:span>: <text:span text:style-name="T51">"Bad Request"</text:span>,</text:p>
      <text:p text:style-name="P1"><text:span text:style-name="T18">"path"</text:span>: <text:span text:style-name="T51">"/user/add"</text:span></text:p>
      <text:p text:style-name="P1">}</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304"><text:soft-page-break/><text:span text:style-name="T266">Insertar usuario con los campos mínimos admisibles sintácticamente correctos, </text:span>salvo el campo <text:span text:style-name="T8">contraseña</text:span> mal definido sintácticamente:</text:p>
      <text:p text:style-name="P198"/>
      <text:p text:style-name="P149"><text:span text:style-name="T30">Input para output </text:span><text:span text:style-name="T32">NOT </text:span><text:span text:style-name="T31">OK</text:span><text:span text:style-name="T30">:</text:span></text:p>
      <text:p text:style-name="P63"/>
      <text:p text:style-name="P51">{</text:p>
      <text:p text:style-name="P17"><text:span text:style-name="T18"><text:tab/>"n</text:span><text:span text:style-name="T21">ame</text:span><text:span text:style-name="T18">"</text:span>: <text:span text:style-name="T18">"</text:span><text:span text:style-name="T51">name</text:span><text:span text:style-name="T61">1</text:span><text:span text:style-name="T62">1</text:span><text:span text:style-name="T22">"</text:span>,</text:p>
      <text:p text:style-name="P7"><text:span text:style-name="T18"><text:tab/>"password</text:span>:<text:span text:style-name="T51">"password</text:span><text:span text:style-name="T62">11</text:span><text:span text:style-name="T51">"</text:span></text:p>
      <text:p text:style-name="P51">}</text:p>
      <text:p text:style-name="P198"/>
      <text:p text:style-name="P292">Output NOT OK</text:p>
      <text:p text:style-name="P292"/>
      <text:p text:style-name="P126">{</text:p>
      <text:p text:style-name="P2"><text:span text:style-name="T18">"timestamp"</text:span>: <text:span text:style-name="T51">"2021-07-07T22:41:09.876+00:00"</text:span>,</text:p>
      <text:p text:style-name="P2"><text:span text:style-name="T18">"status"</text:span>: <text:span text:style-name="T207">400</text:span>,</text:p>
      <text:p text:style-name="P2"><text:span text:style-name="T18">"error"</text:span>: <text:span text:style-name="T51">"Bad Request"</text:span>,</text:p>
      <text:p text:style-name="P2"><text:span text:style-name="T18">"path"</text:span>: <text:span text:style-name="T51">"/user/add"</text:span></text:p>
      <text:p text:style-name="P2">}</text:p>
      <text:p text:style-name="P207"/>
      <text:p text:style-name="P304"><text:span text:style-name="T266">Insertar usuario con los campos mínimos admisibles sintácticamente correctos, </text:span>salvo el <text:span text:style-name="T6">valor del </text:span>campo <text:span text:style-name="T8">contraseña</text:span> mal definido sintácticamente:</text:p>
      <text:p text:style-name="P198"/>
      <text:p text:style-name="P150"><text:span text:style-name="T30">Input para output </text:span><text:span text:style-name="T32">NOT </text:span><text:span text:style-name="T31">OK</text:span></text:p>
      <text:p text:style-name="P64"/>
      <text:p text:style-name="P52">{</text:p>
      <text:p text:style-name="P8"><text:span text:style-name="T18"><text:tab/>"n</text:span><text:span text:style-name="T21">ame</text:span><text:span text:style-name="T18">"</text:span>:<text:span text:style-name="T51">name</text:span><text:span text:style-name="T63">12</text:span>,</text:p>
      <text:p text:style-name="P8"><text:span text:style-name="T18"><text:tab/>"password"</text:span>:<text:span text:style-name="T51">password</text:span><text:span text:style-name="T62">1</text:span><text:span text:style-name="T63">2</text:span></text:p>
      <text:p text:style-name="P52">}</text:p>
      <text:p text:style-name="P52"/>
      <text:p text:style-name="P74">Output NOT OK</text:p>
      <text:p text:style-name="P52"/>
      <text:p text:style-name="P52">{</text:p>
      <text:p text:style-name="P1"><text:span text:style-name="T18">"timestamp"</text:span>: <text:span text:style-name="T51">"2021-07-07T22:42:01.061+00:00"</text:span>,</text:p>
      <text:p text:style-name="P1"><text:span text:style-name="T18">"status"</text:span>: <text:span text:style-name="T207">400</text:span>,</text:p>
      <text:p text:style-name="P1"><text:span text:style-name="T18">"error"</text:span>: <text:span text:style-name="T51">"Bad Request"</text:span>,</text:p>
      <text:p text:style-name="P1"><text:span text:style-name="T18">"path"</text:span>: <text:span text:style-name="T51">"/user/add"</text:span></text:p>
      <text:p text:style-name="P1">}</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25"><text:soft-page-break/><text:span text:style-name="T247">Insertar usuario con los campos mínimos admisibles sintácticamente correctos, </text:span><text:span text:style-name="T248">salvo el </text:span><text:span text:style-name="T249">valor del </text:span><text:span text:style-name="T248">campo </text:span><text:span text:style-name="T250">roles</text:span><text:span text:style-name="T248"> mal definido sintácticamente </text:span><text:span text:style-name="T251">o semánticamente</text:span><text:span text:style-name="T248">:</text:span></text:p>
      <text:p text:style-name="P87"/>
      <text:p text:style-name="P77"/>
      <text:list xml:id="list3962654639" text:style-name="L2">
        <text:list-item>
          <text:p text:style-name="P472">Insertar campo nombre de rol, mal definido sintácticamente:</text:p>
        </text:list-item>
      </text:list>
      <text:p text:style-name="P210"/>
      <text:p text:style-name="P151"><text:span text:style-name="T30">Input para output </text:span><text:span text:style-name="T32">NOT </text:span><text:span text:style-name="T31">OK</text:span><text:span text:style-name="T30">:</text:span></text:p>
      <text:p text:style-name="P211"/>
      <text:p text:style-name="P60"><text:tab/>{</text:p>
      <text:p text:style-name="P43"><text:span text:style-name="T18"><text:tab/>"name"</text:span>:<text:span text:style-name="T51">"name1</text:span><text:span text:style-name="T65">4</text:span><text:span text:style-name="T51">"</text:span>,</text:p>
      <text:p text:style-name="P43"><text:span text:style-name="T18"><text:tab/>"password"</text:span>:<text:span text:style-name="T51">"password1</text:span><text:span text:style-name="T65">4</text:span><text:span text:style-name="T51">"</text:span>,</text:p>
      <text:p text:style-name="P43"><text:span text:style-name="T18"><text:tab/>"rol</text:span><text:span text:style-name="T24">es</text:span><text:span text:style-name="T18">"</text:span>:[{<text:span text:style-name="T18">"nameRole</text:span>:<text:span text:style-name="T51">"role1"</text:span>,<text:span text:style-name="T18">"description"</text:span>:<text:span text:style-name="T51">"desc</text:span><text:span text:style-name="T65">1</text:span><text:span text:style-name="T51">"</text:span>,<text:span text:style-name="T18">"users"</text:span>:[]}]</text:p>
      <text:p text:style-name="P81"><text:tab/>}</text:p>
      <text:p text:style-name="P81"/>
      <text:p text:style-name="P106">Output NOT OK</text:p>
      <text:p text:style-name="P81"/>
      <text:p text:style-name="P81"><text:tab/>{</text:p>
      <text:p text:style-name="P43"><text:span text:style-name="T18"><text:tab/>"timestamp"</text:span>: <text:span text:style-name="T51">"2021-07-07T22:46:40.233+00:00"</text:span>,</text:p>
      <text:p text:style-name="P43"><text:span text:style-name="T18"><text:tab/>"status"</text:span>: <text:span text:style-name="T207">400</text:span>,</text:p>
      <text:p text:style-name="P43"><text:span text:style-name="T18"><text:tab/>"error"</text:span>: <text:span text:style-name="T51">"Bad Request"</text:span>,</text:p>
      <text:p text:style-name="P43"><text:span text:style-name="T18"><text:tab/>"path"</text:span>: <text:span text:style-name="T51">"/user/add"</text:span></text:p>
      <text:p text:style-name="P60"><text:tab/>}</text:p>
      <text:p text:style-name="P78"/>
      <text:list xml:id="list125618114516831" text:continue-numbering="true" text:style-name="L2">
        <text:list-item>
          <text:p text:style-name="P472">Insertar el valor del campo nombre de rol, mal definido sintácticamente:</text:p>
        </text:list-item>
      </text:list>
      <text:p text:style-name="P210"/>
      <text:p text:style-name="P152"><text:span text:style-name="T30">Input para output </text:span><text:span text:style-name="T32">NOT </text:span><text:span text:style-name="T31">OK</text:span></text:p>
      <text:p text:style-name="P212"/>
      <text:p text:style-name="P82"><text:tab/>{</text:p>
      <text:p text:style-name="P1"><text:span text:style-name="T18"><text:tab/>"name"</text:span>:<text:span text:style-name="T51">"name14"</text:span>,</text:p>
      <text:p text:style-name="P1"><text:span text:style-name="T18"><text:tab/>"password"</text:span>:<text:span text:style-name="T51">"password14"</text:span>,</text:p>
      <text:p text:style-name="P1"><text:span text:style-name="T18"><text:tab/>"roles"</text:span>:[{<text:span text:style-name="T18">"nameRole"</text:span>:role1<text:span text:style-name="T51">","</text:span>description<text:span text:style-name="T18">":"</text:span>desc1<text:span text:style-name="T18">","</text:span>users<text:span text:style-name="T18">":[]}]</text:span></text:p>
      <text:p text:style-name="P449"><text:tab/>}</text:p>
      <text:p text:style-name="P82"/>
      <text:p text:style-name="P82"/>
      <text:p text:style-name="P107">Output NOT OK</text:p>
      <text:p text:style-name="P107"/>
      <text:p text:style-name="P108"><text:tab/>{</text:p>
      <text:p text:style-name="P2"><text:span text:style-name="T18"><text:tab/>"timestamp"</text:span>: <text:span text:style-name="T51">"2021-07-07T22:48:49.072+00:00"</text:span>,</text:p>
      <text:p text:style-name="P2"><text:span text:style-name="T18"><text:tab/>"status"</text:span>: <text:span text:style-name="T207">400</text:span>,</text:p>
      <text:p text:style-name="P2"><text:span text:style-name="T18"><text:tab/>"error"</text:span>: <text:span text:style-name="T51">"Bad Request"</text:span>,</text:p>
      <text:p text:style-name="P2"><text:span text:style-name="T18"><text:tab/>"path"</text:span>: <text:span text:style-name="T51">"/user/add"</text:span></text:p>
      <text:p text:style-name="P2"><text:tab/>}</text:p>
      <text:p text:style-name="P107"/>
      <text:p text:style-name="P107"/>
      <text:p text:style-name="P107"/>
      <text:p text:style-name="P107"/>
      <text:p text:style-name="P107"/>
      <text:p text:style-name="P107"/>
      <text:p text:style-name="P107"/>
      <text:p text:style-name="P107"/>
      <text:p text:style-name="P107"/>
      <text:p text:style-name="P83"/>
      <text:list xml:id="list125618482568388" text:continue-numbering="true" text:style-name="L2">
        <text:list-item>
          <text:p text:style-name="P473"><text:soft-page-break/>Insertar el <text:span text:style-name="T265">nombre</text:span> del campo descripción de rol, mal definido sintácticamente:</text:p>
        </text:list-item>
      </text:list>
      <text:p text:style-name="P218"/>
      <text:p text:style-name="P171"><text:span text:style-name="T30">Input para output </text:span><text:span text:style-name="T32">NOT </text:span><text:span text:style-name="T31">OK</text:span><text:span text:style-name="T30">:</text:span></text:p>
      <text:p text:style-name="P218"/>
      <text:p text:style-name="P85"><text:tab/>{</text:p>
      <text:p text:style-name="P1"><text:span text:style-name="T18"><text:tab/>"name"</text:span>:<text:span text:style-name="T51">"name14"</text:span>,</text:p>
      <text:p text:style-name="P1"><text:span text:style-name="T18"><text:tab/>"password"</text:span>:<text:span text:style-name="T51">"password14"</text:span>,</text:p>
      <text:p text:style-name="P1"><text:span text:style-name="T18"><text:tab/>"roles"</text:span>:[{<text:span text:style-name="T18">"nameRole"</text:span>:<text:span text:style-name="T51">"role1"</text:span>,description<text:span text:style-name="T18">":"</text:span>desc1<text:span text:style-name="T18">","</text:span>users<text:span text:style-name="T18">":[]}]</text:span></text:p>
      <text:p text:style-name="P449"><text:tab/>}</text:p>
      <text:p text:style-name="P85"/>
      <text:p text:style-name="P109">Output NOT OK</text:p>
      <text:p text:style-name="P110"/>
      <text:p text:style-name="P110"><text:tab/>{</text:p>
      <text:p text:style-name="P2"><text:span text:style-name="T18"><text:tab/>"timestamp"</text:span>: <text:span text:style-name="T51">"2021-07-07T22:51:07.166+00:00"</text:span>,</text:p>
      <text:p text:style-name="P2"><text:span text:style-name="T18"><text:tab/>"status"</text:span>: <text:span text:style-name="T207">400</text:span>,</text:p>
      <text:p text:style-name="P2"><text:span text:style-name="T18"><text:tab/>"error"</text:span>: <text:span text:style-name="T51">"Bad Request"</text:span>,</text:p>
      <text:p text:style-name="P2"><text:span text:style-name="T18"><text:tab/>"path"</text:span>: <text:span text:style-name="T51">"/user/add"</text:span></text:p>
      <text:p text:style-name="P2"><text:tab/>}</text:p>
      <text:p text:style-name="P85"/>
      <text:list xml:id="list125618686526211" text:continue-numbering="true" text:style-name="L2">
        <text:list-item>
          <text:p text:style-name="P472">Insertar el valor del campo descripción de rol, mal definido sintácticamente:</text:p>
        </text:list-item>
      </text:list>
      <text:p text:style-name="P210"/>
      <text:p text:style-name="P153"><text:span text:style-name="T30">Input para output </text:span><text:span text:style-name="T32">NOT </text:span><text:span text:style-name="T31">OK</text:span></text:p>
      <text:p text:style-name="P213"/>
      <text:p text:style-name="P84"><text:tab/>{</text:p>
      <text:p text:style-name="P1"><text:span text:style-name="T18"><text:tab/>"name"</text:span>:<text:span text:style-name="T51">"name14"</text:span>,</text:p>
      <text:p text:style-name="P1"><text:span text:style-name="T18"><text:tab/>"password"</text:span>:<text:span text:style-name="T51">"password14"</text:span>,</text:p>
      <text:p text:style-name="P1"><text:span text:style-name="T18"><text:tab/>"roles"</text:span>:[{<text:span text:style-name="T18">"nameRole"</text:span>:<text:span text:style-name="T51">"role1"</text:span>,<text:span text:style-name="T18">"description"</text:span>:desc1<text:span text:style-name="T51">","</text:span>users<text:span text:style-name="T18">":[]}]</text:span></text:p>
      <text:p text:style-name="P449"><text:tab/>}</text:p>
      <text:p text:style-name="P84"/>
      <text:p text:style-name="P84"/>
      <text:p text:style-name="P111">Output NOT OK</text:p>
      <text:p text:style-name="P210"/>
      <text:p text:style-name="P87"><text:tab/>{</text:p>
      <text:p text:style-name="P1"><text:span text:style-name="T18"><text:tab/>"timestamp"</text:span>: <text:span text:style-name="T51">"2021-07-07T22:52:41.221+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add"</text:span></text:p>
      <text:p text:style-name="P1"><text:tab/>}</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127"><text:soft-page-break/>OUTPUTS <text:span text:style-name="T102">WARNINGS </text:span></text:p>
      <text:p text:style-name="P127"><text:span text:style-name="T103">(se realiza la persistencia en BD con devolución de warning al cliente)</text:span>:</text:p>
      <text:p text:style-name="P128"/>
      <text:p text:style-name="P235"/>
      <text:p text:style-name="P310">Insertar usuario existente (definiendo <text:s/>el campo <text:span text:style-name="T104">name</text:span> de manera sintácticamente correcta, con un valor sintácticamente correcto pero semánticamente correspondiendo a un <text:span text:style-name="T104">nombre</text:span> ya registrado en la BD):</text:p>
      <text:p text:style-name="P236"/>
      <text:p text:style-name="P154"><text:span text:style-name="T30">Input para output </text:span><text:span text:style-name="T33">WARNING</text:span><text:span text:style-name="T30">:</text:span></text:p>
      <text:p text:style-name="P236"/>
      <text:p text:style-name="P53">{</text:p>
      <text:p text:style-name="P9"><text:span text:style-name="T18"><text:tab/>"name"</text:span>:<text:span text:style-name="T51">"name</text:span><text:span text:style-name="T59">8</text:span><text:span text:style-name="T51">"</text:span>,</text:p>
      <text:p text:style-name="P9"><text:span text:style-name="T18"><text:tab/>"password"</text:span>:<text:span text:style-name="T51">"password</text:span><text:span text:style-name="T59">8</text:span><text:span text:style-name="T51">"</text:span></text:p>
      <text:p text:style-name="P53">}</text:p>
      <text:p text:style-name="P175"/>
      <text:p text:style-name="P305"><text:span text:style-name="T266">Insertar usuario con los campos mínimos admisibles sintácticamente correctos, </text:span>salvo el campo <text:span text:style-name="T9">roles </text:span>mal definido sintácticamente:</text:p>
      <text:p text:style-name="P201"/>
      <text:p text:style-name="P154"><text:span text:style-name="T30">Input para output </text:span><text:span text:style-name="T33">WARNING</text:span><text:span text:style-name="T30">:</text:span></text:p>
      <text:p text:style-name="P201"/>
      <text:p text:style-name="P56">{</text:p>
      <text:p text:style-name="P25"><text:span text:style-name="T18"><text:tab/>"name"</text:span>:<text:span text:style-name="T51">"name13"</text:span>,</text:p>
      <text:p text:style-name="P25"><text:span text:style-name="T18"><text:tab/>"password"</text:span>:<text:span text:style-name="T51">"password13"</text:span>,</text:p>
      <text:p text:style-name="P25"><text:span text:style-name="T18"><text:tab/>"rol"</text:span>:[{<text:span text:style-name="T18">"nameRole"</text:span>:<text:span text:style-name="T51">"role1"</text:span>,<text:span text:style-name="T18">"description"</text:span>:<text:span text:style-name="T51">"desc1"</text:span>,<text:span text:style-name="T18">"users"</text:span>:[]}]</text:p>
      <text:p text:style-name="P88">}</text:p>
      <text:p text:style-name="P196"/>
      <text:p text:style-name="P326"><text:span text:style-name="T247">Insertar usuario con los campos mínimos admisibles sintácticamente correctos, </text:span><text:span text:style-name="T248">salvo el </text:span><text:span text:style-name="T249">valor del </text:span><text:span text:style-name="T248">campo </text:span><text:span text:style-name="T250">roles</text:span><text:span text:style-name="T248"> mal definido sintácticamente </text:span><text:span text:style-name="T251">o semánticamente</text:span><text:span text:style-name="T248">:</text:span></text:p>
      <text:p text:style-name="P203"/>
      <text:list xml:id="list125618681714369" text:continue-numbering="true" text:style-name="L2">
        <text:list-item>
          <text:p text:style-name="P474">Insertar campo id de rol, mal definido sintácticamente: </text:p>
        </text:list-item>
      </text:list>
      <text:p text:style-name="P214"/>
      <text:p text:style-name="P155"><text:span text:style-name="T30">Input para output </text:span><text:span text:style-name="T34">WARNING</text:span><text:span text:style-name="T30">:</text:span></text:p>
      <text:p text:style-name="P203"/>
      <text:p text:style-name="P57"><text:tab/>{</text:p>
      <text:p text:style-name="P26"><text:span text:style-name="T18"><text:tab/><text:tab/>"name"</text:span>:<text:span text:style-name="T51">"name13"</text:span>,</text:p>
      <text:p text:style-name="P26"><text:span text:style-name="T18"><text:tab/><text:tab/>"password"</text:span>:<text:span text:style-name="T51">"password13"</text:span>,</text:p>
      <text:p text:style-name="P26"><text:span text:style-name="T18"><text:tab/><text:tab/>"rol"</text:span>:[{<text:span text:style-name="T18">"</text:span><text:span text:style-name="T23">idd</text:span><text:span text:style-name="T18">"</text:span>:<text:span text:style-name="T51">"1</text:span><text:span text:style-name="T64">0</text:span><text:span text:style-name="T51">",</text:span><text:span text:style-name="T18">"nameRole"</text:span>:<text:span text:style-name="T51">"role1"</text:span>,<text:span text:style-name="T18">"description"</text:span>:<text:span text:style-name="T51">"desc1"</text:span>,<text:span text:style-name="T18">"users"</text:span>:[]}]</text:p>
      <text:p text:style-name="P214"><text:span text:style-name="T30"><text:tab/>}</text:span><text:tab/></text:p>
      <text:p text:style-name="P214"/>
      <text:list xml:id="list125618351102092" text:continue-numbering="true" text:style-name="L2">
        <text:list-item>
          <text:p text:style-name="P475">Insertar campo descripción de rol, mal definido sintácticamente:</text:p>
        </text:list-item>
      </text:list>
      <text:p text:style-name="P237"/>
      <text:p text:style-name="P156"><text:span text:style-name="T30">Input para output </text:span><text:span text:style-name="T34">WARNING</text:span><text:span text:style-name="T30">:</text:span></text:p>
      <text:p text:style-name="P215"/>
      <text:p text:style-name="P58"><text:tab/>{</text:p>
      <text:p text:style-name="P27"><text:span text:style-name="T18"><text:tab/><text:tab/>"name"</text:span>:<text:span text:style-name="T51">"name1</text:span><text:span text:style-name="T66">6</text:span><text:span text:style-name="T51">"</text:span>,</text:p>
      <text:p text:style-name="P27"><text:span text:style-name="T18"><text:tab/><text:tab/>"password"</text:span>:<text:span text:style-name="T51">"password1</text:span><text:span text:style-name="T66">6</text:span><text:span text:style-name="T51">"</text:span>,</text:p>
      <text:p text:style-name="P27"><text:span text:style-name="T18"><text:tab/><text:tab/>"rol</text:span><text:span text:style-name="T25">es</text:span><text:span text:style-name="T18">"</text:span>:[{<text:span text:style-name="T18">"name</text:span><text:span text:style-name="T26">Role</text:span><text:span text:style-name="T18">"</text:span>: <text:span text:style-name="T51">"role1"</text:span>,<text:span text:style-name="T18">"description</text:span><text:span text:style-name="T25">n</text:span><text:span text:style-name="T18">"</text:span>:<text:span text:style-name="T51">"desc</text:span><text:span text:style-name="T65">1</text:span><text:span text:style-name="T51">"</text:span>,<text:span text:style-name="T18">"users"</text:span>:[]}]</text:p>
      <text:p text:style-name="P80"><text:tab/>}</text:p>
      <text:p text:style-name="P80"/>
      <text:p text:style-name="P80"/>
      <text:p text:style-name="P80"><text:soft-page-break/></text:p>
      <text:list xml:id="list125618059087369" text:continue-numbering="true" text:style-name="L2">
        <text:list-item>
          <text:p text:style-name="P464">Insertar campo usuarios del rol, mal definido sintácticamente:</text:p>
        </text:list-item>
      </text:list>
      <text:p text:style-name="P216"/>
      <text:p text:style-name="P157"><text:span text:style-name="T30">Input para output </text:span><text:span text:style-name="T35">WARNING</text:span><text:span text:style-name="T30">:</text:span></text:p>
      <text:p text:style-name="P216"/>
      <text:p text:style-name="P59"><text:tab/>{</text:p>
      <text:p text:style-name="P28"><text:span text:style-name="T18"><text:tab/><text:tab/>"name"</text:span>:<text:span text:style-name="T51">"name1</text:span><text:span text:style-name="T67">7</text:span><text:span text:style-name="T51">"</text:span>,</text:p>
      <text:p text:style-name="P28"><text:span text:style-name="T18"><text:tab/><text:tab/>"password"</text:span>:<text:span text:style-name="T51">"password1</text:span><text:span text:style-name="T67">7</text:span><text:span text:style-name="T51">"</text:span>,</text:p>
      <text:p text:style-name="P28"><text:span text:style-name="T18"><text:tab/><text:tab/>"rol</text:span><text:span text:style-name="T25">es</text:span><text:span text:style-name="T18">"</text:span>:[{<text:span text:style-name="T18">"name</text:span><text:span text:style-name="T26">Role</text:span><text:span text:style-name="T18">"</text:span>: <text:span text:style-name="T51">"role1"</text:span>,<text:span text:style-name="T18">"description"</text:span>:<text:span text:style-name="T51">desc</text:span><text:span text:style-name="T65">1</text:span>,<text:span text:style-name="T18">"user"</text:span>:[]}]</text:p>
      <text:p text:style-name="P79"><text:tab/>}</text:p>
      <text:p text:style-name="P216"/>
      <text:p text:style-name="P216"/>
      <text:list xml:id="list125617718699488" text:continue-numbering="true" text:style-name="L2">
        <text:list-item>
          <text:p text:style-name="P476">Insertar el valor del campo usuarios del rol, con valor del campo id de usuario, inexistente:</text:p>
          <text:p text:style-name="P478"/>
        </text:list-item>
      </text:list>
      <text:p text:style-name="P216"/>
      <text:p text:style-name="P157"><text:span text:style-name="T30">Input para output </text:span><text:span text:style-name="T36">WARNING</text:span><text:span text:style-name="T30">:</text:span></text:p>
      <text:p text:style-name="P216"/>
      <text:p text:style-name="P59"><text:tab/>{</text:p>
      <text:p text:style-name="P28"><text:span text:style-name="T18"><text:tab/><text:tab/>"name"</text:span>:<text:span text:style-name="T51">"name1</text:span><text:span text:style-name="T67">7</text:span><text:span text:style-name="T51">"</text:span>,</text:p>
      <text:p text:style-name="P28"><text:span text:style-name="T18"><text:tab/><text:tab/>"password"</text:span>:<text:span text:style-name="T51">"password1</text:span><text:span text:style-name="T67">7</text:span><text:span text:style-name="T51">"</text:span>,</text:p>
      <text:p text:style-name="P28"><text:span text:style-name="T18"><text:tab/><text:tab/>"rol</text:span><text:span text:style-name="T25">es</text:span><text:span text:style-name="T18">"</text:span>:[{<text:span text:style-name="T18">"name</text:span><text:span text:style-name="T26">Role</text:span><text:span text:style-name="T18">"</text:span>: <text:span text:style-name="T51">"role1"</text:span>,<text:span text:style-name="T18">"description"</text:span>:<text:span text:style-name="T51">desc</text:span><text:span text:style-name="T65">1</text:span>,<text:span text:style-name="T18">"user"</text:span>:[<text:span text:style-name="T101">{}</text:span>]}]</text:p>
      <text:p text:style-name="P79"><text:tab/>}</text:p>
      <text:p text:style-name="P79"/>
      <text:p text:style-name="P196"/>
      <text:p text:style-name="P144"/>
      <text:p text:style-name="P455"><text:span text:style-name="T86">Insertar usuario al momento inexistente </text:span><text:span text:style-name="T87">(id y nombre aún inexistente)</text:span><text:span text:style-name="T86">, con todos los campos y valores sintácticamente correctos, </text:span><text:span text:style-name="T88">definiendo un rol sintácticamente correcto</text:span><text:span text:style-name="T86"> </text:span><text:span text:style-name="T89">(incluyendo el campo id que es un dato que no se necesita y puede no corresponder con el id generado desde el servidor asociado al usuarioen cuestión)</text:span><text:span text:style-name="T88">: </text:span></text:p>
      <text:p text:style-name="P54"/>
      <text:p text:style-name="P158"><text:span text:style-name="T30">Input para output </text:span><text:span text:style-name="T37">WARNING</text:span><text:span text:style-name="T30">:</text:span></text:p>
      <text:p text:style-name="P54">{</text:p>
      <text:p text:style-name="P10"><text:span text:style-name="T18"><text:tab/>"id"</text:span>:<text:span text:style-name="T51">"1"</text:span>,</text:p>
      <text:p text:style-name="P10"><text:span text:style-name="T18"><text:tab/>"date"</text:span>:<text:span text:style-name="T51">"2021-06-18"</text:span>,</text:p>
      <text:p text:style-name="P10"><text:span text:style-name="T18"><text:tab/>"name"</text:span>:<text:span text:style-name="T51">"name</text:span><text:span text:style-name="T52">1</text:span><text:span text:style-name="T51">"</text:span>,</text:p>
      <text:p text:style-name="P10"><text:span text:style-name="T18"><text:tab/>"password"</text:span>:<text:span text:style-name="T51">"password</text:span><text:span text:style-name="T52">1</text:span><text:span text:style-name="T51">"</text:span>,</text:p>
      <text:p text:style-name="P10"><text:span text:style-name="T18"><text:tab/>"roles"</text:span>:[ {<text:span text:style-name="T18">"nameRole"</text:span>:<text:span text:style-name="T51">"role1"</text:span>,<text:span text:style-name="T18">"description"</text:span>:<text:span text:style-name="T51">"desc1"</text:span>,<text:span text:style-name="T18">"users"</text:span>:[]}]</text:p>
      <text:p text:style-name="P92">}</text:p>
      <text:p text:style-name="P238"/>
      <text:p text:style-name="P238"/>
      <text:p text:style-name="P311">Insertar usuario con dos roles duplicados (al menos en el campo nombre que los identifica unívocamente). <text:span text:style-name="T245">Persistir uno de ellos y dar aviso al cliente, de roles duplicados</text:span></text:p>
      <text:p text:style-name="P196"/>
      <text:p text:style-name="P196"/>
      <text:p text:style-name="P196"/>
      <text:p text:style-name="P196"/>
      <text:p text:style-name="P196"/>
      <text:p text:style-name="P196"/>
      <text:p text:style-name="P196"/>
      <text:p text:style-name="P133"><text:soft-page-break/>UPDATE <text:span text:style-name="T107">USER</text:span>:</text:p>
      <text:p text:style-name="P133"/>
      <text:p text:style-name="P134">OUTPUTS OK:</text:p>
      <text:p text:style-name="P294"/>
      <text:p text:style-name="P312">Modificar de usuario existente <text:s/><text:span text:style-name="T206">(distinto al nombre de usuario autenticado por medio del cliente)</text:span>, nombre de usuario con campo y valor sintácticamente correcto:</text:p>
      <text:p text:style-name="P219"/>
      <text:p text:style-name="P437"><text:span text:style-name="T78">Get previo a update con enpoints </text:span><text:span text:style-name="T80">http://localhost:8040/user/get/name/</text:span><text:span text:style-name="T81">nameuser</text:span><text:span text:style-name="T110">:</text:span></text:p>
      <text:p text:style-name="P391"/>
      <text:p text:style-name="P391"/>
      <text:p text:style-name="P334">{"name":"nameuser", "date":"2021-07-04", "roles":[{"name<text:span text:style-name="T231">Role</text:span>":"delete", "description":"permission for delete user", "date":"2021-07-04", "services":[]}, {"name<text:span text:style-name="T231">Role</text:span>":"update", "description":"permission for update user", "date":"2021-07-04", "services":[]}, {"name<text:span text:style-name="T231">Role</text:span>":"add", "description":"permission for add user", "date":"2021-07-04", "services":[]}]}</text:p>
      <text:p text:style-name="P334"/>
      <text:p text:style-name="P161"><text:span text:style-name="T177">Input para output </text:span><text:span text:style-name="T178">OK</text:span><text:span text:style-name="T177">:</text:span></text:p>
      <text:p text:style-name="P400"/>
      <text:p text:style-name="P407">{</text:p>
      <text:p text:style-name="P1"><text:span text:style-name="T18">"id"</text:span>:<text:span text:style-name="T207">4</text:span>,</text:p>
      <text:p text:style-name="P1"><text:span text:style-name="T18">"name"</text:span>:<text:span text:style-name="T51">"nameusermod"</text:span></text:p>
      <text:p text:style-name="P1">}</text:p>
      <text:p text:style-name="P377"/>
      <text:p text:style-name="P375"/>
      <text:p text:style-name="P172"><text:span text:style-name="T136">Get </text:span><text:span text:style-name="T138">posterior</text:span><text:span text:style-name="T136"> a update con enpoints </text:span><text:span text:style-name="T135">http://localhost:8040/user/get/name/</text:span><text:span text:style-name="T137">nameuser</text:span><text:span text:style-name="T138">mod</text:span><text:span text:style-name="T135">:</text:span></text:p>
      <text:p text:style-name="P334"/>
      <text:p text:style-name="P334"/>
      <text:p text:style-name="P334">{"name":"nameusermod", "date":"2021-07-04", "roles":[{"name<text:span text:style-name="T230">Role</text:span>":"delete", "description":"permission for delete user", "date":"2021-07-04", "services":[]}, {"name<text:span text:style-name="T230">Role</text:span>":"update", "description":"permission for update user", "date":"2021-07-04", "services":[]}, {"name<text:span text:style-name="T230">Role</text:span>":"add", "description":"permission for add user", "date":"2021-07-04", "services":[]}]}</text:p>
      <text:p text:style-name="P334"/>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219"/>
      <text:p text:style-name="P219"/>
      <text:p text:style-name="P313"><text:soft-page-break/>Modificar de usuario existente <text:s/><text:span text:style-name="T206">(distinto al nombre de usuario autenticado por medio del cliente)</text:span>, <text:span text:style-name="T210">contraseña</text:span> de usuario con campo y valor sintácticamente correcto:</text:p>
      <text:p text:style-name="P221"/>
      <text:p text:style-name="P341"/>
      <text:p text:style-name="P162"><text:span text:style-name="T177">Input para output </text:span><text:span text:style-name="T178">OK</text:span><text:span text:style-name="T177">: </text:span></text:p>
      <text:p text:style-name="P401"/>
      <text:p text:style-name="P408">{</text:p>
      <text:p text:style-name="P1"><text:span text:style-name="T18">"id"</text:span>:<text:span text:style-name="T207">4</text:span>,</text:p>
      <text:p text:style-name="P1"><text:span text:style-name="T18">"password"</text:span>:<text:span text:style-name="T51">"passusermod"</text:span></text:p>
      <text:p text:style-name="P1">}</text:p>
      <text:p text:style-name="P41"/>
      <text:p text:style-name="P429"/>
      <text:p text:style-name="P433">&lt;Tener en cuenta que los endpoints ‘get’ no informan sobre la contraseña del usuario&gt;</text:p>
      <text:p text:style-name="P408"/>
      <text:p text:style-name="P176"><text:span text:style-name="T144">S</text:span><text:span text:style-name="T135">olicitar token (loguearse – iniciar sesión) </text:span><text:span text:style-name="T140">después de la modificación, </text:span><text:span text:style-name="T135">con el usuario y la </text:span><text:span text:style-name="T149">nueva </text:span><text:span text:style-name="T135">contraseña, y las credenciales del cliente adecuadas:</text:span></text:p>
      <text:p text:style-name="P382"/>
      <text:p text:style-name="P378"/>
      <text:p text:style-name="P378">Id de cliente:<text:span text:style-name="T263">idClient1</text:span></text:p>
      <text:p text:style-name="P378">Contraseña de cliente:<text:span text:style-name="T263">passClient1</text:span></text:p>
      <text:p text:style-name="P378">Nombre de usuario:<text:span text:style-name="T263">usermod</text:span></text:p>
      <text:p text:style-name="P176"><text:span text:style-name="T139">Nueva c</text:span><text:span text:style-name="T135">ontraseña de usuario:</text:span><text:span text:style-name="T149">passusermod</text:span></text:p>
      <text:p text:style-name="P378"/>
      <text:p text:style-name="P378">Como el token y token de refresco es recibido, se corrobora éxito en update</text:p>
      <text:p text:style-name="P222"/>
      <text:p text:style-name="P220"/>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314"><text:soft-page-break/>Modificar de usuario existente <text:s/><text:span text:style-name="T206">(distinto al nombre de usuario autenticado por medio del cliente)</text:span>, <text:span text:style-name="T211">nombre de rol</text:span> de usuario con campo y valor sintácticamente correcto. <text:span text:style-name="T213">Para la modificación, se requiere obligatoriamente definir el ID del rol </text:span><text:span text:style-name="T214">del cual se modifica su nombre</text:span>:</text:p>
      <text:p text:style-name="P220"/>
      <text:p text:style-name="P220"/>
      <text:p text:style-name="P438"><text:span text:style-name="T78">Get previo a update con enpoints </text:span><text:span text:style-name="T80">http://localhost:8040/user/get/name/</text:span><text:span text:style-name="T81">nameuser</text:span><text:span text:style-name="T82">mod</text:span><text:span text:style-name="T110">:</text:span></text:p>
      <text:p text:style-name="P392"/>
      <text:p text:style-name="P342"/>
      <text:p text:style-name="P342">{"name":"nameusermod", "date":"2021-07-04", "roles":[{"name<text:span text:style-name="T229">Role</text:span>":"delete", "description":"permission for delete user", "date":"2021-07-04", "services":[]}, {"name<text:span text:style-name="T229">Role</text:span>":"update", "description":"permission for update user", "date":"2021-07-04", "services":[]}, {"name<text:span text:style-name="T229">Role</text:span>":"add", "description":"permission for add user", "date":"2021-07-04", "services":[]}]}</text:p>
      <text:p text:style-name="P335"/>
      <text:p text:style-name="P160"><text:span text:style-name="T177">Input para output </text:span><text:span text:style-name="T178">OK</text:span><text:span text:style-name="T177">:</text:span></text:p>
      <text:p text:style-name="P368"/>
      <text:p text:style-name="P423">{</text:p>
      <text:p text:style-name="P1"><text:span text:style-name="T18">"name"</text:span>:<text:span text:style-name="T51">"nameusermod"</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4"</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4"</text:span>, <text:span text:style-name="T18">"services"</text:span>:[]}, {<text:span text:style-name="T18">"nameRole"</text:span>:<text:span text:style-name="T51">"addmod"</text:span>, <text:span text:style-name="T18">"description"</text:span>:<text:span text:style-name="T51">"permission for add user"</text:span>, <text:span text:style-name="T18">"date"</text:span>:<text:span text:style-name="T51">"2021-07-04"</text:span>, <text:span text:style-name="T18">"services"</text:span>:[]}]</text:p>
      <text:p text:style-name="P1">}</text:p>
      <text:p text:style-name="P368"/>
      <text:p text:style-name="P160"><text:span text:style-name="T136">Get </text:span><text:span text:style-name="T138">posterior</text:span><text:span text:style-name="T136"> a update con enpoints </text:span><text:a xlink:type="simple" xlink:href="http://localhost:8040/user/get/name/nameusermod" text:style-name="Internet_20_link" text:visited-style-name="Visited_20_Internet_20_Link"><text:span text:style-name="T135">http://localhost:8040/user/get/name/</text:span></text:a><text:a xlink:type="simple" xlink:href="http://localhost:8040/user/get/name/nameusermod" text:style-name="Internet_20_link" text:visited-style-name="Visited_20_Internet_20_Link"><text:span text:style-name="T137">nameuser</text:span></text:a><text:a xlink:type="simple" xlink:href="http://localhost:8040/user/get/name/nameusermod" text:style-name="Internet_20_link" text:visited-style-name="Visited_20_Internet_20_Link"><text:span text:style-name="T138">mod</text:span></text:a><text:span text:style-name="T135">:</text:span></text:p>
      <text:p text:style-name="P368"/>
      <text:p text:style-name="P368">{"name":"nameusermod", "date":"2021-07-04", "roles":[{"name<text:span text:style-name="T228">Role</text:span>":"delete", "description":"permission for delete user", "date":"2021-07-04", "services":[]}, {"name<text:span text:style-name="T228">Role</text:span>":"addmod", "description":"permission for add user", "date":"2021-07-04", "services":[]}, {"name<text:span text:style-name="T228">Role</text:span>":"update", "description":"permission for update user", "date":"2021-07-04", "services":[]}]}</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220"/>
      <text:p text:style-name="P220"/>
      <text:p text:style-name="P315"><text:soft-page-break/>Modificar de usuario existente <text:span text:style-name="T206">(distinto al nombre de usuario autenticado por medio del cliente)</text:span>, <text:span text:style-name="T212">descripcion</text:span><text:span text:style-name="T211"> de rol</text:span> de usuario con campo y valor sintácticamente correcto. <text:span text:style-name="T213">Para la modificación, se requiere obligatoriamente definir el ID </text:span><text:span text:style-name="T214">o nombre</text:span><text:span text:style-name="T213"> del rol </text:span><text:span text:style-name="T214">del cual se modifica su descripcion</text:span>:</text:p>
      <text:p text:style-name="P220"/>
      <text:p text:style-name="P220"/>
      <text:p text:style-name="P223"/>
      <text:p text:style-name="P439"><text:span text:style-name="T78">Get previo a update con enpoints </text:span><text:span text:style-name="T80">http://localhost:8040/user/get/name/</text:span><text:span text:style-name="T81">nameuser</text:span><text:span text:style-name="T82">mod</text:span><text:span text:style-name="T110">:</text:span></text:p>
      <text:p text:style-name="P393"/>
      <text:p text:style-name="P343">{"name":"nameusermod", "date":"2021-07-04", "roles":[{"name<text:span text:style-name="T227">Role</text:span>":"delete", "description":"permission for delete user", "date":"2021-07-04", "services":[]}, {"name<text:span text:style-name="T227">Role</text:span>":"addmod", "description":"permission for add user", "date":"2021-07-04", "services":[]}, {"name<text:span text:style-name="T227">Role</text:span>":"update", "description":"permission for update user", "date":"2021-07-04", "services":[]}]}</text:p>
      <text:p text:style-name="P343"/>
      <text:p text:style-name="P336"/>
      <text:p text:style-name="P163"><text:span text:style-name="T177">Input para output </text:span><text:span text:style-name="T178">OK</text:span><text:span text:style-name="T177">:</text:span></text:p>
      <text:p text:style-name="P370"/>
      <text:p text:style-name="P12">{</text:p>
      <text:p text:style-name="P1"><text:span text:style-name="T18">"name"</text:span>:<text:span text:style-name="T51">"nameusermod"</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4"</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4"</text:span>, <text:span text:style-name="T18">"services"</text:span>:[]}, {<text:span text:style-name="T18">"nameRole"</text:span>:<text:span text:style-name="T51">"addmod"</text:span>, <text:span text:style-name="T18">"description"</text:span>:<text:span text:style-name="T51">"permission for add user mod"</text:span>, <text:span text:style-name="T18">"date"</text:span>:<text:span text:style-name="T51">"2021-07-04"</text:span>, <text:span text:style-name="T18">"services"</text:span>:[]}]</text:p>
      <text:p text:style-name="P1">}</text:p>
      <text:p text:style-name="P12"/>
      <text:p text:style-name="P370"/>
      <text:p text:style-name="P163"><text:span text:style-name="T136">Get </text:span><text:span text:style-name="T138">posterior</text:span><text:span text:style-name="T136"> a update con enpoints </text:span><text:a xlink:type="simple" xlink:href="http://localhost:8040/user/get/name/nameusermod" text:style-name="Internet_20_link" text:visited-style-name="Visited_20_Internet_20_Link"><text:span text:style-name="T135">http://localhost:8040/user/get/name/</text:span></text:a><text:a xlink:type="simple" xlink:href="http://localhost:8040/user/get/name/nameusermod" text:style-name="Internet_20_link" text:visited-style-name="Visited_20_Internet_20_Link"><text:span text:style-name="T137">nameuser</text:span></text:a><text:a xlink:type="simple" xlink:href="http://localhost:8040/user/get/name/nameusermod" text:style-name="Internet_20_link" text:visited-style-name="Visited_20_Internet_20_Link"><text:span text:style-name="T138">mod</text:span></text:a><text:span text:style-name="T135">:</text:span></text:p>
      <text:p text:style-name="P220"/>
      <text:p text:style-name="P220">{"name":"nameusermod", "date":"2021-07-04", "roles":[{"name<text:span text:style-name="T226">Role</text:span>":"update", "description":"permission for update user", "date":"2021-07-03", "services":[]}, {"name<text:span text:style-name="T226">Role</text:span>":"addmod", "description":"permission for add user mod", "date":"2021-07-03", "services":[]}, {"name<text:span text:style-name="T226">Role</text:span>":"delete", "description":"permission for delete user", "date":"2021-07-03", "services":[]}]}</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316"><text:soft-page-break/>Modificar de usuario existente <text:span text:style-name="T216">autenticado</text:span>, nombre de usuario con campo y valor sintácticamente correcto:</text:p>
      <text:p text:style-name="P224"/>
      <text:p text:style-name="P440"><text:span text:style-name="T78">Get previo a update con enpoints </text:span><text:span text:style-name="T80">http://localhost:8040/user/get/name/</text:span><text:span text:style-name="T83">root</text:span><text:span text:style-name="T110">:</text:span></text:p>
      <text:p text:style-name="P394"/>
      <text:p text:style-name="P394">{"name":"root", "date":"2021-07-05", "roles":[{"name<text:span text:style-name="T226">Role</text:span>":"delete", "description":"permission for delete user", "date":"2021-07-05", "services":[]}, {"name<text:span text:style-name="T226">Role</text:span>":"add", "description":"permission for add user", "date":"2021-07-05", "services":[]}, {"name<text:span text:style-name="T226">Role</text:span>":"update", "description":"permission for update user", "date":"2021-07-05", "services":[]}]}</text:p>
      <text:p text:style-name="P337"/>
      <text:p text:style-name="P337"/>
      <text:p text:style-name="P164"><text:span text:style-name="T177">Input para output </text:span><text:span text:style-name="T178">OK</text:span><text:span text:style-name="T177">:</text:span></text:p>
      <text:p text:style-name="P402"/>
      <text:p text:style-name="P409">{</text:p>
      <text:p text:style-name="P1"><text:span text:style-name="T18">"id"</text:span>:<text:span text:style-name="T207">24</text:span>,</text:p>
      <text:p text:style-name="P1"><text:span text:style-name="T18">"name"</text:span>:<text:span text:style-name="T51">"rootmod"</text:span></text:p>
      <text:p text:style-name="P1">}</text:p>
      <text:p text:style-name="P1"/>
      <text:p text:style-name="P32">Se revoca el token en uso, y se devuelve nuevo token y token de refresco</text:p>
      <text:p text:style-name="P369"/>
      <text:p text:style-name="P369"/>
      <text:p text:style-name="P164"><text:span text:style-name="T136">Get </text:span><text:span text:style-name="T138">posterior</text:span><text:span text:style-name="T136"> a update </text:span><text:span text:style-name="T142">con nuevo token y</text:span><text:span text:style-name="T136"> enpoints </text:span><text:span text:style-name="T135">http://localhost:8040/user/get/name/</text:span><text:span text:style-name="T141">rootmod</text:span><text:span text:style-name="T135">:</text:span></text:p>
      <text:p text:style-name="P332"/>
      <text:p text:style-name="P337"/>
      <text:p text:style-name="P337">{"name":"rootmod", "date":"2021-07-05", "roles":[{"name<text:span text:style-name="T225">Role</text:span>":"delete", "description":"permission for delete user", "date":"2021-07-05", "services":[]}, {"name<text:span text:style-name="T225">Role</text:span>":"add", "description":"permission for add user", "date":"2021-07-05", "services":[]}, {"name<text:span text:style-name="T225">Role</text:span>":"update", "description":"permission for update user", "date":"2021-07-05", "services":[]}]}</text:p>
      <text:p text:style-name="P337"/>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224"/>
      <text:p text:style-name="P316"><text:soft-page-break/>Modificar de usuario existente <text:span text:style-name="T217">autenticado</text:span>, <text:span text:style-name="T210">contraseña</text:span> de usuario con campo y valor sintácticamente correcto:</text:p>
      <text:p text:style-name="P224"/>
      <text:p text:style-name="P441"><text:span text:style-name="T47">Get previo a update con enpoints </text:span><text:span text:style-name="T48">http://localhost:8040/user/get/name/</text:span><text:span text:style-name="T49">root</text:span><text:span text:style-name="T111">:</text:span></text:p>
      <text:p text:style-name="P398"/>
      <text:p text:style-name="P448"><text:span text:style-name="T204">{"name":"rootmod", "date":"2021-07-05", "roles":[{"name</text:span><text:span text:style-name="T205">Role</text:span><text:span text:style-name="T204">":"delete", "description":"permission for delete user", "date":"2021-07-05", "services":[]}, {"name</text:span><text:span text:style-name="T205">Role</text:span><text:span text:style-name="T204">":"add", "description":"permission for add user", "date":"2021-07-05", "services":[]}, {"name</text:span><text:span text:style-name="T205">Role</text:span><text:span text:style-name="T204">":"update", "description":"permission for update user", "date":"2021-07-05", "services":[]}]}</text:span></text:p>
      <text:p text:style-name="P224"/>
      <text:p text:style-name="P344"/>
      <text:p text:style-name="P164"><text:span text:style-name="T177">Input para output </text:span><text:span text:style-name="T178">OK</text:span><text:span text:style-name="T177">: </text:span></text:p>
      <text:p text:style-name="P402"/>
      <text:p text:style-name="P406"/>
      <text:p text:style-name="P413">{</text:p>
      <text:p text:style-name="P38"><text:span text:style-name="T18">"name"</text:span>:<text:span text:style-name="T51">"rootmod"</text:span>,</text:p>
      <text:p text:style-name="P38"><text:span text:style-name="T18">"password"</text:span>:<text:span text:style-name="T51">"passrootmod"</text:span></text:p>
      <text:p text:style-name="P38">}</text:p>
      <text:p text:style-name="P421"/>
      <text:p text:style-name="P422">Se revoca el token en uso, y se devuelve nuevo token y token de refresco</text:p>
      <text:p text:style-name="P34"/>
      <text:p text:style-name="P442"><text:span text:style-name="T183">Get p</text:span><text:span text:style-name="T184">osterior</text:span><text:span text:style-name="T183"> a update </text:span><text:span text:style-name="T185">con nuevo token y</text:span><text:span text:style-name="T183"> enpoints </text:span><text:a xlink:type="simple" xlink:href="http://localhost:8040/user/get/name/root" text:style-name="Internet_20_link" text:visited-style-name="Visited_20_Internet_20_Link"><text:span text:style-name="T187">http://localhost:8040/user/get/name/</text:span></text:a><text:a xlink:type="simple" xlink:href="http://localhost:8040/user/get/name/root" text:style-name="Internet_20_link" text:visited-style-name="Visited_20_Internet_20_Link"><text:span text:style-name="T189">root</text:span></text:a><text:span text:style-name="T191">mod</text:span><text:span text:style-name="T112">: </text:span></text:p>
      <text:p text:style-name="P442"/>
      <text:p text:style-name="P426"/>
      <text:p text:style-name="P376">{"name":"rootmod", "date":"2021-07-05", "roles":[{"name<text:span text:style-name="T224">Role</text:span>":"delete", "description":"permission for delete user", "date":"2021-07-05", "services":[]}, {"name<text:span text:style-name="T224">Role</text:span>":"add", "description":"permission for add user", "date":"2021-07-05", "services":[]}, {"name<text:span text:style-name="T224">Role</text:span>":"update", "description":"permission for update user", "date":"2021-07-05", "services":[]}]}</text:p>
      <text:p text:style-name="P29"/>
      <text:p text:style-name="P428"/>
      <text:p text:style-name="P432">&lt;Tener en cuenta que los endpoints ‘get’ no informan sobre la contraseña del usuario&gt;</text:p>
      <text:p text:style-name="P409"/>
      <text:p text:style-name="P177"><text:span text:style-name="T145">S</text:span><text:span text:style-name="T135">olicitar token (loguearse – iniciar sesión) </text:span><text:span text:style-name="T140">después de la modificación </text:span><text:span text:style-name="T135">con el usuario y la nueva contraseña, y las credenciales del cliente adecuadas:</text:span></text:p>
      <text:p text:style-name="P379"/>
      <text:p text:style-name="P347"/>
      <text:p text:style-name="P379">Id de cliente: <text:span text:style-name="T220">idClient1</text:span></text:p>
      <text:p text:style-name="P379">Contraseña de cliente: <text:span text:style-name="T220">passClient1</text:span></text:p>
      <text:p text:style-name="P379">Nombre de usuario: <text:span text:style-name="T220">rootmod</text:span></text:p>
      <text:p text:style-name="P177"><text:span text:style-name="T139">Nueva c</text:span><text:span text:style-name="T135">ontraseña de usuario: </text:span><text:span text:style-name="T146">passrootmod</text:span></text:p>
      <text:p text:style-name="P379"/>
      <text:p text:style-name="P379">Como el token y token de refresco es recibido, se corrobora éxito en update</text:p>
      <text:p text:style-name="P224"/>
      <text:p text:style-name="P224"/>
      <text:p text:style-name="P224"/>
      <text:p text:style-name="P224"/>
      <text:p text:style-name="P224"/>
      <text:p text:style-name="P224"/>
      <text:p text:style-name="P317"><text:soft-page-break/>Modificar de usuario existente <text:span text:style-name="T218">autenticado</text:span>, <text:span text:style-name="T211">nombre de rol</text:span> de usuario con campo y valor sintácticamente correcto. <text:span text:style-name="T213">Para la modificación, se requiere obligatoriamente definir el ID del rol </text:span><text:span text:style-name="T214">del cual se modifica su nombre</text:span>:</text:p>
      <text:p text:style-name="P228"/>
      <text:p text:style-name="P228"/>
      <text:p text:style-name="P445"><text:span text:style-name="T78">Get previo a update con enpoints </text:span><text:span text:style-name="T80">http://localhost:8040/user/get/name/</text:span><text:span text:style-name="T84">rootmod</text:span><text:span text:style-name="T110">:</text:span></text:p>
      <text:p text:style-name="P397"/>
      <text:p text:style-name="P374">{"name":"rootmod", "date":"2021-07-05", "roles":[{"nameRole":"delete", "description":"permission for delete user", "date":"2021-07-05", "services":[]}, {"nameRole":"add", "description":"permission for add user", "date":"2021-07-05", "services":[]}, {"nameRole":"update", "description":"permission for update user", "date":"2021-07-05", "services":[]}]}</text:p>
      <text:p text:style-name="P374"/>
      <text:p text:style-name="P31"/>
      <text:p text:style-name="P345"/>
      <text:p text:style-name="P168"><text:span text:style-name="T177">Input para output </text:span><text:span text:style-name="T178">OK</text:span><text:span text:style-name="T177">:</text:span></text:p>
      <text:p text:style-name="P374"/>
      <text:p text:style-name="P14"/>
      <text:p text:style-name="P14">{</text:p>
      <text:p text:style-name="P39"><text:span text:style-name="T18">"name"</text:span>:<text:span text:style-name="T51">"rootmod"</text:span>,</text:p>
      <text:p text:style-name="P39"><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mod"</text:span>, <text:span text:style-name="T18">"description"</text:span>:<text:span text:style-name="T51">"permission for add user"</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39">}</text:p>
      <text:p text:style-name="P14"/>
      <text:p text:style-name="P39"/>
      <text:p text:style-name="P414">Se revoca el token en uso, y se devuelve nuevo token y token de refresco</text:p>
      <text:p text:style-name="P374"/>
      <text:p text:style-name="P168"><text:span text:style-name="T136">Get </text:span><text:span text:style-name="T138">posterior</text:span><text:span text:style-name="T136"> a update </text:span><text:span text:style-name="T148">con nuevo token y</text:span><text:span text:style-name="T136"> enpoints </text:span><text:a xlink:type="simple" xlink:href="http://localhost:8040/user/get/name/nameusermod" text:style-name="Internet_20_link" text:visited-style-name="Visited_20_Internet_20_Link"><text:span text:style-name="T135">http://localhost:8040/user/get/</text:span></text:a><text:span text:style-name="T147">rootmod</text:span><text:span text:style-name="T135">:</text:span></text:p>
      <text:p text:style-name="P374"/>
      <text:p text:style-name="P374">{"name":"rootmod", "date":"2021-07-05", "roles":[{"nameRole":"addmod", "description":"permission for add user", "date":"2021-07-06", "services":[]}, {"nameRole":"delete", "description":"permission for delete user", "date":"2021-07-05", "services":[]}, {"nameRole":"update", "description":"permission for update user", "date":"2021-07-05", "services":[]}]}</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69"/>
      <text:p text:style-name="P316"><text:soft-page-break/>Modificar de usuario existente <text:span text:style-name="T219">autenticado</text:span> <text:span text:style-name="T212">descripcion</text:span><text:span text:style-name="T211"> de rol</text:span> de usuario con campo y valor sintácticamente correcto. <text:span text:style-name="T213">Para la modificación, se requiere obligatoriamente definir el ID </text:span><text:span text:style-name="T214">o nombre</text:span><text:span text:style-name="T213"> del rol </text:span><text:span text:style-name="T214">del cual se modifica su descripcion</text:span>:</text:p>
      <text:p text:style-name="P224"/>
      <text:p text:style-name="P224"/>
      <text:p text:style-name="P224"/>
      <text:p text:style-name="P440"><text:span text:style-name="T78">Get previo a update con enpoints </text:span><text:span text:style-name="T80">http://localhost:8040/user/get/name/</text:span><text:span text:style-name="T81">nameuser</text:span><text:span text:style-name="T82">mod</text:span><text:span text:style-name="T110">:</text:span></text:p>
      <text:p text:style-name="P394"/>
      <text:p text:style-name="P344">{"name":"rootmod", "date":"2021-07-05", "roles":[{"nameRole":"delete", "description":"permission for delete user", "date":"2021-07-05", "services":[]}, {"nameRole":"add", "description":"permission for add user", "date":"2021-07-05", "services":[]}, {"nameRole":"update", "description":"permission for update user", "date":"2021-07-05", "services":[]}]}</text:p>
      <text:p text:style-name="P344"/>
      <text:p text:style-name="P337"/>
      <text:p text:style-name="P164"><text:span text:style-name="T177">Input para output </text:span><text:span text:style-name="T178">OK</text:span><text:span text:style-name="T177">:</text:span></text:p>
      <text:p text:style-name="P29"/>
      <text:p text:style-name="P15">{</text:p>
      <text:p text:style-name="P1"><text:span text:style-name="T18">"name"</text:span>:<text:span text:style-name="T51">"rootmod"</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text:span>, <text:span text:style-name="T18">"description"</text:span>:<text:span text:style-name="T51">"permission for add user mod"</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1">}</text:p>
      <text:p text:style-name="P42"/>
      <text:p text:style-name="P369"/>
      <text:p text:style-name="P164"><text:span text:style-name="T136">Get </text:span><text:span text:style-name="T138">posterior</text:span><text:span text:style-name="T136"> a update con enpoints </text:span><text:a xlink:type="simple" xlink:href="http://localhost:8040/user/get/name/nameusermod" text:style-name="Internet_20_link" text:visited-style-name="Visited_20_Internet_20_Link"><text:span text:style-name="T135">http://localhost:8040/user/get/name/</text:span></text:a><text:a xlink:type="simple" xlink:href="http://localhost:8040/user/get/name/nameusermod" text:style-name="Internet_20_link" text:visited-style-name="Visited_20_Internet_20_Link"><text:span text:style-name="T137">nameuser</text:span></text:a><text:a xlink:type="simple" xlink:href="http://localhost:8040/user/get/name/nameusermod" text:style-name="Internet_20_link" text:visited-style-name="Visited_20_Internet_20_Link"><text:span text:style-name="T138">mod</text:span></text:a><text:span text:style-name="T135">:</text:span></text:p>
      <text:p text:style-name="P224"/>
      <text:p text:style-name="P224">{"name":"rootmod", "date":"2021-07-05", "roles":[{"nameRole":"add", "description":"permission for add user mod", "date":"2021-07-04", "services":[]}, {"nameRole":"delete", "description":"permission for delete user", "date":"2021-07-04", "services":[]}, {"nameRole":"update", "description":"permission for update user", "date":"2021-07-04", "services":[]}]}</text:p>
      <text:p text:style-name="P224"/>
      <text:p text:style-name="P220"/>
      <text:p text:style-name="P239">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215">Y para editar los usuarios adheridos al rol en cuestion, se debe hacer peticion con enpoint de update rol</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134"><text:soft-page-break/>OUTPUTS NOT OK:</text:p>
      <text:p text:style-name="P134"/>
      <text:p text:style-name="P318">Modificar de usuario existente <text:s/><text:span text:style-name="T206">(distinto al nombre de usuario autenticado por medio del cliente)</text:span>, nombre de usuario con campo y valor sintácticamente correcto:</text:p>
      <text:p text:style-name="P225"/>
      <text:p text:style-name="P443"><text:span text:style-name="T78">Get previo a update con enpoints </text:span><text:span text:style-name="T80">http://localhost:8040/user/get/name/</text:span><text:span text:style-name="T81">nameuser</text:span><text:span text:style-name="T110">:</text:span></text:p>
      <text:p text:style-name="P395"/>
      <text:p text:style-name="P338">{"name":"nameuser", "date":"2021-07-04", "roles":[{"name<text:span text:style-name="T223">Role</text:span>":"delete", "description":"permission for delete user", "date":"2021-07-04", "services":[]}, {"name<text:span text:style-name="T223">Role</text:span>":"update", "description":"permission for update user", "date":"2021-07-04", "services":[]}, {"name<text:span text:style-name="T223">Role</text:span>":"add", "description":"permission for add user", "date":"2021-07-04", "services":[]}]}</text:p>
      <text:p text:style-name="P338"/>
      <text:p text:style-name="P165"><text:span text:style-name="T177">Input para output </text:span><text:span text:style-name="T179">NOT </text:span><text:span text:style-name="T178">OK</text:span><text:span text:style-name="T177">:</text:span></text:p>
      <text:p text:style-name="P403"/>
      <text:p text:style-name="P410">{</text:p>
      <text:p text:style-name="P35"><text:span text:style-name="T18">"id"</text:span>:<text:span text:style-name="T207">4</text:span>,</text:p>
      <text:p text:style-name="P35"><text:span text:style-name="T18">"name"</text:span>:<text:span text:style-name="T51">"nameusermod"</text:span></text:p>
      <text:p text:style-name="P35">}</text:p>
      <text:p text:style-name="P403"/>
      <text:p text:style-name="P443"><text:span text:style-name="T183">Get p</text:span><text:span text:style-name="T184">osterior</text:span><text:span text:style-name="T183"> a update con enpoints </text:span><text:a xlink:type="simple" xlink:href="http://localhost:8040/user/get/name/nameuser" text:style-name="Internet_20_link" text:visited-style-name="Visited_20_Internet_20_Link"><text:span text:style-name="T187">http://localhost:8040/user/get/name/</text:span></text:a><text:a xlink:type="simple" xlink:href="http://localhost:8040/user/get/name/nameuser" text:style-name="Internet_20_link" text:visited-style-name="Visited_20_Internet_20_Link"><text:span text:style-name="T188">nameuser</text:span></text:a><text:span text:style-name="T112">:</text:span></text:p>
      <text:p text:style-name="P371"/>
      <text:p text:style-name="P371">{"error":"Not found-&gt;User name not found"}</text:p>
      <text:p text:style-name="P226"/>
      <text:p text:style-name="P319">Modificar de usuario existente <text:s/><text:span text:style-name="T206">(distinto al nombre de usuario autenticado por medio del cliente)</text:span>, <text:span text:style-name="T210">contraseña</text:span> de usuario con campo y valor sintácticamente correcto:</text:p>
      <text:p text:style-name="P340"/>
      <text:p text:style-name="P166"><text:span text:style-name="T177">Input para output </text:span><text:span text:style-name="T180">NOT </text:span><text:span text:style-name="T178">OK</text:span><text:span text:style-name="T177">: </text:span></text:p>
      <text:p text:style-name="P404"/>
      <text:p text:style-name="P411">{</text:p>
      <text:p text:style-name="P36"><text:span text:style-name="T18">"id"</text:span>:<text:span text:style-name="T207">4</text:span>,</text:p>
      <text:p text:style-name="P36"><text:span text:style-name="T18">"password"</text:span>:<text:span text:style-name="T51">"passusermod"</text:span></text:p>
      <text:p text:style-name="P36">}</text:p>
      <text:p text:style-name="P430"/>
      <text:p text:style-name="P434">&lt;Tener en cuenta que los endpoints ‘get’ no informan sobre la contraseña del usuario&gt;</text:p>
      <text:p text:style-name="P411"/>
      <text:p text:style-name="P178"><text:span text:style-name="T144">S</text:span><text:span text:style-name="T135">olicitar token (loguearse – iniciar sesión) </text:span><text:span text:style-name="T140">después de la modificación, </text:span><text:span text:style-name="T135">con el usuario y la nueva contraseña, y las credenciales del cliente adecuadas:</text:span></text:p>
      <text:p text:style-name="P380"/>
      <text:p text:style-name="P180"><text:span text:style-name="T135">Id de cliente: “</text:span><text:span text:style-name="T139">IdClient1</text:span><text:span text:style-name="T135">”, </text:span><text:span text:style-name="T150">c</text:span><text:span text:style-name="T135">ontraseña de cliente: “</text:span><text:span text:style-name="T139">passClient1</text:span><text:span text:style-name="T135">”, </text:span></text:p>
      <text:p text:style-name="P180"><text:span text:style-name="T150">n</text:span><text:span text:style-name="T135">ombre de usuario: “</text:span><text:span text:style-name="T139">nameusermod</text:span><text:span text:style-name="T135">”, </text:span><text:span text:style-name="T150">c</text:span><text:span text:style-name="T135">ontraseña de usuario anterior: </text:span><text:span text:style-name="T139">passuser</text:span></text:p>
      <text:p text:style-name="P380"/>
      <text:p text:style-name="P295"><text:span text:style-name="T155">Como el token y token de refresco </text:span><text:span text:style-name="T156">no</text:span><text:span text:style-name="T155"> es recibido, se corrobora </text:span><text:span text:style-name="T156">que la autenticación del usuario con la contraseña anterior, ya no es válida. Lo que el servidor le devuelve al cliente es:</text:span></text:p>
      <text:p text:style-name="P348"/>
      <text:p text:style-name="P350">{</text:p>
      <text:p text:style-name="P36"><text:span text:style-name="T18">"error"</text:span>: <text:span text:style-name="T51">"invalid_grant"</text:span>,</text:p>
      <text:p text:style-name="P36"><text:span text:style-name="T18">"error_description"</text:span>: <text:span text:style-name="T51">"Bad credentials"</text:span></text:p>
      <text:p text:style-name="P36">}</text:p>
      <text:p text:style-name="P320"><text:soft-page-break/>Modificar de usuario existente <text:span text:style-name="T216">autenticado</text:span>, nombre de usuario con campo y valor sintácticamente correcto:</text:p>
      <text:p text:style-name="P227"/>
      <text:p text:style-name="P444"><text:span text:style-name="T78">Get previo a update con enpoints </text:span><text:span text:style-name="T80">http://localhost:8040/user/get/name/</text:span><text:span text:style-name="T83">root</text:span><text:span text:style-name="T110">:</text:span></text:p>
      <text:p text:style-name="P396"/>
      <text:p text:style-name="P396">{"name":"root", "date":"2021-07-05", "roles":[{"name<text:span text:style-name="T222">Role</text:span>":"delete", "description":"permission for delete user", "date":"2021-07-05", "services":[]}, {"name<text:span text:style-name="T222">Role</text:span>":"add", "description":"permission for add user", "date":"2021-07-05", "services":[]}, {"name<text:span text:style-name="T222">Role</text:span>":"update", "description":"permission for update user", "date":"2021-07-05", "services":[]}]}</text:p>
      <text:p text:style-name="P339"/>
      <text:p text:style-name="P339"/>
      <text:p text:style-name="P167"><text:span text:style-name="T177">Input para output </text:span><text:span text:style-name="T180">NOT </text:span><text:span text:style-name="T178">OK</text:span><text:span text:style-name="T177">:</text:span></text:p>
      <text:p text:style-name="P405"/>
      <text:p text:style-name="P412">{</text:p>
      <text:p text:style-name="P37"><text:span text:style-name="T18">"id"</text:span>:<text:span text:style-name="T207">24</text:span>,</text:p>
      <text:p text:style-name="P37"><text:span text:style-name="T18">"name"</text:span>:<text:span text:style-name="T51">"rootmod"</text:span></text:p>
      <text:p text:style-name="P37">}</text:p>
      <text:p text:style-name="P37"/>
      <text:p text:style-name="P33">Se revoca el token en uso, y se devuelve nuevo token y token de refresco</text:p>
      <text:p text:style-name="P405"/>
      <text:p text:style-name="P405"/>
      <text:p text:style-name="P444"><text:span text:style-name="T183">Get p</text:span><text:span text:style-name="T184">osterior</text:span><text:span text:style-name="T183"> a update </text:span><text:span text:style-name="T185">con token revocado y</text:span><text:span text:style-name="T183"> enpoints </text:span><text:a xlink:type="simple" xlink:href="http://localhost:8040/user/get/name/root" text:style-name="Internet_20_link" text:visited-style-name="Visited_20_Internet_20_Link"><text:span text:style-name="T187">http://localhost:8040/user/get/name/</text:span></text:a><text:a xlink:type="simple" xlink:href="http://localhost:8040/user/get/name/root" text:style-name="Internet_20_link" text:visited-style-name="Visited_20_Internet_20_Link"><text:span text:style-name="T189">root</text:span></text:a><text:span text:style-name="T112">: </text:span></text:p>
      <text:p text:style-name="P372"/>
      <text:p text:style-name="P424">{</text:p>
      <text:p text:style-name="P37"><text:span text:style-name="T18">"error"</text:span>: <text:span text:style-name="T51">"invalid_token"</text:span>,</text:p>
      <text:p text:style-name="P37"><text:span text:style-name="T18">"error_description"</text:span>: <text:span text:style-name="T51">"Invalid access token: 668424880-1f33-4209-8cec-08bced5dd700"</text:span></text:p>
      <text:p text:style-name="P37">}</text:p>
      <text:p text:style-name="P37"/>
      <text:p text:style-name="P444"><text:span text:style-name="T183">Get p</text:span><text:span text:style-name="T184">osterior</text:span><text:span text:style-name="T183"> a update </text:span><text:span text:style-name="T185">con nuevo token y</text:span><text:span text:style-name="T183"> enpoints </text:span><text:a xlink:type="simple" xlink:href="http://localhost:8040/user/get/name/root" text:style-name="Internet_20_link" text:visited-style-name="Visited_20_Internet_20_Link"><text:span text:style-name="T187">http://localhost:8040/user/get/name/</text:span></text:a><text:a xlink:type="simple" xlink:href="http://localhost:8040/user/get/name/root" text:style-name="Internet_20_link" text:visited-style-name="Visited_20_Internet_20_Link"><text:span text:style-name="T189">root</text:span></text:a><text:span text:style-name="T112">: </text:span></text:p>
      <text:p text:style-name="P427"/>
      <text:p text:style-name="P427">{"error":"Not found-&gt;User name not found"}</text:p>
      <text:p text:style-name="P427"/>
      <text:p text:style-name="P329"><text:span text:style-name="T183">Get p</text:span><text:span text:style-name="T184">osterior</text:span><text:span text:style-name="T183"> a update </text:span><text:span text:style-name="T185">con </text:span><text:span text:style-name="T186">t</text:span><text:span text:style-name="T185">oken revocado y</text:span><text:span text:style-name="T183"> enpoints </text:span><text:a xlink:type="simple" xlink:href="http://localhost:8040/user/get/name/root" text:style-name="Internet_20_link" text:visited-style-name="Visited_20_Internet_20_Link"><text:span text:style-name="T187">http://localhost:8040/user/get/name/</text:span></text:a><text:a xlink:type="simple" xlink:href="http://localhost:8040/user/get/name/root" text:style-name="Internet_20_link" text:visited-style-name="Visited_20_Internet_20_Link"><text:span text:style-name="T189">root</text:span></text:a><text:span text:style-name="T190">mod</text:span><text:span text:style-name="T112">: </text:span></text:p>
      <text:p text:style-name="P372"/>
      <text:p text:style-name="P424">{</text:p>
      <text:p text:style-name="P37"><text:span text:style-name="T18">"error"</text:span>: <text:span text:style-name="T51">"invalid_token"</text:span>,</text:p>
      <text:p text:style-name="P37"><text:span text:style-name="T18">"error_description"</text:span>: <text:span text:style-name="T51">"Invalid access token: 668424880-1f33-4209-8cec-08bced5dd700"</text:span></text:p>
      <text:p text:style-name="P93">}</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320"><text:soft-page-break/>Modificar de usuario existente <text:span text:style-name="T217">autenticado</text:span>, <text:span text:style-name="T210">contraseña</text:span> de usuario con campo y valor sintácticamente correcto:</text:p>
      <text:p text:style-name="P227"/>
      <text:p text:style-name="P444"><text:span text:style-name="T47">Get previo a update con enpoints </text:span><text:span text:style-name="T48">http://localhost:8040/user/get/name/</text:span><text:span text:style-name="T49">root</text:span><text:span text:style-name="T111">:</text:span></text:p>
      <text:p text:style-name="P399"/>
      <text:p text:style-name="P399">{"name":"rootmod", "date":"2021-07-05", "roles":[{"name<text:span text:style-name="T222">Role</text:span>":"delete", "description":"permission for delete user", "date":"2021-07-05", "services":[]}, {"name<text:span text:style-name="T222">Role</text:span>":"add", "description":"permission for add user", "date":"2021-07-05", "services":[]}, {"name<text:span text:style-name="T222">Role</text:span>":"update", "description":"permission for update user", "date":"2021-07-05", "services":[]}]}</text:p>
      <text:p text:style-name="P346"/>
      <text:p text:style-name="P167"><text:span text:style-name="T177">Input para output </text:span><text:span text:style-name="T180">NOT </text:span><text:span text:style-name="T178">OK</text:span><text:span text:style-name="T177">: </text:span></text:p>
      <text:p text:style-name="P405"/>
      <text:p text:style-name="P412">{</text:p>
      <text:p text:style-name="P1"><text:span text:style-name="T18">"name"</text:span>:<text:span text:style-name="T51">"rootmod"</text:span>,</text:p>
      <text:p text:style-name="P1"><text:span text:style-name="T18">"password"</text:span>:<text:span text:style-name="T51">"passrootmod"</text:span></text:p>
      <text:p text:style-name="P1">}</text:p>
      <text:p text:style-name="P405"/>
      <text:p text:style-name="P405"/>
      <text:p text:style-name="P415">Se revoca el token en uso, y se devuelve nuevo token y token de refresco</text:p>
      <text:p text:style-name="P405"/>
      <text:p text:style-name="P444"><text:span text:style-name="T183">Get p</text:span><text:span text:style-name="T184">osterior</text:span><text:span text:style-name="T183"> a update </text:span><text:span text:style-name="T185">con token revocado y</text:span><text:span text:style-name="T183"> enpoints </text:span><text:a xlink:type="simple" xlink:href="http://localhost:8040/user/get/name/root" text:style-name="Internet_20_link" text:visited-style-name="Visited_20_Internet_20_Link"><text:span text:style-name="T187">http://localhost:8040/user/get/name/</text:span></text:a><text:a xlink:type="simple" xlink:href="http://localhost:8040/user/get/name/root" text:style-name="Internet_20_link" text:visited-style-name="Visited_20_Internet_20_Link"><text:span text:style-name="T189">root</text:span></text:a><text:span text:style-name="T191">mod</text:span><text:span text:style-name="T112">: </text:span></text:p>
      <text:p text:style-name="P372"/>
      <text:p text:style-name="P13">{</text:p>
      <text:p text:style-name="P37"><text:span text:style-name="T18">"error"</text:span>: <text:span text:style-name="T51">"invalid_token"</text:span>,</text:p>
      <text:p text:style-name="P37"><text:span text:style-name="T18">"error_description"</text:span>: <text:span text:style-name="T51">"Invalid access token: 54bdba5d-0dba-418b-8838-787c67308e87"</text:span></text:p>
      <text:p text:style-name="P37">}</text:p>
      <text:p text:style-name="P30"/>
      <text:p text:style-name="P431"/>
      <text:p text:style-name="P435">&lt;Tener en cuenta que los endpoints ‘get’ no informan sobre la contraseña del usuario&gt;</text:p>
      <text:p text:style-name="P412"/>
      <text:p text:style-name="P179"><text:span text:style-name="T145">S</text:span><text:span text:style-name="T135">olicitar token (loguearse – iniciar sesión) </text:span><text:span text:style-name="T140">después de la modificación,</text:span><text:span text:style-name="T135"> con el usuario y la contraseña anterior, <text:s/>y las credenciales del cliente adecuadas:</text:span></text:p>
      <text:p text:style-name="P381"/>
      <text:p text:style-name="P179"><text:span text:style-name="T135">Id de cliente: “</text:span><text:span text:style-name="T139">IdClient1</text:span><text:span text:style-name="T135">”</text:span></text:p>
      <text:p text:style-name="P179"><text:span text:style-name="T135">Contraseña de cliente: “</text:span><text:span text:style-name="T139">passClient1</text:span><text:span text:style-name="T135">”</text:span></text:p>
      <text:p text:style-name="P179"><text:span text:style-name="T135">Nombre de usuario: “</text:span><text:span text:style-name="T143">rootmod</text:span><text:span text:style-name="T135">”</text:span></text:p>
      <text:p text:style-name="P179"><text:span text:style-name="T135">Contraseña de usuario anterior: “</text:span><text:span text:style-name="T143">passroot”</text:span></text:p>
      <text:p text:style-name="P381"/>
      <text:p text:style-name="P296"><text:span text:style-name="T155">Como el token y token de refresco </text:span><text:span text:style-name="T156">no</text:span><text:span text:style-name="T155"> es recibido, se corrobora </text:span><text:span text:style-name="T156">que la autenticación del usuario con la contraseña anterior, ya no es válida. Lo que el servidor le devuelve al cliente es:</text:span></text:p>
      <text:p text:style-name="P349"/>
      <text:p text:style-name="P420">{</text:p>
      <text:p text:style-name="P37"><text:span text:style-name="T18">"error"</text:span>: <text:span text:style-name="T51">"invalid_grant"</text:span>,</text:p>
      <text:p text:style-name="P37"><text:span text:style-name="T18">"error_description"</text:span>: <text:span text:style-name="T51">"Bad credentials"</text:span></text:p>
      <text:p text:style-name="P93">}</text:p>
      <text:p text:style-name="P93"/>
      <text:p text:style-name="P93"/>
      <text:p text:style-name="P93"/>
      <text:p text:style-name="P93"/>
      <text:p text:style-name="P317"><text:soft-page-break/>Modificar de usuario existente <text:span text:style-name="T218">autenticado</text:span>, <text:span text:style-name="T211">nombre de rol</text:span> de usuario con campo y valor sintácticamente correcto. <text:span text:style-name="T213">Para la modificación, se requiere obligatoriamente definir el ID del rol </text:span><text:span text:style-name="T214">del cual se modifica su nombre</text:span>:</text:p>
      <text:p text:style-name="P228"/>
      <text:p text:style-name="P228"/>
      <text:p text:style-name="P445"><text:span text:style-name="T78">Get previo a update con enpoints </text:span><text:span text:style-name="T80">http://localhost:8040/user/get/name/</text:span><text:span text:style-name="T84">rootmod</text:span><text:span text:style-name="T110">:</text:span></text:p>
      <text:p text:style-name="P397"/>
      <text:p text:style-name="P374">{"name":"rootmod", "date":"2021-07-05", "roles":[{"nameRole":"delete", "description":"permission for delete user", "date":"2021-07-05", "services":[]}, {"nameRole":"add", "description":"permission for add user", "date":"2021-07-05", "services":[]}, {"nameRole":"update", "description":"permission for update user", "date":"2021-07-05", "services":[]}]}</text:p>
      <text:p text:style-name="P345"/>
      <text:p text:style-name="P168"><text:span text:style-name="T177">Input para output </text:span><text:span text:style-name="T181">NOT</text:span><text:span text:style-name="T177"> </text:span><text:span text:style-name="T178">OK</text:span><text:span text:style-name="T177">:</text:span></text:p>
      <text:p text:style-name="P31"/>
      <text:p text:style-name="P14">{</text:p>
      <text:p text:style-name="P39"><text:span text:style-name="T18">"name"</text:span>:<text:span text:style-name="T51">"rootmod"</text:span>,</text:p>
      <text:p text:style-name="P39"><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mod"</text:span>, <text:span text:style-name="T18">"description"</text:span>:<text:span text:style-name="T51">"permission for add user"</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39">}</text:p>
      <text:p text:style-name="P14"/>
      <text:p text:style-name="P414">Se revoca el token en uso, y se devuelve nuevo token y token de refresco</text:p>
      <text:p text:style-name="P374"/>
      <text:p text:style-name="P374"><text:span text:style-name="T233">Get </text:span><text:span text:style-name="T234">posterior</text:span><text:span text:style-name="T233"> a update </text:span><text:span text:style-name="T232">con token </text:span><text:span text:style-name="T235">revocado</text:span><text:span text:style-name="T232"> y</text:span><text:span text:style-name="T233"> enpoints </text:span><text:a xlink:type="simple" xlink:href="http://localhost:8040/user/get/name/nameusermod" text:style-name="Internet_20_link" text:visited-style-name="Visited_20_Internet_20_Link">http://localhost:8040/user/get/</text:a><text:span text:style-name="T221">rootmod</text:span>:</text:p>
      <text:p text:style-name="P373"/>
      <text:p text:style-name="P425">{</text:p>
      <text:p text:style-name="P1"><text:span text:style-name="T18">"error"</text:span>: <text:span text:style-name="T51">"invalid_token"</text:span>,</text:p>
      <text:p text:style-name="P1"><text:span text:style-name="T18">"error_description"</text:span>: <text:span text:style-name="T51">"Invalid access token: 6b76319b-fa92-463e-8b49-7d14dd780ae9"</text:span></text:p>
      <text:p text:style-name="P1">}</text:p>
      <text:p text:style-name="P231"/>
      <text:p text:style-name="P321">Modificar usuario inexistente:</text:p>
      <text:p text:style-name="P232"/>
      <text:p text:style-name="P233"><text:span text:style-name="T236">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51">:</text:span></text:p>
      <text:p text:style-name="P383"/>
      <text:p text:style-name="P383">{"error":"Not found-&gt;User name not found"}</text:p>
      <text:p text:style-name="P231"/>
      <text:p text:style-name="P169"><text:span text:style-name="T177">Input para output </text:span><text:span text:style-name="T181">NOT</text:span><text:span text:style-name="T177"> </text:span><text:span text:style-name="T178">OK</text:span></text:p>
      <text:p text:style-name="P416"/>
      <text:p text:style-name="P418">{</text:p>
      <text:p text:style-name="P1"><text:span text:style-name="T18">"name"</text:span>:<text:span text:style-name="T51">"newroot"</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text:span>, <text:span text:style-name="T18">"description"</text:span>:<text:span text:style-name="T51">"permission for add user"</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1">}</text:p>
      <text:p text:style-name="P418"/>
      <text:p text:style-name="P170"><text:span text:style-name="T182">O</text:span><text:span text:style-name="T178">utput </text:span><text:span text:style-name="T181">NOT</text:span><text:span text:style-name="T178"> OK</text:span></text:p>
      <text:p text:style-name="P416"/>
      <text:p text:style-name="P231">{"error":"User not found-&gt;Null or incorrect ID user"}</text:p>
      <text:p text:style-name="P231"/>
      <text:p text:style-name="P306"><text:soft-page-break/><text:span text:style-name="T267">Modificar de un usuario existente,</text:span> el campo id mal definido sintácticamente <text:span text:style-name="T237">o <text:s/>semánticamente</text:span>:</text:p>
      <text:p text:style-name="P199"/>
      <text:list xml:id="list3823433752" text:style-name="L3">
        <text:list-item>
          <text:p text:style-name="P469"/>
        </text:list-item>
      </text:list>
      <text:p text:style-name="P130"/>
      <text:p text:style-name="P65"><text:span text:style-name="T192">Input para output </text:span><text:span text:style-name="T194">NOT</text:span><text:span text:style-name="T192"> </text:span><text:span text:style-name="T193">OK</text:span></text:p>
      <text:p text:style-name="P89"><text:tab/>{</text:p>
      <text:p text:style-name="P40"><text:tab/>id:<text:span text:style-name="T207">24</text:span>,</text:p>
      <text:p text:style-name="P40"><text:span text:style-name="T18"><text:tab/>"name"</text:span>:<text:span text:style-name="T51">"rootmod"</text:span>,</text:p>
      <text:p text:style-name="P44"><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p>
      <text:p text:style-name="P44"><text:span text:style-name="T18"><text:tab/><text:tab/>"description"</text:span>:<text:span text:style-name="T51">"permission for update user"</text:span>, <text:span text:style-name="T18">"date"</text:span>:<text:span text:style-name="T51">"2021-07-05"</text:span>, <text:span text:style-name="T18">"services"</text:span>:[]}]</text:p>
      <text:p text:style-name="P40"><text:tab/>}</text:p>
      <text:p text:style-name="P129"/>
      <text:p text:style-name="P65"><text:span text:style-name="T195">O</text:span><text:span text:style-name="T192">utput </text:span><text:span text:style-name="T194">NOT</text:span><text:span text:style-name="T192"> </text:span><text:span text:style-name="T193">OK</text:span></text:p>
      <text:p text:style-name="P129"/>
      <text:p text:style-name="P89"><text:tab/>{</text:p>
      <text:p text:style-name="P40"><text:span text:style-name="T18"><text:tab/>"timestamp"</text:span>: <text:span text:style-name="T51">"2021-07-06T19:01:42.105+00:00"</text:span>,</text:p>
      <text:p text:style-name="P40"><text:span text:style-name="T18"><text:tab/>"status"</text:span>: <text:span text:style-name="T207">400</text:span>,</text:p>
      <text:p text:style-name="P40"><text:span text:style-name="T18"><text:tab/>"error"</text:span>: <text:span text:style-name="T51">"Bad Request"</text:span>,</text:p>
      <text:p text:style-name="P40"><text:span text:style-name="T18"><text:tab/>"path"</text:span>: <text:span text:style-name="T51">"/user/update"</text:span></text:p>
      <text:p text:style-name="P98"><text:tab/>}</text:p>
      <text:p text:style-name="P130"/>
      <text:list xml:id="list125618191005740" text:continue-numbering="true" text:style-name="L3">
        <text:list-item>
          <text:p text:style-name="P469"/>
        </text:list-item>
      </text:list>
      <text:p text:style-name="P130"/>
      <text:p text:style-name="P66"><text:span text:style-name="T192">Input para output </text:span><text:span text:style-name="T194">NOT</text:span><text:span text:style-name="T192"> </text:span><text:span text:style-name="T193">OK</text:span></text:p>
      <text:p text:style-name="P98"><text:tab/>{</text:p>
      <text:p text:style-name="P449"><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207">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49"><text:tab/>}</text:p>
      <text:p text:style-name="P130"/>
      <text:p text:style-name="P66"><text:span text:style-name="T196">O</text:span><text:span text:style-name="T192">utput </text:span><text:span text:style-name="T194">NOT</text:span><text:span text:style-name="T192"> </text:span><text:span text:style-name="T193">OK</text:span></text:p>
      <text:p text:style-name="P130"/>
      <text:p text:style-name="P98"><text:tab/>{</text:p>
      <text:p text:style-name="P1"><text:span text:style-name="T18"><text:tab/>"timestamp"</text:span>: <text:span text:style-name="T51">"2021-07-06T19:05:44.350+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30"/>
      <text:p text:style-name="P130"/>
      <text:p text:style-name="P130"/>
      <text:p text:style-name="P130"/>
      <text:p text:style-name="P130"/>
      <text:p text:style-name="P130"><text:soft-page-break/></text:p>
      <text:list xml:id="list125618106153850" text:continue-numbering="true" text:style-name="L3">
        <text:list-item>
          <text:p text:style-name="P469"/>
        </text:list-item>
      </text:list>
      <text:p text:style-name="P130"/>
      <text:p text:style-name="P66"><text:span text:style-name="T192">Input para output </text:span><text:span text:style-name="T194">NOT</text:span><text:span text:style-name="T192"> </text:span><text:span text:style-name="T193">OK</text:span></text:p>
      <text:p text:style-name="P98"/>
      <text:p text:style-name="P98"><text:tab/>{</text:p>
      <text:p text:style-name="P1"><text:span text:style-name="T18"><text:tab/>"idd"</text:span>:<text:span text:style-name="T207">24</text:span>,</text:p>
      <text:p text:style-name="P1"><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1"><text:tab/>}</text:p>
      <text:p text:style-name="P130"/>
      <text:p text:style-name="P66"><text:span text:style-name="T196">O</text:span><text:span text:style-name="T192">utput </text:span><text:span text:style-name="T194">NOT</text:span><text:span text:style-name="T192"> </text:span><text:span text:style-name="T193">OK</text:span></text:p>
      <text:p text:style-name="P130"/>
      <text:p text:style-name="P98"><text:tab/>{"error":"insuficient information"}</text:p>
      <text:p text:style-name="P130"/>
      <text:list xml:id="list125618303175034" text:continue-numbering="true" text:style-name="L3">
        <text:list-item>
          <text:p text:style-name="P465"><text:span text:style-name="T238">Al p</text:span>oner nombre o etiqueta de campo id <text:span text:style-name="T238">de usuario,</text:span> bien definido sintácticamente y mal definido semánticamente (nombre que no es el definido en la API) <text:span text:style-name="T238">pero bien definido sintáctica y semánticamente el nombre del usuario, no se espera error. Se busca el usuario por su nombre y el campo id mal definido es omitido para el servidor</text:span></text:p>
        </text:list-item>
      </text:list>
      <text:p text:style-name="P199"/>
      <text:p text:style-name="P199"/>
      <text:p text:style-name="P306"><text:span text:style-name="T267">Modificar de un usuario existente,</text:span> el <text:span text:style-name="T6">valor del </text:span>campo id mal definido sintáctica <text:span text:style-name="T240">y/</text:span><text:span text:style-name="T239">o semanticamente incorrecto</text:span>:</text:p>
      <text:p text:style-name="P199"/>
      <text:list xml:id="list3320695234" text:style-name="L4">
        <text:list-item>
          <text:p text:style-name="P479"/>
        </text:list-item>
      </text:list>
      <text:p text:style-name="P240"/>
      <text:p text:style-name="P67"><text:span text:style-name="T192">Input para output </text:span><text:span text:style-name="T194">NOT</text:span><text:span text:style-name="T192"> </text:span><text:span text:style-name="T193">OK</text:span></text:p>
      <text:p text:style-name="P417"/>
      <text:p text:style-name="P419"><text:tab/>{</text:p>
      <text:p text:style-name="P2"><text:span text:style-name="T18"><text:tab/>"id"</text:span>:<text:span text:style-name="T51">"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207">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417"/>
      <text:p text:style-name="P67"><text:span text:style-name="T197">O</text:span><text:span text:style-name="T193">utput </text:span><text:span text:style-name="T194">NOT</text:span><text:span text:style-name="T193"> OK</text:span></text:p>
      <text:p text:style-name="P240"/>
      <text:p text:style-name="P240"/>
      <text:p text:style-name="P94"><text:tab/>{</text:p>
      <text:p text:style-name="P1"><text:span text:style-name="T18"><text:tab/>"timestamp"</text:span>: <text:span text:style-name="T51">"2021-07-06T19:29:03.718+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40"/>
      <text:p text:style-name="P240"/>
      <text:p text:style-name="P240"/>
      <text:p text:style-name="P240"/>
      <text:list xml:id="list125617534723163" text:continue-numbering="true" text:style-name="L4">
        <text:list-item>
          <text:p text:style-name="P479"><text:soft-page-break/></text:p>
        </text:list-item>
      </text:list>
      <text:p text:style-name="P67"><text:span text:style-name="T192">Input para output </text:span><text:span text:style-name="T194">NOT</text:span><text:span text:style-name="T192"> </text:span><text:span text:style-name="T193">OK</text:span></text:p>
      <text:p text:style-name="P417"/>
      <text:p text:style-name="P419"><text:tab/>{</text:p>
      <text:p text:style-name="P2"><text:span text:style-name="T18"><text:tab/>"id"</text:span>:<text:span text:style-name="T51">"100"</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419"/>
      <text:p text:style-name="P417"/>
      <text:p text:style-name="P67"><text:span text:style-name="T197">O</text:span><text:span text:style-name="T193">utput </text:span><text:span text:style-name="T194">NOT</text:span><text:span text:style-name="T193"> OK</text:span></text:p>
      <text:p text:style-name="P240"/>
      <text:p text:style-name="P240"><text:tab/>{"error":"User not found-&gt;Null or incorrect ID user"}</text:p>
      <text:p text:style-name="P240"/>
      <text:list xml:id="list125619097264488" text:continue-numbering="true" text:style-name="L4">
        <text:list-item>
          <text:p text:style-name="P479"/>
        </text:list-item>
      </text:list>
      <text:p text:style-name="P240"/>
      <text:p text:style-name="P67"><text:span text:style-name="T192">Input para output </text:span><text:span text:style-name="T194">NOT</text:span><text:span text:style-name="T192"> </text:span><text:span text:style-name="T193">OK</text:span></text:p>
      <text:p text:style-name="P419"/>
      <text:p text:style-name="P419"><text:tab/>{</text:p>
      <text:p text:style-name="P2"><text:span text:style-name="T18"><text:tab/>"id"</text:span>:<text:span text:style-name="T51">"cien"</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419"/>
      <text:p text:style-name="P417"/>
      <text:p text:style-name="P67"><text:span text:style-name="T197">O</text:span><text:span text:style-name="T193">utput </text:span><text:span text:style-name="T194">NOT</text:span><text:span text:style-name="T193"> OK</text:span></text:p>
      <text:p text:style-name="P94"><text:tab/>{</text:p>
      <text:p text:style-name="P1"><text:span text:style-name="T18"><text:tab/>"timestamp"</text:span>: <text:span text:style-name="T51">"2021-07-06T19:33:14.225+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40"/>
      <text:p text:style-name="P240"/>
      <text:list xml:id="list125617563107198" text:continue-numbering="true" text:style-name="L4">
        <text:list-item>
          <text:p text:style-name="P466"><text:span text:style-name="T198">Al p</text:span><text:span text:style-name="T192">oner </text:span><text:span text:style-name="T199">el valor del</text:span><text:span text:style-name="T192"> nombre o etiqueta de campo id </text:span><text:span text:style-name="T198">de usuario,</text:span><text:span text:style-name="T192"> bien definido sintácticamente y mal definido semánticamente </text:span><text:span text:style-name="T200">(es decir id inexistente en base de datos)</text:span><text:span text:style-name="T192">, </text:span><text:span text:style-name="T198">pero bien definido sintáctica y semánticamente el nombre del usuario, no se espera error. Se busca el usuario por su nombre y el </text:span><text:span text:style-name="T199">valor del </text:span><text:span text:style-name="T198">campo id mal definido es omitido para el servidor</text:span></text:p>
        </text:list-item>
      </text:list>
      <text:p text:style-name="P417"/>
      <text:p text:style-name="P199"/>
      <text:p text:style-name="P199"/>
      <text:p text:style-name="P199"/>
      <text:p text:style-name="P199"/>
      <text:p text:style-name="P199"/>
      <text:p text:style-name="P199"/>
      <text:p text:style-name="P199"/>
      <text:p text:style-name="P199"/>
      <text:p text:style-name="P307"><text:soft-page-break/><text:span text:style-name="T267">Modificar de un usuario existente,</text:span> el campo <text:span text:style-name="T7">nombre</text:span> mal definido sintáctica <text:span text:style-name="T242">o semánticamente</text:span>:</text:p>
      <text:p text:style-name="P199"/>
      <text:p text:style-name="P182"/>
      <text:list xml:id="list81635934" text:style-name="L5">
        <text:list-item>
          <text:p text:style-name="P485"/>
        </text:list-item>
      </text:list>
      <text:p text:style-name="P183"/>
      <text:p text:style-name="P185">Input para output NOT OK</text:p>
      <text:p text:style-name="P185"/>
      <text:p text:style-name="P95"><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207">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41"/>
      <text:p text:style-name="P185"/>
      <text:p text:style-name="P185">Output NOT OK</text:p>
      <text:p text:style-name="P185"/>
      <text:p text:style-name="P68"><text:tab/>{</text:p>
      <text:p text:style-name="P1"><text:span text:style-name="T18"><text:tab/>"timestamp"</text:span>: <text:span text:style-name="T51">"2021-07-06T19:48:40.797+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83"/>
      <text:p text:style-name="P183"/>
      <text:list xml:id="list125617782959668" text:continue-numbering="true" text:style-name="L5">
        <text:list-item>
          <text:p text:style-name="P486"/>
        </text:list-item>
      </text:list>
      <text:p text:style-name="P183"/>
      <text:p text:style-name="P186">Input para output NOT OK</text:p>
      <text:p text:style-name="P184"/>
      <text:p text:style-name="P69"><text:tab/>{</text:p>
      <text:p text:style-name="P2"><text:tab/>name:<text:span text:style-name="T51">"rootmod"</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186"/>
      <text:p text:style-name="P186">Output NOT OK</text:p>
      <text:p text:style-name="P184"/>
      <text:p text:style-name="P69"><text:tab/>{</text:p>
      <text:p text:style-name="P2"><text:span text:style-name="T18"><text:tab/>"timestamp"</text:span>: <text:span text:style-name="T51">"2021-07-06T19:48:40.797+00:00"</text:span>,</text:p>
      <text:p text:style-name="P2"><text:span text:style-name="T18"><text:tab/>"status"</text:span>: <text:span text:style-name="T207">400</text:span>,</text:p>
      <text:p text:style-name="P2"><text:span text:style-name="T18"><text:tab/>"error"</text:span>: <text:span text:style-name="T51">"Bad Request"</text:span>,</text:p>
      <text:p text:style-name="P2"><text:span text:style-name="T18"><text:tab/>"path"</text:span>: <text:span text:style-name="T51">"/user/update"</text:span></text:p>
      <text:p text:style-name="P2"><text:tab/>}</text:p>
      <text:p text:style-name="P186"/>
      <text:p text:style-name="P186"/>
      <text:p text:style-name="P186"/>
      <text:p text:style-name="P186"/>
      <text:p text:style-name="P186"/>
      <text:p text:style-name="P186"><text:soft-page-break/></text:p>
      <text:list xml:id="list125619037443855" text:continue-numbering="true" text:style-name="L5">
        <text:list-item>
          <text:p text:style-name="P486"/>
        </text:list-item>
      </text:list>
      <text:p text:style-name="P183"/>
      <text:p text:style-name="P186">Input para output NOT OK</text:p>
      <text:p text:style-name="P186"/>
      <text:p text:style-name="P69"><text:tab/>{</text:p>
      <text:p text:style-name="P2"><text:span text:style-name="T18"><text:tab/>"1name"</text:span>:<text:span text:style-name="T51">"rootmod"</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186"/>
      <text:p text:style-name="P186"/>
      <text:p text:style-name="P186">Output NOT OK</text:p>
      <text:p text:style-name="P186"/>
      <text:p text:style-name="P186">{"error":"insuficient information"}</text:p>
      <text:p text:style-name="P186"/>
      <text:p text:style-name="P186"/>
      <text:list xml:id="list125617017562490" text:continue-numbering="true" text:style-name="L5">
        <text:list-item>
          <text:p text:style-name="P467"><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82"/>
      <text:p text:style-name="P181"/>
      <text:p text:style-name="P307"><text:span text:style-name="T267">Modificar de un usuario existente,</text:span> el <text:span text:style-name="T6">valor del </text:span>campo <text:span text:style-name="T7">nombre</text:span> mal definido sintáctica <text:span text:style-name="T241">o semánticamente</text:span>:</text:p>
      <text:p text:style-name="P200"/>
      <text:p text:style-name="P200"/>
      <text:list xml:id="list4092949560" text:style-name="L6">
        <text:list-item>
          <text:p text:style-name="P480"/>
        </text:list-item>
      </text:list>
      <text:p text:style-name="P243"/>
      <text:p text:style-name="P244">Input para output NOT OK</text:p>
      <text:p text:style-name="P244"/>
      <text:p text:style-name="P96"><text:tab/>{</text:p>
      <text:p text:style-name="P2"><text:span text:style-name="T18"><text:tab/>"name"</text:span>: “rootmod,</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 <text:tab/><text:tab/><text:tab/>modif"</text:span>, <text:span text:style-name="T18">"date"</text:span>:<text:span text:style-name="T51">"2021-07-05"</text:span>, <text:span text:style-name="T18">"services"</text:span>:[]}, {<text:span text:style-name="T18">"nameRole"</text:span>:<text:span text:style-name="T51">"update"</text:span>, <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44"/>
      <text:p text:style-name="P244"/>
      <text:p text:style-name="P244">Output NOT OK</text:p>
      <text:p text:style-name="P97"><text:tab/>{</text:p>
      <text:p text:style-name="P1"><text:span text:style-name="T18"><text:tab/>"timestamp"</text:span>: <text:span text:style-name="T51">"2021-07-06T20:02:54.748+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
      <text:p text:style-name="P1"/>
      <text:p text:style-name="P242"/>
      <text:list xml:id="list125618721276481" text:continue-numbering="true" text:style-name="L6">
        <text:list-item>
          <text:p text:style-name="P480"><text:soft-page-break/></text:p>
        </text:list-item>
      </text:list>
      <text:p text:style-name="P243"/>
      <text:p text:style-name="P244">Input para output NOT OK</text:p>
      <text:p text:style-name="P245"/>
      <text:p text:style-name="P96"><text:tab/>{</text:p>
      <text:p text:style-name="P2"><text:span text:style-name="T18"><text:tab/>"name"</text:span>:rootmod,</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 <text:tab/><text:tab/><text:tab/>modif"</text:span>, <text:span text:style-name="T18">"date"</text:span>:<text:span text:style-name="T51">"2021-07-05"</text:span>, <text:span text:style-name="T18">"services"</text:span>:[]}, {<text:span text:style-name="T18">"nameRole"</text:span>:<text:span text:style-name="T51">"update"</text:span>, <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44"/>
      <text:p text:style-name="P244"/>
      <text:p text:style-name="P244">Output NOT OK</text:p>
      <text:p text:style-name="P97"><text:tab/>{</text:p>
      <text:p text:style-name="P1"><text:span text:style-name="T18"><text:tab/>"timestamp"</text:span>: <text:span text:style-name="T51">"2021-07-06T20:02:54.748+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43"/>
      <text:list xml:id="list125618144782131" text:continue-numbering="true" text:style-name="L6">
        <text:list-item>
          <text:p text:style-name="P480"/>
        </text:list-item>
      </text:list>
      <text:p text:style-name="P243"/>
      <text:p text:style-name="P234"><text:span text:style-name="T236">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51">:</text:span></text:p>
      <text:p text:style-name="P384"/>
      <text:p text:style-name="P384">{"error":"Not found-&gt;User name not found"}</text:p>
      <text:p text:style-name="P244"/>
      <text:p text:style-name="P244"/>
      <text:p text:style-name="P244">Input para output NOT OK</text:p>
      <text:p text:style-name="P244"/>
      <text:p text:style-name="P96"><text:tab/>{</text:p>
      <text:p text:style-name="P2"><text:span text:style-name="T18"><text:tab/>"name"</text:span>:<text:span text:style-name="T51">"newroot"</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 <text:tab/><text:tab/><text:tab/>modif"</text:span>, <text:span text:style-name="T18">"date"</text:span>:<text:span text:style-name="T51">"2021-07-05"</text:span>, <text:span text:style-name="T18">"services"</text:span>:[]}, {<text:span text:style-name="T18">"nameRole"</text:span>:<text:span text:style-name="T51">"update"</text:span>, <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44"/>
      <text:p text:style-name="P244"/>
      <text:p text:style-name="P244">Output NOT OK</text:p>
      <text:p text:style-name="P244"/>
      <text:p text:style-name="P244"/>
      <text:p text:style-name="P243"><text:tab/>{"error":"User not found-&gt;Null or incorrect ID user"}</text:p>
      <text:p text:style-name="P243"/>
      <text:p text:style-name="P243"/>
      <text:list xml:id="list125618626628807" text:continue-numbering="true" text:style-name="L6">
        <text:list-item>
          <text:p text:style-name="P468"><text:span text:style-name="T198">Al p</text:span><text:span text:style-name="T192">oner </text:span><text:span text:style-name="T199">el valor del</text:span><text:span text:style-name="T192"> nombre o etiqueta de campo </text:span><text:span text:style-name="T201">nombre</text:span><text:span text:style-name="T192"> </text:span><text:span text:style-name="T198">de usuario,</text:span><text:span text:style-name="T192"> bien definido sintácticamente y mal definido semánticamente </text:span><text:span text:style-name="T200">(es decir </text:span><text:span text:style-name="T202">nombre de usuario</text:span><text:span text:style-name="T200"> inexistente en base de datos)</text:span><text:span text:style-name="T192">, </text:span><text:span text:style-name="T198">pero bien definido sintáctica y semánticamente el </text:span><text:span text:style-name="T202">id</text:span><text:span text:style-name="T198"> del usuario, no se espera error. Se busca el usuario por su </text:span><text:span text:style-name="T202">id</text:span><text:span text:style-name="T198"> y el </text:span><text:span text:style-name="T199">valor del </text:span><text:span text:style-name="T198">campo </text:span><text:span text:style-name="T202">nombre </text:span><text:span text:style-name="T203">de usuario</text:span><text:span text:style-name="T198"> mal definido es omitido para el servidor</text:span></text:p>
          <text:p text:style-name="P480"/>
        </text:list-item>
      </text:list>
      <text:p text:style-name="P199"/>
      <text:p text:style-name="P307"><text:soft-page-break/><text:span text:style-name="T267">Modificar de un usuario existente,</text:span> el campo <text:span text:style-name="T8">contraseña</text:span> mal definido sintácticamente:</text:p>
      <text:p text:style-name="P200"/>
      <text:list xml:id="list1311263024" text:style-name="L7">
        <text:list-item>
          <text:p text:style-name="P481"/>
        </text:list-item>
      </text:list>
      <text:p text:style-name="P246"/>
      <text:p text:style-name="P248">Input para output NOT OK</text:p>
      <text:p text:style-name="P248"/>
      <text:p text:style-name="P99"><text:tab/>{</text:p>
      <text:p text:style-name="P2"><text:span text:style-name="T18"><text:tab/>"name"</text:span>:<text:span text:style-name="T51">"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48"/>
      <text:p text:style-name="P248">Output NOT OK</text:p>
      <text:p text:style-name="P248"/>
      <text:p text:style-name="P99"><text:tab/>{</text:p>
      <text:p text:style-name="P1"><text:span text:style-name="T18"><text:tab/>"timestamp"</text:span>: <text:span text:style-name="T51">"2021-07-06T20:17:16.154+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46"/>
      <text:p text:style-name="P246"/>
      <text:list xml:id="list125619092260383" text:continue-numbering="true" text:style-name="L7">
        <text:list-item>
          <text:p text:style-name="P481"/>
        </text:list-item>
      </text:list>
      <text:p text:style-name="P246"/>
      <text:p text:style-name="P249">Input para output NOT OK</text:p>
      <text:p text:style-name="P249"/>
      <text:p text:style-name="P100"><text:tab/>{</text:p>
      <text:p text:style-name="P16"><text:span text:style-name="T18"><text:tab/>"name"</text:span>:<text:span text:style-name="T51">"rootmod"</text:span>,</text:p>
      <text:p text:style-name="P16"><text:span text:style-name="T18"><text:tab/>password:"</text:span>passroot<text:span text:style-name="T18">",</text:span></text:p>
      <text:p text:style-name="P16"><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4"><text:tab/>}</text:p>
      <text:p text:style-name="P249"/>
      <text:p text:style-name="P249">Output NOT OK</text:p>
      <text:p text:style-name="P249"/>
      <text:p text:style-name="P100"><text:tab/>{</text:p>
      <text:p text:style-name="P16"><text:span text:style-name="T18"><text:tab/>"timestamp"</text:span>: <text:span text:style-name="T51">"2021-07-06T20:17:16.154+00:00"</text:span>,</text:p>
      <text:p text:style-name="P16"><text:span text:style-name="T18"><text:tab/>"status"</text:span>: <text:span text:style-name="T207">400</text:span>,</text:p>
      <text:p text:style-name="P16"><text:span text:style-name="T18"><text:tab/>"error"</text:span>: <text:span text:style-name="T51">"Bad Request"</text:span>,</text:p>
      <text:p text:style-name="P16"><text:span text:style-name="T18"><text:tab/>"path"</text:span>: <text:span text:style-name="T51">"/user/update"</text:span></text:p>
      <text:p text:style-name="P100"><text:tab/>}</text:p>
      <text:p text:style-name="P208"/>
      <text:p text:style-name="P199"/>
      <text:p text:style-name="P199"/>
      <text:p text:style-name="P199"/>
      <text:p text:style-name="P308"><text:soft-page-break/><text:span text:style-name="T40">Modificar de un usuario existente,</text:span><text:span text:style-name="T30"> el </text:span><text:span text:style-name="T38">valor del </text:span><text:span text:style-name="T30">campo </text:span><text:span text:style-name="T39">contraseña</text:span><text:span text:style-name="T30"> mal definido sintácticamente:</text:span></text:p>
      <text:p text:style-name="P90"/>
      <text:p text:style-name="P90"/>
      <text:p text:style-name="P104">Input para output NOT OK</text:p>
      <text:p text:style-name="P104"/>
      <text:p text:style-name="P105">{</text:p>
      <text:p text:style-name="P2"><text:span text:style-name="T18">"name"</text:span>:<text:span text:style-name="T51">"rootmod"</text:span>,</text:p>
      <text:p text:style-name="P2"><text:span text:style-name="T18">"passwordd"</text:span>:passroot<text:span text:style-name="T51">",</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207">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p>
      <text:p text:style-name="P104"/>
      <text:p text:style-name="P104">Output NOT OK</text:p>
      <text:p text:style-name="P199"/>
      <text:p text:style-name="P91">{</text:p>
      <text:p text:style-name="P1"><text:span text:style-name="T18">"timestamp"</text:span>: <text:span text:style-name="T51">"2021-07-07T20:45:25.134+00:00"</text:span>,</text:p>
      <text:p text:style-name="P1"><text:span text:style-name="T18">"status"</text:span>: <text:span text:style-name="T207">400</text:span>,</text:p>
      <text:p text:style-name="P1"><text:span text:style-name="T18">"error"</text:span>: <text:span text:style-name="T51">"Bad Request"</text:span>,</text:p>
      <text:p text:style-name="P1"><text:span text:style-name="T18">"path"</text:span>: <text:span text:style-name="T51">"/user/update"</text:span></text:p>
      <text:p text:style-name="P1">}</text:p>
      <text:p text:style-name="P199"/>
      <text:p text:style-name="P307"><text:span text:style-name="T267">Modificar de un usuario existente,</text:span> el campo <text:span text:style-name="T9">roles </text:span>mal definido sintácticamente:</text:p>
      <text:p text:style-name="P200"/>
      <text:list xml:id="list2605749644" text:style-name="L8">
        <text:list-item>
          <text:p text:style-name="P482"/>
        </text:list-item>
      </text:list>
      <text:p text:style-name="P251"/>
      <text:p text:style-name="P254">Input para output NOT OK</text:p>
      <text:p text:style-name="P254"/>
      <text:p text:style-name="P112"><text:tab/>{</text:p>
      <text:p text:style-name="P2"><text:span text:style-name="T18"><text:tab/>"name"</text:span>:<text:span text:style-name="T51">"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54"/>
      <text:p text:style-name="P254"/>
      <text:p text:style-name="P254">Output NOT OK</text:p>
      <text:p text:style-name="P254"/>
      <text:p text:style-name="P112"><text:tab/>{</text:p>
      <text:p text:style-name="P1"><text:span text:style-name="T18"><text:tab/>"timestamp"</text:span>: <text:span text:style-name="T51">"2021-07-07T19:38:47.147+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51"/>
      <text:p text:style-name="P251"/>
      <text:p text:style-name="P251"/>
      <text:p text:style-name="P251"/>
      <text:p text:style-name="P251"/>
      <text:list xml:id="list125617618055531" text:continue-numbering="true" text:style-name="L8">
        <text:list-item>
          <text:p text:style-name="P482"><text:soft-page-break/></text:p>
        </text:list-item>
      </text:list>
      <text:p text:style-name="P251"/>
      <text:p text:style-name="P255">Input para output NOT OK</text:p>
      <text:p text:style-name="P253"/>
      <text:p text:style-name="P113"><text:tab/>{</text:p>
      <text:p text:style-name="P24"><text:span text:style-name="T18"><text:tab/>"name"</text:span>:<text:span text:style-name="T51">"rootmod"</text:span>,</text:p>
      <text:p text:style-name="P24"><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2"><text:tab/>}</text:p>
      <text:p text:style-name="P255"/>
      <text:p text:style-name="P255">Output NOT OK</text:p>
      <text:p text:style-name="P251"/>
      <text:p text:style-name="P113"><text:tab/>{</text:p>
      <text:p text:style-name="P45"><text:span text:style-name="T18"><text:tab/>"timestamp"</text:span>: <text:span text:style-name="T51">"2021-07-07T19:38:47.147+00:00"</text:span>,</text:p>
      <text:p text:style-name="P45"><text:span text:style-name="T18"><text:tab/>"status"</text:span>: <text:span text:style-name="T207">400</text:span>,</text:p>
      <text:p text:style-name="P45"><text:span text:style-name="T18"><text:tab/>"error"</text:span>: <text:span text:style-name="T51">"Bad Request"</text:span>,</text:p>
      <text:p text:style-name="P45"><text:span text:style-name="T18"><text:tab/>"path"</text:span>: <text:span text:style-name="T51">"/user/update"</text:span></text:p>
      <text:p text:style-name="P45"><text:tab/>}</text:p>
      <text:p text:style-name="P252"/>
      <text:p text:style-name="P307"><text:span text:style-name="T267">Modificar de un usuario existente,</text:span> el <text:span text:style-name="T6">valor del </text:span>campo <text:span text:style-name="T9">roles</text:span> mal definido sintácticamente <text:span text:style-name="T10">o semánticamente</text:span>:</text:p>
      <text:p text:style-name="P200"/>
      <text:list xml:id="list125617978824427" text:continue-list="list125617718699488" text:style-name="L2">
        <text:list-item>
          <text:p text:style-name="P477"><text:span text:style-name="T11">Modificar</text:span> campo id de rol, mal definido sintácticamente:</text:p>
        </text:list-item>
      </text:list>
      <text:p text:style-name="P217"/>
      <text:p text:style-name="P256">Input para output NOT OK</text:p>
      <text:p text:style-name="P256"/>
      <text:p text:style-name="P114"><text:tab/>{</text:p>
      <text:p text:style-name="P2"><text:span text:style-name="T18"><text:tab/>"name"</text:span>:<text:span text:style-name="T51">"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207">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56"/>
      <text:p text:style-name="P256"/>
      <text:p text:style-name="P256">Output NOT OK</text:p>
      <text:p text:style-name="P217"/>
      <text:p text:style-name="P86"><text:tab/>{</text:p>
      <text:p text:style-name="P1"><text:span text:style-name="T18"><text:tab/>"timestamp"</text:span>: <text:span text:style-name="T51">"2021-07-07T19:44:59.455+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17"/>
      <text:p text:style-name="P217"/>
      <text:p text:style-name="P217"/>
      <text:p text:style-name="P217"/>
      <text:p text:style-name="P217"/>
      <text:p text:style-name="P217"/>
      <text:p text:style-name="P217"/>
      <text:list xml:id="list125618347845066" text:continue-numbering="true" text:style-name="L2">
        <text:list-item>
          <text:p text:style-name="P477"><text:soft-page-break/><text:span text:style-name="T11">Modificar</text:span> el valor del campo id de rol, mal definido sintácticamente:</text:p>
        </text:list-item>
      </text:list>
      <text:p text:style-name="P217"/>
      <text:p text:style-name="P260">Input para output NOT OK</text:p>
      <text:p text:style-name="P260"/>
      <text:p text:style-name="P115"><text:tab/>{</text:p>
      <text:p text:style-name="P2"><text:span text:style-name="T18"><text:tab/>"name"</text:span>:<text:span text:style-name="T51">"rootmod"</text:span>,</text:p>
      <text:p text:style-name="P2"><text:span text:style-name="T18"><text:tab/>"roles"</text:span>:[{<text:span text:style-name="T18">"id"</text:span>:<text:span text:style-name="T51">"tres"</text:span>,<text:span text:style-name="T18">"nameRole"</text:span>:<text:span text:style-name="T51">"delete"</text:span>, <text:span text:style-name="T18">"description"</text:span>:<text:span text:style-name="T51">"permission for delete user"</text:span>, <text:tab/><text:tab/><text:tab/><text:span text:style-name="T18">"date"</text:span>:<text:span text:style-name="T51">"2021-07-05"</text:span>, <text:span text:style-name="T18">"services"</text:span>:[]}, {<text:span text:style-name="T18">"nameRole"</text:span>:<text:span text:style-name="T51">"add"</text:span>, <text:span text:style-name="T18">"description"</text:span>:<text:span text:style-name="T51">"permission <text:tab/><text:tab/>for add user modif"</text:span>, <text:span text:style-name="T18">"date"</text:span>:<text:span text:style-name="T51">"2021-07-05"</text:span>, <text:span text:style-name="T18">"services"</text:span>:[]}, {<text:span text:style-name="T18">"nameRole"</text:span>:<text:span text:style-name="T51">"update"</text:span>, <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60"/>
      <text:p text:style-name="P260">Output NOT OK</text:p>
      <text:p text:style-name="P217"/>
      <text:p text:style-name="P217"/>
      <text:p text:style-name="P86"><text:tab/>{</text:p>
      <text:p text:style-name="P1"><text:span text:style-name="T18"><text:tab/>"timestamp"</text:span>: <text:span text:style-name="T51">"2021-07-07T19:49:54.359+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17"/>
      <text:list xml:id="list125617219172041" text:continue-numbering="true" text:style-name="L2">
        <text:list-item>
          <text:p text:style-name="P483">Modificar el valor del campo id de rol, mal definido semánticamente (inexistente en base de datos) sin definir nombre de rol:</text:p>
        </text:list-item>
      </text:list>
      <text:p text:style-name="P257"/>
      <text:p text:style-name="P261">Input para output NOT OK</text:p>
      <text:p text:style-name="P262"/>
      <text:p text:style-name="P116"><text:tab/>{</text:p>
      <text:p text:style-name="P2"><text:span text:style-name="T18"><text:tab/>"name"</text:span>:<text:span text:style-name="T51">"rootmod"</text:span>,</text:p>
      <text:p text:style-name="P2"><text:span text:style-name="T18"><text:tab/>"roles"</text:span>:[{<text:span text:style-name="T18">"id"</text:span>:<text:span text:style-name="T207">100</text:span>, <text:span text:style-name="T18">"description"</text:span>:<text:span text:style-name="T51">"permission for delete user"</text:span>, <text:span text:style-name="T18">"date"</text:span>:<text:span text:style-name="T51">"2021-07-05"</text:span>, <text:tab/><text:tab/><text:tab/><text:span text:style-name="T18">"services"</text:span>:[]}, {<text:span text:style-name="T18">"nameRole"</text:span>:<text:span text:style-name="T51">"add"</text:span>, <text:span text:style-name="T18">"description"</text:span>:<text:span text:style-name="T51">"permission for add user modif"</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61"/>
      <text:p text:style-name="P261">Output NOT OK</text:p>
      <text:p text:style-name="P258"/>
      <text:p text:style-name="P258"/>
      <text:p text:style-name="P258">{"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58"/>
      <text:p text:style-name="P258"/>
      <text:p text:style-name="P258"/>
      <text:p text:style-name="P258"/>
      <text:p text:style-name="P258"/>
      <text:p text:style-name="P258"/>
      <text:p text:style-name="P258"/>
      <text:p text:style-name="P258"/>
      <text:p text:style-name="P258"/>
      <text:p text:style-name="P258"/>
      <text:list xml:id="list125618651225632" text:continue-numbering="true" text:style-name="L2">
        <text:list-item>
          <text:p text:style-name="P477"><text:soft-page-break/><text:span text:style-name="T11">Modificar</text:span> campo nombre de rol, mal definido sintácticamente:</text:p>
        </text:list-item>
      </text:list>
      <text:p text:style-name="P217"/>
      <text:p text:style-name="P268">Input para output NOT OK</text:p>
      <text:p text:style-name="P268"/>
      <text:p text:style-name="P102"><text:tab/>{</text:p>
      <text:p text:style-name="P2"><text:span text:style-name="T18"><text:tab/>"name"</text:span>:<text:span text:style-name="T51">"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70"/>
      <text:p text:style-name="P268"/>
      <text:p text:style-name="P101">Output NOT OK</text:p>
      <text:p text:style-name="P266"/>
      <text:p text:style-name="P117"><text:tab/>{</text:p>
      <text:p text:style-name="P2"><text:span text:style-name="T18"><text:tab/>"timestamp"</text:span>: <text:span text:style-name="T51">"2021-07-07T20:13:23.725+00:00"</text:span>,</text:p>
      <text:p text:style-name="P2"><text:span text:style-name="T18"><text:tab/>"status"</text:span>: <text:span text:style-name="T207">400</text:span>,</text:p>
      <text:p text:style-name="P2"><text:span text:style-name="T18"><text:tab/>"error"</text:span>: <text:span text:style-name="T51">"Bad Request"</text:span>,</text:p>
      <text:p text:style-name="P2"><text:span text:style-name="T18"><text:tab/>"path"</text:span>: <text:span text:style-name="T51">"/user/update"</text:span></text:p>
      <text:p text:style-name="P2"><text:tab/>}</text:p>
      <text:p text:style-name="P263"/>
      <text:p text:style-name="P217"/>
      <text:list xml:id="list125617158535613" text:continue-numbering="true" text:style-name="L2">
        <text:list-item>
          <text:p text:style-name="P477"><text:span text:style-name="T11">Modificar</text:span> el valor del campo nombre de rol, mal definido sintácticamente:</text:p>
        </text:list-item>
      </text:list>
      <text:p text:style-name="P217"/>
      <text:p text:style-name="P217"/>
      <text:p text:style-name="P264">Input para output NOT OK</text:p>
      <text:p text:style-name="P264"/>
      <text:p text:style-name="P118"><text:tab/>{</text:p>
      <text:p text:style-name="P46"><text:span text:style-name="T18"><text:tab/>"name"</text:span>:<text:span text:style-name="T51">"rootmod"</text:span>,</text:p>
      <text:p text:style-name="P46"><text:span text:style-name="T18"><text:tab/>"roles"</text:span>:[{<text:span text:style-name="T18">"nameRole"</text:span>:delete<text:span text:style-name="T51">", "</text:span>description<text:span text:style-name="T18">":"</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3"><text:tab/>}</text:p>
      <text:p text:style-name="P265"/>
      <text:p text:style-name="P264">Output NOT OK</text:p>
      <text:p text:style-name="P264"/>
      <text:p text:style-name="P265"/>
      <text:p text:style-name="P118"><text:tab/>{</text:p>
      <text:p text:style-name="P19"><text:span text:style-name="T18"><text:tab/>"timestamp"</text:span>: <text:span text:style-name="T51">"2021-07-07T20:06:52.433+00:00"</text:span>,</text:p>
      <text:p text:style-name="P19"><text:span text:style-name="T18"><text:tab/>"status"</text:span>: <text:span text:style-name="T207">400</text:span>,</text:p>
      <text:p text:style-name="P19"><text:span text:style-name="T18"><text:tab/>"error"</text:span>: <text:span text:style-name="T51">"Bad Request"</text:span>,</text:p>
      <text:p text:style-name="P19"><text:span text:style-name="T18"><text:tab/>"path"</text:span>: <text:span text:style-name="T51">"/user/update"</text:span></text:p>
      <text:p text:style-name="P102"><text:tab/>}</text:p>
      <text:p text:style-name="P217"/>
      <text:p text:style-name="P217"/>
      <text:p text:style-name="P217"/>
      <text:p text:style-name="P217"/>
      <text:p text:style-name="P217"/>
      <text:p text:style-name="P217"/>
      <text:p text:style-name="P217"/>
      <text:list xml:id="list125618104307606" text:continue-numbering="true" text:style-name="L2">
        <text:list-item>
          <text:p text:style-name="P477"><text:soft-page-break/><text:span text:style-name="T11">Modificar</text:span> campo descripción de rol, mal definido sintácticamente:</text:p>
        </text:list-item>
      </text:list>
      <text:p text:style-name="P217"/>
      <text:p text:style-name="P217"/>
      <text:p text:style-name="P267">Input para output NOT OK</text:p>
      <text:p text:style-name="P267"/>
      <text:p text:style-name="P103"><text:tab/>{</text:p>
      <text:p text:style-name="P2"><text:span text:style-name="T18"><text:tab/>"name"</text:span>:<text:span text:style-name="T51">"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67"/>
      <text:p text:style-name="P267">Output NOT OK</text:p>
      <text:p text:style-name="P267"/>
      <text:p text:style-name="P103"><text:tab/>{</text:p>
      <text:p text:style-name="P2"><text:span text:style-name="T18"><text:tab/>"timestamp"</text:span>: <text:span text:style-name="T51">"2021-07-07T20:15:15.303+00:00"</text:span>,</text:p>
      <text:p text:style-name="P2"><text:span text:style-name="T18"><text:tab/>"status"</text:span>: <text:span text:style-name="T207">400</text:span>,</text:p>
      <text:p text:style-name="P2"><text:span text:style-name="T18"><text:tab/>"error"</text:span>: <text:span text:style-name="T51">"Bad Request"</text:span>,</text:p>
      <text:p text:style-name="P2"><text:span text:style-name="T18"><text:tab/>"path"</text:span>: <text:span text:style-name="T51">"/user/update"</text:span></text:p>
      <text:p text:style-name="P2"><text:tab/>}</text:p>
      <text:p text:style-name="P267"/>
      <text:list xml:id="list125618356411654" text:continue-numbering="true" text:style-name="L2">
        <text:list-item>
          <text:p text:style-name="P477"><text:span text:style-name="T11">Modificar</text:span> el valor del campo descripción de rol, mal definido sintácticamente:</text:p>
        </text:list-item>
      </text:list>
      <text:p text:style-name="P217"/>
      <text:p text:style-name="P267">Input para output NOT OK</text:p>
      <text:p text:style-name="P269"/>
      <text:p text:style-name="P103"><text:tab/>{</text:p>
      <text:p text:style-name="P2"><text:span text:style-name="T18"><text:tab/>"name"</text:span>:<text:span text:style-name="T51">"rootmod"</text:span>,</text:p>
      <text:p text:style-name="P2"><text:span text:style-name="T18"><text:tab/>"roles"</text:span>:[{<text:span text:style-name="T18">"nameRole:""delete"</text:span>, <text:span text:style-name="T18">"description"</text:span>:permission for delete user<text:span text:style-name="T51">", "</text:span>date<text:span text:style-name="T18">":"</text:span><text:span text:style-name="T207">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207">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207">2021-07-05</text:span><text:span text:style-name="T18">", "</text:span>services<text:span text:style-name="T18">":[]}]</text:span></text:p>
      <text:p text:style-name="P450"><text:tab/>}</text:p>
      <text:p text:style-name="P267"/>
      <text:p text:style-name="P267"/>
      <text:p text:style-name="P267">Output NOT OK</text:p>
      <text:p text:style-name="P267"/>
      <text:p text:style-name="P103"><text:tab/>{</text:p>
      <text:p text:style-name="P1"><text:span text:style-name="T18"><text:tab/>"timestamp"</text:span>: <text:span text:style-name="T51">"2021-07-07T20:16:31.495+00:00"</text:span>,</text:p>
      <text:p text:style-name="P1"><text:span text:style-name="T18"><text:tab/>"status"</text:span>: <text:span text:style-name="T207">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
      <text:p text:style-name="P1"/>
      <text:p text:style-name="P1"/>
      <text:p text:style-name="P1"/>
      <text:p text:style-name="P1"/>
      <text:p text:style-name="P1"/>
      <text:p text:style-name="P90"/>
      <text:p text:style-name="P269"/>
      <text:p text:style-name="P250"/>
      <text:p text:style-name="P138"><text:soft-page-break/>OUTPUTS WARNINGS:</text:p>
      <text:p text:style-name="P138"/>
      <text:list xml:id="list125617928353423" text:continue-numbering="true" text:style-name="L2">
        <text:list-header>
          <text:p text:style-name="P490">Modificar el valor del campo id de rol <text:span text:style-name="T243">y el valor del campo nombre de rol</text:span>, mal definido semánticamente (inexistente en base de datos). <text:span text:style-name="T244">Update de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list-header>
      </text:list>
      <text:p text:style-name="P259"/>
      <text:p text:style-name="P271">Input para output WARNING</text:p>
      <text:p text:style-name="P271"/>
      <text:p text:style-name="P274">Output WARNING</text:p>
      <text:p text:style-name="P274"/>
      <text:p text:style-name="P456"><text:span text:style-name="T90">Modificar de un usuario existente </text:span><text:span text:style-name="T91">el nombre o etiqueta del campo contraseña bien definido sintácticamente pero mal definido semánticamente </text:span><text:span text:style-name="T92">(campo no definido en la API)</text:span><text:span text:style-name="T91">. </text:span><text:span text:style-name="T92">En este escensario se omite </text:span><text:span text:style-name="T93">el valor del campo y se da aviso al cliente que el valor no fue registrado</text:span></text:p>
      <text:p text:style-name="P293"/>
      <text:p text:style-name="P272">Input para output WARNINGS</text:p>
      <text:p text:style-name="P272"/>
      <text:p text:style-name="P272">Output WARNING</text:p>
      <text:list xml:id="list2853273113" text:style-name="L9">
        <text:list-header>
          <text:p text:style-name="P484"/>
        </text:list-header>
      </text:list>
      <text:p text:style-name="P457"><text:span text:style-name="T90">Modificar de un usuario existente </text:span><text:span text:style-name="T91">el nombre o etiqueta del campo </text:span><text:span text:style-name="T85">rol</text:span><text:span text:style-name="T91"> bien definido sintácticamente pero mal definido semánticamente </text:span><text:span text:style-name="T92">(campo no definido en la API)</text:span><text:span text:style-name="T91">. </text:span><text:span text:style-name="T92">En este escensario se omite </text:span><text:span text:style-name="T85">el valor del campo y se da aviso al cliente que el valor no fue registrado</text:span></text:p>
      <text:p text:style-name="P247"/>
      <text:p text:style-name="P204"/>
      <text:p text:style-name="P272">Input para output WARNINGS</text:p>
      <text:p text:style-name="P272"/>
      <text:p text:style-name="P272">Output WARNING</text:p>
      <text:p text:style-name="P204"/>
      <text:p text:style-name="P14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DELETE <text:span text:style-name="T109">USER</text:span>:</text:p>
      <text:p text:style-name="P139"/>
      <text:p text:style-name="P134">OUTPUTS OK:</text:p>
      <text:p text:style-name="P230"/>
      <text:p text:style-name="P327"><text:span text:style-name="T253">Eliminar usuario existente definiendo sintáctica y semánticamente </text:span><text:span text:style-name="T254">correcto </text:span><text:span text:style-name="T253">sólo id, </text:span><text:span text:style-name="T252">con endpoint </text:span><text:span text:style-name="T127">http://localhost:8040/user/</text:span><text:span text:style-name="T160">delete</text:span><text:span text:style-name="T127">/</text:span><text:span text:style-name="T133">{id}</text:span><text:span text:style-name="T95">:</text:span></text:p>
      <text:p text:style-name="P189"/>
      <text:p text:style-name="P189"/>
      <text:p text:style-name="P487"><text:span text:style-name="T78">Get previo a </text:span><text:span text:style-name="T79">delete</text:span><text:span text:style-name="T78"> con enpoints </text:span><text:span text:style-name="T76">http://localhost:8040/user/get/name/</text:span><text:a xlink:type="simple" xlink:href="http://localhost:8040/user/get/name/nameusermod" text:style-name="Internet_20_link" text:visited-style-name="Visited_20_Internet_20_Link"><text:span text:style-name="T77">nameusermod</text:span></text:a><text:span text:style-name="T116">:</text:span></text:p>
      <text:p text:style-name="P385"/>
      <text:p text:style-name="P385">{"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9"/>
      <text:p text:style-name="P488"><text:span text:style-name="T73">endpoint</text:span><text:span text:style-name="T74"> para output </text:span><text:span text:style-name="T75">OK </text:span><text:span text:style-name="T174">http://localhost:8040/user/</text:span><text:span text:style-name="T176">delete</text:span><text:span text:style-name="T174">/</text:span><text:span text:style-name="T175">25</text:span></text:p>
      <text:p text:style-name="P333"/>
      <text:p text:style-name="P333"/>
      <text:p text:style-name="P489"><text:span text:style-name="T152">Get </text:span><text:span text:style-name="T153">posterior</text:span><text:span text:style-name="T152"> a </text:span><text:span text:style-name="T154">delete</text:span><text:span text:style-name="T152"> con enpoints </text:span><text:span text:style-name="T161">http://localhost:8040/user/get/name/nameusermod</text:span><text:span text:style-name="T154">:</text:span></text:p>
      <text:p text:style-name="P273"/>
      <text:p text:style-name="P273">{"error":"Not found-&gt;User name not found"}</text:p>
      <text:p text:style-name="P189"/>
      <text:p text:style-name="P189"/>
      <text:p text:style-name="P330"><text:span text:style-name="T98">Eliminar usuario existente definiendo sintáctica y semánticamente </text:span><text:span text:style-name="T99">correcto </text:span><text:span text:style-name="T98">id </text:span><text:span text:style-name="T100">de usuario</text:span><text:span text:style-name="T98">, </text:span><text:span text:style-name="T97">con endpoint </text:span><text:span text:style-name="T134">http://localhost:8040/user/update</text:span></text:p>
      <text:p text:style-name="P356"/>
      <text:p text:style-name="P446"><text:span text:style-name="T113">Get </text:span><text:span text:style-name="T115">previo</text:span><text:span text:style-name="T113"> a </text:span><text:span text:style-name="T114">delete</text:span><text:span text:style-name="T113"> con enpoints </text:span><text:span text:style-name="T118">http://localhost:8040/user/get/name/</text:span><text:span text:style-name="T119">username</text:span><text:span text:style-name="T114">:</text:span></text:p>
      <text:p text:style-name="P386"/>
      <text:p text:style-name="P366">{"name":"username", "date":"2021-07-05", "roles":[]}</text:p>
      <text:p text:style-name="P386"/>
      <text:p text:style-name="P187"><text:span text:style-name="T157">Input </text:span><text:span text:style-name="T158">para output OK</text:span></text:p>
      <text:p text:style-name="P361"/>
      <text:p text:style-name="P351">{</text:p>
      <text:p text:style-name="P2"><text:span text:style-name="T18">"id"</text:span>:<text:span text:style-name="T207">27</text:span></text:p>
      <text:p text:style-name="P2">}</text:p>
      <text:p text:style-name="P192"/>
      <text:p text:style-name="P193"><text:span text:style-name="T123">Get </text:span><text:span text:style-name="T124">p</text:span><text:span text:style-name="T126">osterior</text:span><text:span text:style-name="T123"> a </text:span><text:span text:style-name="T125">delete</text:span><text:span text:style-name="T123"> con enpoints </text:span><text:a xlink:type="simple" xlink:href="http://localhost:8040/user/get/name/username" text:style-name="Internet_20_link" text:visited-style-name="Visited_20_Internet_20_Link"><text:span text:style-name="T129">http://localhost:8040/user/get/name/</text:span></text:a><text:a xlink:type="simple" xlink:href="http://localhost:8040/user/get/name/username" text:style-name="Internet_20_link" text:visited-style-name="Visited_20_Internet_20_Link"><text:span text:style-name="T130">username</text:span></text:a><text:span text:style-name="T125">:</text:span></text:p>
      <text:p text:style-name="P387"/>
      <text:p text:style-name="P387">{"error":"Not found-&gt;User name not found"}</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28"><text:soft-page-break/><text:span text:style-name="T253">Eliminar usuario existente definiendo sintáctica y semánticamente </text:span><text:span text:style-name="T254">correcto </text:span><text:span text:style-name="T255">nombre de usuario</text:span><text:span text:style-name="T253">, </text:span><text:span text:style-name="T252">con endpoint </text:span><text:span text:style-name="T159">http://localhost:8040/user/update</text:span></text:p>
      <text:p text:style-name="P357"/>
      <text:p text:style-name="P447"><text:span text:style-name="T113">Get </text:span><text:span text:style-name="T115">previo</text:span><text:span text:style-name="T113"> a </text:span><text:span text:style-name="T114">delete</text:span><text:span text:style-name="T113"> con enpoints </text:span><text:span text:style-name="T118">http://localhost:8040/user/get/name/</text:span><text:span text:style-name="T120">nameofuser</text:span><text:span text:style-name="T114">:</text:span></text:p>
      <text:p text:style-name="P388"/>
      <text:p text:style-name="P367">{"name":"nameofuser", "date":"2021-07-07", "roles":[]}</text:p>
      <text:p text:style-name="P388"/>
      <text:p text:style-name="P188"><text:span text:style-name="T157">Input </text:span><text:span text:style-name="T158">para output OK</text:span></text:p>
      <text:p text:style-name="P362"/>
      <text:p text:style-name="P352">{</text:p>
      <text:p text:style-name="P20"><text:span text:style-name="T18">"</text:span><text:span text:style-name="T27">name</text:span><text:span text:style-name="T18">"</text:span>:<text:span text:style-name="T207"> “</text:span><text:span text:style-name="T208">nameofuser</text:span><text:span text:style-name="T207">”</text:span></text:p>
      <text:p text:style-name="P20">}</text:p>
      <text:p text:style-name="P190"/>
      <text:p text:style-name="P194"><text:span text:style-name="T123">Get </text:span><text:span text:style-name="T124">p</text:span><text:span text:style-name="T126">osterior</text:span><text:span text:style-name="T123"> a </text:span><text:span text:style-name="T125">delete</text:span><text:span text:style-name="T123"> con enpoints </text:span><text:a xlink:type="simple" xlink:href="http://localhost:8040/user/get/name/username" text:style-name="Internet_20_link" text:visited-style-name="Visited_20_Internet_20_Link"><text:span text:style-name="T129">http://localhost:8040/user/get/name/</text:span></text:a><text:a xlink:type="simple" xlink:href="http://localhost:8040/user/get/name/username" text:style-name="Internet_20_link" text:visited-style-name="Visited_20_Internet_20_Link"><text:span text:style-name="T130">username</text:span></text:a><text:span text:style-name="T125">:</text:span></text:p>
      <text:p text:style-name="P388"/>
      <text:p text:style-name="P388">{"error":"Not found-&gt;User name not found"}</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4"><text:soft-page-break/>OUTPUTS NOT OK:</text:p>
      <text:p text:style-name="P230"/>
      <text:p text:style-name="P301"><text:span text:style-name="T257">Definir incorrectamente el</text:span> endpoint:</text:p>
      <text:p text:style-name="P363"/>
      <text:p text:style-name="P360"/>
      <text:list xml:id="list1849474779" text:style-name="L10">
        <text:list-item>
          <text:p text:style-name="P459"><text:span text:style-name="T121">Endpoint </text:span><text:span text:style-name="T117">http://localhost:8040/user/</text:span><text:span text:style-name="T122">delete</text:span><text:span text:style-name="T117">/“</text:span><text:span text:style-name="T121">30</text:span><text:span text:style-name="T117">”</text:span></text:p>
        </text:list-item>
      </text:list>
      <text:p text:style-name="P358"/>
      <text:p text:style-name="P358"/>
      <text:p text:style-name="P360">Output NOT OK</text:p>
      <text:p text:style-name="P360"/>
      <text:p text:style-name="P353"><text:tab/>{</text:p>
      <text:p text:style-name="P2"><text:span text:style-name="T18"><text:tab/>"timestamp"</text:span>: <text:span text:style-name="T51">"2021-07-07T21:42:17.958+00:00"</text:span>,</text:p>
      <text:p text:style-name="P2"><text:span text:style-name="T18"><text:tab/>"status"</text:span>: <text:span text:style-name="T207">400</text:span>,</text:p>
      <text:p text:style-name="P2"><text:span text:style-name="T18"><text:tab/>"error"</text:span>: <text:span text:style-name="T51">"Bad Request"</text:span>,</text:p>
      <text:p text:style-name="P2"><text:span text:style-name="T18"><text:tab/>"path"</text:span>: <text:span text:style-name="T51">"/user/delete/%2231%22"</text:span></text:p>
      <text:p text:style-name="P2"><text:tab/>}</text:p>
      <text:p text:style-name="P359"/>
      <text:list xml:id="list125617540618795" text:continue-numbering="true" text:style-name="L10">
        <text:list-item>
          <text:p text:style-name="P459"><text:span text:style-name="T72">Endpoint </text:span><text:span text:style-name="T117">http://localhost:8040/user/</text:span><text:span text:style-name="T122">delet</text:span></text:p>
        </text:list-item>
      </text:list>
      <text:p text:style-name="P364"/>
      <text:p text:style-name="P275"><text:span text:style-name="T123">Get </text:span><text:span text:style-name="T124">previo</text:span><text:span text:style-name="T123"> a </text:span><text:span text:style-name="T125">delete</text:span><text:span text:style-name="T123"> con enpoints </text:span><text:a xlink:type="simple" xlink:href="http://localhost:8040/user/get/name/user" text:style-name="Internet_20_link" text:visited-style-name="Visited_20_Internet_20_Link"><text:span text:style-name="T129">http://localhost:8040/user/get/name/</text:span></text:a><text:a xlink:type="simple" xlink:href="http://localhost:8040/user/get/name/user" text:style-name="Internet_20_link" text:visited-style-name="Visited_20_Internet_20_Link"><text:span text:style-name="T131">user</text:span></text:a><text:span text:style-name="T125">:</text:span></text:p>
      <text:p text:style-name="P389"/>
      <text:p text:style-name="P390"><text:tab/>{"name":"user", "date":"2021-07-07", "roles":[]}</text:p>
      <text:p text:style-name="P364"/>
      <text:p text:style-name="P363">Input para output NOT OK</text:p>
      <text:p text:style-name="P363"/>
      <text:p text:style-name="P354"><text:tab/>{</text:p>
      <text:p text:style-name="P2"><text:span text:style-name="T18"><text:tab/>"name"</text:span>:<text:span text:style-name="T51">"user"</text:span></text:p>
      <text:p text:style-name="P2"><text:tab/>}</text:p>
      <text:p text:style-name="P364"/>
      <text:p text:style-name="P360">Output NOT OK</text:p>
      <text:p text:style-name="P355"><text:tab/>{</text:p>
      <text:p text:style-name="P1"><text:span text:style-name="T18"><text:tab/>"timestamp"</text:span>: <text:span text:style-name="T51">"2021-07-07T21:44:02.619+00:00"</text:span>,</text:p>
      <text:p text:style-name="P1"><text:span text:style-name="T18"><text:tab/>"status"</text:span>: <text:span text:style-name="T207">404</text:span>,</text:p>
      <text:p text:style-name="P1"><text:span text:style-name="T18"><text:tab/>"error"</text:span>: <text:span text:style-name="T51">"Not Found"</text:span>,</text:p>
      <text:p text:style-name="P1"><text:span text:style-name="T18"><text:tab/>"path"</text:span>: <text:span text:style-name="T51">"/user/delet"</text:span></text:p>
      <text:p text:style-name="P1"><text:tab/>}</text:p>
      <text:p text:style-name="P364"/>
      <text:p text:style-name="P189"/>
      <text:p text:style-name="P302">Insertar <text:span text:style-name="T14">body</text:span> <text:span text:style-name="T15">vacío </text:span><text:span text:style-name="T258">usando endpoint de </text:span><text:span text:style-name="T16">delete sin id como parámetro:</text:span></text:p>
      <text:p text:style-name="P191"/>
      <text:p text:style-name="P191"/>
      <text:p text:style-name="P276">Output NOT OK</text:p>
      <text:p text:style-name="P276"/>
      <text:p text:style-name="P119">{</text:p>
      <text:p text:style-name="P2"><text:span text:style-name="T18">"timestamp"</text:span>: <text:span text:style-name="T51">"2021-07-07T21:47:15.338+00:00"</text:span>,</text:p>
      <text:p text:style-name="P2"><text:span text:style-name="T18">"status"</text:span>: <text:span text:style-name="T207">400</text:span>,</text:p>
      <text:p text:style-name="P2"><text:span text:style-name="T18">"error"</text:span>: <text:span text:style-name="T51">"Bad Request"</text:span>,</text:p>
      <text:p text:style-name="P2"><text:span text:style-name="T18">"path"</text:span>: <text:span text:style-name="T51">"/user/delete"</text:span></text:p>
      <text:p text:style-name="P2">}</text:p>
      <text:p text:style-name="P276"/>
      <text:p text:style-name="P189"/>
      <text:p text:style-name="P189"/>
      <text:p text:style-name="P322"><text:soft-page-break/>Eliminar usuario inexistente <text:span text:style-name="T12">definiendo sintáctica</text:span><text:span text:style-name="T13">mente correcto </text:span><text:span text:style-name="T261">el </text:span><text:span text:style-name="T12">id </text:span><text:span text:style-name="T256">de usuario </text:span><text:span text:style-name="T259">en el endpoint:</text:span></text:p>
      <text:p text:style-name="P277"/>
      <text:p text:style-name="P277"/>
      <text:p text:style-name="P297"><text:span text:style-name="T246">Endpoin</text:span><text:span text:style-name="T94">t: </text:span><text:span text:style-name="T132">http://localhost:8040/user/delete/100</text:span></text:p>
      <text:p text:style-name="P277"/>
      <text:p text:style-name="P277"/>
      <text:p text:style-name="P281">Output NOT OK</text:p>
      <text:p text:style-name="P281"/>
      <text:p text:style-name="P281">{"error":"org.springframework.dao.EmptyResultDataAccessException: No class com.example.demo.entity.EUser entity with id 100 exists!"}</text:p>
      <text:p text:style-name="P281"/>
      <text:p text:style-name="P323">Eliminar usuario inexistente <text:span text:style-name="T12">definiendo sintáctica</text:span><text:span text:style-name="T13">mente correcto </text:span><text:span text:style-name="T12">id </text:span><text:span text:style-name="T256">de usuario, </text:span><text:span text:style-name="T260">con id definido en el input</text:span><text:span text:style-name="T12">:</text:span></text:p>
      <text:p text:style-name="P278"/>
      <text:p text:style-name="P280"><text:span text:style-name="T261">Endpoin</text:span><text:span text:style-name="T96">t: </text:span><text:span text:style-name="T128">http://localhost:8040/user/delete</text:span></text:p>
      <text:p text:style-name="P278"/>
      <text:p text:style-name="P284">Input para output NOT OK</text:p>
      <text:p text:style-name="P284"/>
      <text:p text:style-name="P120">{</text:p>
      <text:p text:style-name="P2"><text:span text:style-name="T18">"id"</text:span>:<text:span text:style-name="T207">100</text:span></text:p>
      <text:p text:style-name="P2">}</text:p>
      <text:p text:style-name="P278"/>
      <text:p text:style-name="P282">Output NOT OK</text:p>
      <text:p text:style-name="P282"/>
      <text:p text:style-name="P282">{"error":"Excepcted ID user-&gt;ID user is null"}</text:p>
      <text:p text:style-name="P282"/>
      <text:p text:style-name="P282"/>
      <text:p text:style-name="P324">Eliminar usuario inexistente <text:span text:style-name="T12">definiendo sintáctica</text:span><text:span text:style-name="T13">mente correcto </text:span><text:span text:style-name="T262">nombre</text:span><text:span text:style-name="T12"> </text:span><text:span text:style-name="T256">de usuario:</text:span></text:p>
      <text:p text:style-name="P365"/>
      <text:p text:style-name="P279"/>
      <text:p text:style-name="P285">Input para output NOT OK</text:p>
      <text:p text:style-name="P285"/>
      <text:p text:style-name="P121">{</text:p>
      <text:p text:style-name="P21"><text:span text:style-name="T18">"</text:span><text:span text:style-name="T28">name</text:span><text:span text:style-name="T18">"</text:span>:<text:span text:style-name="T207"> “</text:span><text:span text:style-name="T209">asd</text:span><text:span text:style-name="T207">”</text:span></text:p>
      <text:p text:style-name="P21">}</text:p>
      <text:p text:style-name="P286"/>
      <text:p text:style-name="P279"/>
      <text:p text:style-name="P283">Output NOT OK</text:p>
      <text:p text:style-name="P283"/>
      <text:p text:style-name="P283">{"error":"User not found-&gt;user is null"}</text:p>
      <text:p text:style-name="P282"/>
      <text:p text:style-name="P195"/>
      <text:p text:style-name="P195"/>
      <text:p text:style-name="P195"/>
      <text:p text:style-name="P195"/>
      <text:p text:style-name="P195"/>
      <text:p text:style-name="P195"/>
      <text:p text:style-name="P195"/>
      <text:p text:style-name="P195"/>
      <text:p text:style-name="P309"><text:soft-page-break/><text:span text:style-name="T17">Eliminar usuario existente con</text:span> el campo <text:span text:style-name="T7">nombre</text:span> mal definido sintácticamente:</text:p>
      <text:p text:style-name="P205"/>
      <text:p text:style-name="P205"/>
      <text:p text:style-name="P289">Intput para output NOT OK</text:p>
      <text:p text:style-name="P287"/>
      <text:p text:style-name="P122">{</text:p>
      <text:p text:style-name="P2"><text:span text:style-name="T18">"name:"</text:span>user<text:span text:style-name="T18">"</text:span></text:p>
      <text:p text:style-name="P450">}</text:p>
      <text:p text:style-name="P287"/>
      <text:p text:style-name="P289">Output NOT OK</text:p>
      <text:p text:style-name="P289"/>
      <text:p text:style-name="P122">{</text:p>
      <text:p text:style-name="P2"><text:span text:style-name="T18">"timestamp"</text:span>: <text:span text:style-name="T51">"2021-07-07T22:02:23.996+00:00"</text:span>,</text:p>
      <text:p text:style-name="P2"><text:span text:style-name="T18">"status"</text:span>: <text:span text:style-name="T207">400</text:span>,</text:p>
      <text:p text:style-name="P2"><text:span text:style-name="T18">"error"</text:span>: <text:span text:style-name="T51">"Bad Request"</text:span>,</text:p>
      <text:p text:style-name="P2"><text:span text:style-name="T18">"path"</text:span>: <text:span text:style-name="T51">"/user/delete"</text:span></text:p>
      <text:p text:style-name="P2">}</text:p>
      <text:p text:style-name="P209"/>
      <text:p text:style-name="P309"><text:span text:style-name="T17">Eliminar usuario existente con</text:span> el <text:span text:style-name="T6">valor del </text:span>campo <text:span text:style-name="T7">nombre</text:span> mal definido sintácticamente:</text:p>
      <text:p text:style-name="P205"/>
      <text:p text:style-name="P206"/>
      <text:p text:style-name="P290">Intput para output NOT OK</text:p>
      <text:p text:style-name="P288"/>
      <text:p text:style-name="P123">{</text:p>
      <text:p text:style-name="P22"><text:span text:style-name="T18">"name":</text:span>user<text:span text:style-name="T18">"</text:span></text:p>
      <text:p text:style-name="P451">}</text:p>
      <text:p text:style-name="P288"/>
      <text:p text:style-name="P290">Output NOT OK</text:p>
      <text:p text:style-name="P290"/>
      <text:p text:style-name="P123">{</text:p>
      <text:p text:style-name="P22"><text:span text:style-name="T18">"timestamp"</text:span>: <text:span text:style-name="T51">"2021-07-07T22:02:23.996+00:00"</text:span>,</text:p>
      <text:p text:style-name="P22"><text:span text:style-name="T18">"status"</text:span>: <text:span text:style-name="T207">400</text:span>,</text:p>
      <text:p text:style-name="P22"><text:span text:style-name="T18">"error"</text:span>: <text:span text:style-name="T51">"Bad Request"</text:span>,</text:p>
      <text:p text:style-name="P22"><text:span text:style-name="T18">"path"</text:span>: <text:span text:style-name="T51">"/user/delete"</text:span></text:p>
      <text:p text:style-name="P124">}</text:p>
      <text:p text:style-name="P1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9T12:56:16.283353991</dc:date>
    <meta:editing-duration>P1DT14H32M5S</meta:editing-duration>
    <meta:editing-cycles>386</meta:editing-cycles>
    <meta:generator>LibreOffice/7.1.3.2$Linux_X86_64 LibreOffice_project/10$Build-2</meta:generator>
    <meta:document-statistic meta:table-count="0" meta:image-count="0" meta:object-count="0" meta:page-count="38" meta:paragraph-count="844" meta:word-count="4667" meta:character-count="43386" meta:non-whitespace-character-count="39025"/>
  </office:meta>
</office:document-meta>
</file>